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5.472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0.854cm"/>
    </style:style>
    <style:style style:name="co15" style:family="table-column">
      <style:table-column-properties fo:break-before="auto" style:column-width="0.353cm"/>
    </style:style>
    <style:style style:name="co16" style:family="table-column">
      <style:table-column-properties fo:break-before="auto" style:column-width="0.707cm"/>
    </style:style>
    <style:style style:name="co17" style:family="table-column">
      <style:table-column-properties fo:break-before="auto" style:column-width="0.432cm"/>
    </style:style>
    <style:style style:name="co18" style:family="table-column">
      <style:table-column-properties fo:break-before="auto" style:column-width="0.49cm"/>
    </style:style>
    <style:style style:name="co19" style:family="table-column">
      <style:table-column-properties fo:break-before="auto" style:column-width="0.471cm"/>
    </style:style>
    <style:style style:name="co20" style:family="table-column">
      <style:table-column-properties fo:break-before="auto" style:column-width="0.783cm"/>
    </style:style>
    <style:style style:name="co21" style:family="table-column">
      <style:table-column-properties fo:break-before="auto" style:column-width="0.845cm"/>
    </style:style>
    <style:style style:name="co22" style:family="table-column">
      <style:table-column-properties fo:break-before="auto" style:column-width="1.455cm"/>
    </style:style>
    <style:style style:name="co23" style:family="table-column">
      <style:table-column-properties fo:break-before="auto" style:column-width="0.963cm"/>
    </style:style>
    <style:style style:name="co24" style:family="table-column">
      <style:table-column-properties fo:break-before="auto" style:column-width="0.787cm"/>
    </style:style>
    <style:style style:name="co25" style:family="table-column">
      <style:table-column-properties fo:break-before="auto" style:column-width="1.219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2.32cm"/>
    </style:style>
    <style:style style:name="co28" style:family="table-column">
      <style:table-column-properties fo:break-before="auto" style:column-width="1.637cm"/>
    </style:style>
    <style:style style:name="co29" style:family="table-column">
      <style:table-column-properties fo:break-before="auto" style:column-width="5.45cm"/>
    </style:style>
    <style:style style:name="co30" style:family="table-column">
      <style:table-column-properties fo:break-before="auto" style:column-width="0.609cm"/>
    </style:style>
    <style:style style:name="co31" style:family="table-column">
      <style:table-column-properties fo:break-before="auto" style:column-width="2.805cm"/>
    </style:style>
    <style:style style:name="co32" style:family="table-column">
      <style:table-column-properties fo:break-before="auto" style:column-width="1.356cm"/>
    </style:style>
    <style:style style:name="co33" style:family="table-column">
      <style:table-column-properties fo:break-before="auto" style:column-width="1.554cm"/>
    </style:style>
    <style:style style:name="co34" style:family="table-column">
      <style:table-column-properties fo:break-before="auto" style:column-width="1.988cm"/>
    </style:style>
    <style:style style:name="co35" style:family="table-column">
      <style:table-column-properties fo:break-before="auto" style:column-width="1.141cm"/>
    </style:style>
    <style:style style:name="ro6" style:family="table-row">
      <style:table-row-properties style:row-height="0.427cm" fo:break-before="auto" style:use-optimal-row-height="false"/>
    </style:style>
    <style:style style:name="ro7" style:family="table-row">
      <style:table-row-properties style:row-height="1.575cm" fo:break-before="auto" style:use-optimal-row-height="false"/>
    </style:style>
    <style:style style:name="ro1" style:family="table-row">
      <style:table-row-properties style:row-height="0.411cm" fo:break-before="auto" style:use-optimal-row-height="false"/>
    </style:style>
    <style:style style:name="ro8" style:family="table-row">
      <style:table-row-properties style:row-height="0.455cm" fo:break-before="auto" style:use-optimal-row-height="false"/>
    </style:style>
    <style:style style:name="ro9" style:family="table-row">
      <style:table-row-properties style:row-height="1.187cm" fo:break-before="auto" style:use-optimal-row-height="false"/>
    </style:style>
    <style:style style:name="ro5" style:family="table-row">
      <style:table-row-properties style:row-height="0.404cm" fo:break-before="auto" style:use-optimal-row-height="false"/>
    </style:style>
    <style:style style:name="ro11" style:family="table-row">
      <style:table-row-properties style:row-height="0.415cm" fo:break-before="auto" style:use-optimal-row-height="false"/>
    </style:style>
    <style:style style:name="ro12" style:family="table-row">
      <style:table-row-properties style:row-height="0.751cm" fo:break-before="auto" style:use-optimal-row-height="false"/>
    </style:style>
    <style:style style:name="ro13" style:family="table-row">
      <style:table-row-properties style:row-height="0.436cm" fo:break-before="auto" style:use-optimal-row-height="false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TE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es" number:country="PE">
      <number:number number:decimal-places="0" number:min-integer-digits="1"/>
    </number:number-style>
    <number:text-style style:name="N8100" number:language="es" number:country="PE">
      <number:text-content/>
    </number:text-style>
    <style:style style:name="ce1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 style:data-style-name="N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0">
      <style:table-cell-properties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107">
      <style:table-cell-properties fo:background-color="#ffff99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 style:data-style-name="N107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107">
      <style:table-cell-properties fo:background-color="#ffff99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 style:data-style-name="N107">
      <style:table-cell-properties fo:background-color="#ffff99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Excel_20_Built-in_20_Normal">
      <style:text-properties fo:font-weight="bold" style:font-weight-asian="bold" style:font-weight-complex="bold"/>
    </style:style>
    <style:style style:name="ce3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107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 style:data-style-name="N107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 style:data-style-name="N107">
      <style:table-cell-properties fo:background-color="#99cc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 style:data-style-name="N2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O" table:style-name="ta3" table:print="false">
        <office:forms form:automatic-focus="false" form:apply-design-mode="false"/>
        <table:table-column table:style-name="co1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number-columns-repeated="4" table:default-cell-style-name="ce31"/>
        <table:table-column table:style-name="co33" table:default-cell-style-name="ce31"/>
        <table:table-column table:style-name="co32" table:number-columns-repeated="2" table:default-cell-style-name="ce31"/>
        <table:table-column table:style-name="co34" table:default-cell-style-name="ce34"/>
        <table:table-column table:style-name="co35" table:default-cell-style-name="ce3"/>
        <table:table-column table:style-name="co10" table:number-columns-repeated="243" table:default-cell-style-name="ce3"/>
        <table:table-column table:style-name="co11" table:number-columns-repeated="767" table:default-cell-style-name="Excel_20_Built-in_20_Normal"/>
        <table:table-row table:style-name="ro1">
          <table:table-cell table:style-name="ce1" office:value-type="string" table:number-columns-spanned="5" table:number-rows-spanned="1">
            <text:p>UNIVERSIDAD NACIONAL DE SAN AGUSTIN DE AREQUIPA</text:p>
          </table:table-cell>
          <table:covered-table-cell table:number-columns-repeated="4" table:style-name="ce2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ESCUELA PROFESIONAL : INGENIERÃ</text:p>
          </table:table-cell>
          <table:covered-table-cell table:number-columns-repeated="4" table:style-name="ce2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ASIGNATURA : PROGRAMACION WEB 1</text:p>
          </table:table-cell>
          <table:covered-table-cell table:number-columns-repeated="4" table:style-name="ce2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CICLO : B - GRUPO : A</text:p>
          </table:table-cell>
          <table:covered-table-cell table:number-columns-repeated="4" table:style-name="ce2"/>
          <table:table-cell table:style-name="ce29" table:number-columns-repeated="4"/>
          <table:table-cell table:style-name="ce29" office:value-type="string">
            <text:p>Falta revisar docs en Dutic</text:p>
          </table:table-cell>
          <table:table-cell table:style-name="ce29" table:number-columns-repeated="2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FECHA : 2019-11-16</text:p>
          </table:table-cell>
          <table:covered-table-cell table:number-columns-repeated="4" table:style-name="ce2"/>
          <table:table-cell table:style-name="ce29" table:number-columns-repeated="4"/>
          <table:table-cell table:style-name="ce29" office:value-type="float" office:value="12.5">
            <text:p>12.5</text:p>
          </table:table-cell>
          <table:table-cell table:style-name="ce29" table:number-columns-repeated="2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30" office:value-type="float" office:value="20">
            <text:p>20.0</text:p>
          </table:table-cell>
          <table:table-cell table:style-name="ce30" office:value-type="float" office:value="5">
            <text:p>5.0</text:p>
          </table:table-cell>
          <table:table-cell table:style-name="ce30" office:value-type="float" office:value="20">
            <text:p>20.0</text:p>
          </table:table-cell>
          <table:table-cell table:style-name="ce30" office:value-type="float" office:value="10">
            <text:p>10.0</text:p>
          </table:table-cell>
          <table:table-cell table:style-name="ce30"/>
          <table:table-cell table:style-name="ce30" office:value-type="float" office:value="20">
            <text:p>20.0</text:p>
          </table:table-cell>
          <table:table-cell table:style-name="ce30" office:value-type="float" office:value="25">
            <text:p>25.0</text:p>
          </table:table-cell>
          <table:table-cell office:value-type="string" table:number-columns-spanned="1" table:number-rows-spanned="2">
            <text:p>Nota aprox al PROM</text:p>
          </table:table-cell>
          <table:table-cell office:value-type="string" table:number-columns-spanned="1" table:number-rows-spanned="2">
            <text:p>Labs Alfredo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Nro</text:p>
          </table:table-cell>
          <table:table-cell table:style-name="ce1" office:value-type="string">
            <text:p>CUI</text:p>
          </table:table-cell>
          <table:table-cell table:style-name="ce1" office:value-type="string">
            <text:p>Apellidos y Nombres</text:p>
          </table:table-cell>
          <table:table-cell table:style-name="ce1" office:value-type="string">
            <text:p>Matr.</text:p>
          </table:table-cell>
          <table:table-cell table:style-name="ce2"/>
          <table:table-cell table:style-name="ce30" office:value-type="string">
            <text:p>Ex1</text:p>
          </table:table-cell>
          <table:table-cell table:style-name="ce30" office:value-type="string">
            <text:p>EC1</text:p>
          </table:table-cell>
          <table:table-cell table:style-name="ce30" office:value-type="string">
            <text:p>Ex2</text:p>
          </table:table-cell>
          <table:table-cell table:style-name="ce30" office:value-type="string">
            <text:p>EC2</text:p>
          </table:table-cell>
          <table:table-cell table:style-name="ce30" office:value-type="string">
            <text:p>Expo</text:p>
          </table:table-cell>
          <table:table-cell table:style-name="ce30" office:value-type="string">
            <text:p>Ex3</text:p>
          </table:table-cell>
          <table:table-cell table:style-name="ce30" office:value-type="string">
            <text:p>EC3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>
            <text:p>1</text:p>
          </table:table-cell>
          <table:table-cell table:style-name="ce1" office:value-type="string">
            <text:p>20170637</text:p>
          </table:table-cell>
          <table:table-cell table:style-name="ce1" office:value-type="string">
            <text:p>AGUILAR/FLORES, GUSTAVO FERNANDO</text:p>
          </table:table-cell>
          <table:table-cell table:style-name="ce1" office:value-type="string">
            <text:p>3</text:p>
          </table:table-cell>
          <table:table-cell table:style-name="ce2" office:value-type="string">
            <text:p><text:a xlink:href="mailto:gaguilarf@unsa.edu.pe">gaguilarf@unsa.edu.pe</text:a></text:p>
          </table:table-cell>
          <table:table-cell table:style-name="ce29"/>
          <table:table-cell table:style-name="ce29" office:value-type="float" office:value="12">
            <text:p>12.0</text:p>
          </table:table-cell>
          <table:table-cell table:style-name="ce29" office:value-type="float" office:value="11.5">
            <text:p>11.5</text:p>
          </table:table-cell>
          <table:table-cell table:style-name="ce29" table:formula="of:=+[LABS.AA50]" office:value-type="float" office:value="18.24">
            <text:p>18.2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11.5">
            <text:p>11.5</text:p>
          </table:table-cell>
          <table:table-cell table:style-name="ce29" table:formula="of:=+([.J8]*0.125+[LABS.AB50]*0.02+[LABS.AC50]*0.03+[LABS.AD50]*0.075)*4" office:value-type="float" office:value="12.98">
            <text:p>13.0</text:p>
          </table:table-cell>
          <table:table-cell table:formula="of:=+[.L8]*0.25+[.K8]*0.2+[.I8]*0.1+[.H8]*0.2+[.G8]*0.05+[.F8]*0.2" office:value-type="float" office:value="10.269">
            <text:p>10.2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</text:p>
          </table:table-cell>
          <table:table-cell table:style-name="ce1" office:value-type="string">
            <text:p>20182309</text:p>
          </table:table-cell>
          <table:table-cell table:style-name="ce1" office:value-type="string">
            <text:p>ALEGRE/LINARES, ROSARIO LOHAN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ralegre@unsa.edu.pe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7">
            <text:p>7.0</text:p>
          </table:table-cell>
          <table:table-cell table:style-name="ce29" table:formula="of:=+[LABS.AA4]" office:value-type="float" office:value="16.32">
            <text:p>16.3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5">
            <text:p>5.0</text:p>
          </table:table-cell>
          <table:table-cell table:style-name="ce29" table:formula="of:=+([.J9]*0.125+[LABS.AB4]*0.02+[LABS.AC4]*0.03+[LABS.AD4]*0.075)*4" office:value-type="float" office:value="13.8">
            <text:p>13.8</text:p>
          </table:table-cell>
          <table:table-cell table:formula="of:=+[.L9]*0.25+[.K9]*0.2+[.I9]*0.1+[.H9]*0.2+[.G9]*0.05+[.F9]*0.2" office:value-type="float" office:value="10.682">
            <text:p>10.6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</text:p>
          </table:table-cell>
          <table:table-cell table:style-name="ce1" office:value-type="string">
            <text:p>20181704</text:p>
          </table:table-cell>
          <table:table-cell table:style-name="ce1" office:value-type="string">
            <text:p>ALFARO/ZAPANA, ESTEFANY REYN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ealfaroz@unsa.edu.pe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.5">
            <text:p>12.5</text:p>
          </table:table-cell>
          <table:table-cell table:style-name="ce29" table:formula="of:=+[LABS.AA5]" office:value-type="float" office:value="16.2763636363636">
            <text:p>16.3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9.5">
            <text:p>9.5</text:p>
          </table:table-cell>
          <table:table-cell table:style-name="ce29" table:formula="of:=+([.J10]*0.125+[LABS.AB5]*0.02+[LABS.AC5]*0.03+[LABS.AD5]*0.075)*4" office:value-type="float" office:value="13.56">
            <text:p>13.6</text:p>
          </table:table-cell>
          <table:table-cell table:formula="of:=+[.L10]*0.25+[.K10]*0.2+[.I10]*0.1+[.H10]*0.2+[.G10]*0.05+[.F10]*0.2" office:value-type="float" office:value="12.6176363636364">
            <text:p>12.6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</text:p>
          </table:table-cell>
          <table:table-cell table:style-name="ce1" office:value-type="string">
            <text:p>20173377</text:p>
          </table:table-cell>
          <table:table-cell table:style-name="ce1" office:value-type="string">
            <text:p>ALMANZA/MAMANI, EDGAR RAU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ealmanzam@unsa.edu.pe</text:p>
          </table:table-cell>
          <table:table-cell table:style-name="ce29" office:value-type="float" office:value="8">
            <text:p>8.0</text:p>
          </table:table-cell>
          <table:table-cell table:style-name="ce29" office:value-type="float" office:value="18">
            <text:p>18.0</text:p>
          </table:table-cell>
          <table:table-cell table:style-name="ce29"/>
          <table:table-cell table:style-name="ce29" table:formula="of:=+[LABS.AA51]" office:value-type="float" office:value="2.26666666666667">
            <text:p>2.3</text:p>
          </table:table-cell>
          <table:table-cell table:style-name="ce29" office:value-type="string">
            <text:p>NSP</text:p>
          </table:table-cell>
          <table:table-cell table:number-columns-repeated="2" table:style-name="ce29"/>
          <table:table-cell table:formula="of:=+[.L11]*0.25+[.K11]*0.2+[.I11]*0.1+[.H11]*0.2+[.G11]*0.05+[.F11]*0.2" office:value-type="float" office:value="2.72666666666667">
            <text:p>2.7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5</text:p>
          </table:table-cell>
          <table:table-cell table:style-name="ce1" office:value-type="string">
            <text:p>20192190</text:p>
          </table:table-cell>
          <table:table-cell table:style-name="ce1" office:value-type="string">
            <text:p>ALVAN/VENTURA, EDSEL YAE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ealvan@unsa.edu.pe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4">
            <text:p>14.0</text:p>
          </table:table-cell>
          <table:table-cell table:style-name="ce29" table:formula="of:=+[LABS.AA52]" office:value-type="float" office:value="14.6933333333333">
            <text:p>14.7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5">
            <text:p>15.0</text:p>
          </table:table-cell>
          <table:table-cell table:style-name="ce29" table:formula="of:=+([.J12]*0.125+[LABS.AB52]*0.02+[LABS.AC52]*0.03+[LABS.AD52]*0.075)*4" office:value-type="float" office:value="15.36">
            <text:p>15.4</text:p>
          </table:table-cell>
          <table:table-cell table:formula="of:=+[.L12]*0.25+[.K12]*0.2+[.I12]*0.1+[.H12]*0.2+[.G12]*0.05+[.F12]*0.2" office:value-type="float" office:value="13.8593333333333">
            <text:p>13.8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6</text:p>
          </table:table-cell>
          <table:table-cell table:style-name="ce1" office:value-type="string">
            <text:p>20193188</text:p>
          </table:table-cell>
          <table:table-cell table:style-name="ce1" office:value-type="string">
            <text:p>BEDREGAL/PEREZ, DANIE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bedregalp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7">
            <text:p>17.0</text:p>
          </table:table-cell>
          <table:table-cell table:style-name="ce29" table:formula="of:=+[LABS.AA53]" office:value-type="float" office:value="7.44">
            <text:p>7.4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">
            <text:p>13.0</text:p>
          </table:table-cell>
          <table:table-cell table:style-name="ce29" table:formula="of:=+([.J13]*0.125+[LABS.AB53]*0.02+[LABS.AC53]*0.03+[LABS.AD53]*0.075)*4" office:value-type="float" office:value="13.14">
            <text:p>13.1</text:p>
          </table:table-cell>
          <table:table-cell table:formula="of:=+[.L13]*0.25+[.K13]*0.2+[.I13]*0.1+[.H13]*0.2+[.G13]*0.05+[.F13]*0.2" office:value-type="float" office:value="13.379">
            <text:p>13.3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7</text:p>
          </table:table-cell>
          <table:table-cell table:style-name="ce1" office:value-type="string">
            <text:p>20192175</text:p>
          </table:table-cell>
          <table:table-cell table:style-name="ce1" office:value-type="string">
            <text:p>BEGAZO/TICONA, JESUS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begazoti@unsa.edu.pe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5.5">
            <text:p>15.5</text:p>
          </table:table-cell>
          <table:table-cell table:style-name="ce32" office:value-type="float" office:value="13.3">
            <text:p>13.3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3">
            <text:p>13.0</text:p>
          </table:table-cell>
          <table:table-cell table:style-name="ce33" table:formula="of:=+([.J14]*0.125+[.N14]*0.125)*4" office:value-type="float" office:value="16.5">
            <text:p>16.5</text:p>
          </table:table-cell>
          <table:table-cell table:formula="of:=+[.L14]*0.25+[.K14]*0.2+[.I14]*0.1+[.H14]*0.2+[.G14]*0.05+[.F14]*0.2" office:value-type="float" office:value="14.055">
            <text:p>14.06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8</text:p>
          </table:table-cell>
          <table:table-cell table:style-name="ce1" office:value-type="string">
            <text:p>20190634</text:p>
          </table:table-cell>
          <table:table-cell table:style-name="ce1" office:value-type="string">
            <text:p>BYRNE/MACIAS, VALERY</text:p>
          </table:table-cell>
          <table:table-cell table:style-name="ce1" office:value-type="string">
            <text:p>1</text:p>
          </table:table-cell>
          <table:table-cell table:style-name="ce1" office:value-type="string">
            <text:p>vbyrne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0">
            <text:p>10.0</text:p>
          </table:table-cell>
          <table:table-cell table:style-name="ce29" table:formula="of:=+[LABS.AA26]" office:value-type="float" office:value="10.6763636363636">
            <text:p>10.7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.5">
            <text:p>13.5</text:p>
          </table:table-cell>
          <table:table-cell table:style-name="ce29" table:formula="of:=+([.J15]*0.125+[LABS.AB26]*0.02+[LABS.AC26]*0.03+[LABS.AD26]*0.075)*4" office:value-type="float" office:value="14.86">
            <text:p>14.9</text:p>
          </table:table-cell>
          <table:table-cell table:formula="of:=+[.L15]*0.25+[.K15]*0.2+[.I15]*0.1+[.H15]*0.2+[.G15]*0.05+[.F15]*0.2" office:value-type="float" office:value="12.9826363636364">
            <text:p>12.9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9</text:p>
          </table:table-cell>
          <table:table-cell table:style-name="ce1" office:value-type="string">
            <text:p>20163296</text:p>
          </table:table-cell>
          <table:table-cell table:style-name="ce1" office:value-type="string">
            <text:p>CANO/VILCAPAZA, JOSE MIGUEL</text:p>
          </table:table-cell>
          <table:table-cell table:style-name="ce1" office:value-type="string">
            <text:p>2</text:p>
          </table:table-cell>
          <table:table-cell table:style-name="ce1" office:value-type="string">
            <text:p>jcanov@unsa.edu.pe</text:p>
          </table:table-cell>
          <table:table-cell table:style-name="ce29"/>
          <table:table-cell table:style-name="ce29" office:value-type="float" office:value="12">
            <text:p>12.0</text:p>
          </table:table-cell>
          <table:table-cell table:number-columns-repeated="2" table:style-name="ce29"/>
          <table:table-cell table:style-name="ce29" office:value-type="string">
            <text:p>NSP</text:p>
          </table:table-cell>
          <table:table-cell table:number-columns-repeated="2" table:style-name="ce29"/>
          <table:table-cell table:formula="of:=+[.L16]*0.25+[.K16]*0.2+[.I16]*0.1+[.H16]*0.2+[.G16]*0.05+[.F16]*0.2" office:value-type="float" office:value="0.6">
            <text:p>0.6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0</text:p>
          </table:table-cell>
          <table:table-cell table:style-name="ce1" office:value-type="string">
            <text:p>20190641</text:p>
          </table:table-cell>
          <table:table-cell table:style-name="ce1" office:value-type="string">
            <text:p>CARI/CRUZ, VERONICA LIZBETH</text:p>
          </table:table-cell>
          <table:table-cell table:style-name="ce1" office:value-type="string">
            <text:p>1</text:p>
          </table:table-cell>
          <table:table-cell table:style-name="ce1" office:value-type="string">
            <text:p>vcaricr@unsa.edu.pe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9.5">
            <text:p>9.5</text:p>
          </table:table-cell>
          <table:table-cell table:style-name="ce29" table:formula="of:=+[LABS.AA54]" office:value-type="float" office:value="12">
            <text:p>12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8.5">
            <text:p>8.5</text:p>
          </table:table-cell>
          <table:table-cell table:style-name="ce29" table:formula="of:=+([.J17]*0.125+[LABS.AB54]*0.02+[LABS.AC54]*0.03+[LABS.AD54]*0.075)*4" office:value-type="float" office:value="12.98">
            <text:p>13.0</text:p>
          </table:table-cell>
          <table:table-cell table:formula="of:=+[.L17]*0.25+[.K17]*0.2+[.I17]*0.1+[.H17]*0.2+[.G17]*0.05+[.F17]*0.2" office:value-type="float" office:value="11.195">
            <text:p>11.2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1</text:p>
          </table:table-cell>
          <table:table-cell table:style-name="ce1" office:value-type="string">
            <text:p>20142708</text:p>
          </table:table-cell>
          <table:table-cell table:style-name="ce1" office:value-type="string">
            <text:p>CASANOVA/VARGAYA, ALFRED MARVIN</text:p>
          </table:table-cell>
          <table:table-cell table:style-name="ce1" office:value-type="string">
            <text:p>2</text:p>
          </table:table-cell>
          <table:table-cell table:style-name="ce1" office:value-type="string">
            <text:p>acasanova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5.5">
            <text:p>15.5</text:p>
          </table:table-cell>
          <table:table-cell table:style-name="ce32" office:value-type="float" office:value="14.3">
            <text:p>14.3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0.5">
            <text:p>10.5</text:p>
          </table:table-cell>
          <table:table-cell table:style-name="ce33" table:formula="of:=+([.J18]*0.125+[.N18]*0.125)*4" office:value-type="float" office:value="13.5">
            <text:p>13.5</text:p>
          </table:table-cell>
          <table:table-cell table:formula="of:=+[.L18]*0.25+[.K18]*0.2+[.I18]*0.1+[.H18]*0.2+[.G18]*0.05+[.F18]*0.2" office:value-type="float" office:value="13.505">
            <text:p>13.51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2</text:p>
          </table:table-cell>
          <table:table-cell table:style-name="ce1" office:value-type="string">
            <text:p>20140891</text:p>
          </table:table-cell>
          <table:table-cell table:style-name="ce1" office:value-type="string">
            <text:p>CASTILLO/ROJAS, JAIRO MIGUEL</text:p>
          </table:table-cell>
          <table:table-cell table:style-name="ce1" office:value-type="string">
            <text:p>2</text:p>
          </table:table-cell>
          <table:table-cell table:style-name="ce1" office:value-type="string">
            <text:p>jcastillo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9.5">
            <text:p>9.5</text:p>
          </table:table-cell>
          <table:table-cell table:style-name="ce32" office:value-type="float" office:value="10.8">
            <text:p>10.8</text:p>
          </table:table-cell>
          <table:table-cell table:style-name="ce29" office:value-type="float" office:value="19">
            <text:p>19.0</text:p>
          </table:table-cell>
          <table:table-cell table:style-name="ce29" office:value-type="float" office:value="10.5">
            <text:p>10.5</text:p>
          </table:table-cell>
          <table:table-cell table:style-name="ce33" table:formula="of:=+([.J19]*0.125+[.N19]*0.125)*4" office:value-type="float" office:value="15">
            <text:p>15.0</text:p>
          </table:table-cell>
          <table:table-cell table:formula="of:=+[.L19]*0.25+[.K19]*0.2+[.I19]*0.1+[.H19]*0.2+[.G19]*0.05+[.F19]*0.2" office:value-type="float" office:value="12.53">
            <text:p>12.53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3</text:p>
          </table:table-cell>
          <table:table-cell table:style-name="ce1" office:value-type="string">
            <text:p>20180562</text:p>
          </table:table-cell>
          <table:table-cell table:style-name="ce1" office:value-type="string">
            <text:p>CCAPA/USCA, FRANK LENY</text:p>
          </table:table-cell>
          <table:table-cell table:style-name="ce1" office:value-type="string">
            <text:p>1</text:p>
          </table:table-cell>
          <table:table-cell table:style-name="ce1" office:value-type="string">
            <text:p>fccapau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7.5">
            <text:p>17.5</text:p>
          </table:table-cell>
          <table:table-cell table:style-name="ce32" office:value-type="float" office:value="9.3">
            <text:p>9.3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4">
            <text:p>14.0</text:p>
          </table:table-cell>
          <table:table-cell table:style-name="ce33" table:formula="of:=+([.J20]*0.125+[.N20]*0.125)*4" office:value-type="float" office:value="12.5">
            <text:p>12.5</text:p>
          </table:table-cell>
          <table:table-cell table:formula="of:=+[.L20]*0.25+[.K20]*0.2+[.I20]*0.1+[.H20]*0.2+[.G20]*0.05+[.F20]*0.2" office:value-type="float" office:value="13.455">
            <text:p>13.46</text:p>
          </table:table-cell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4</text:p>
          </table:table-cell>
          <table:table-cell table:style-name="ce1" office:value-type="string">
            <text:p>20150939</text:p>
          </table:table-cell>
          <table:table-cell table:style-name="ce1" office:value-type="string">
            <text:p>CHAVEZ/VILCA, ELARD WILFREDO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chavezv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0.5">
            <text:p>10.5</text:p>
          </table:table-cell>
          <table:table-cell table:style-name="ce29" table:formula="of:=+[LABS.AA8]" office:value-type="float" office:value="18.0363636363636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7.5">
            <text:p>7.5</text:p>
          </table:table-cell>
          <table:table-cell table:style-name="ce29" table:formula="of:=+([.J21]*0.125+[LABS.AB8]*0.02+[LABS.AC8]*0.03+[LABS.AD8]*0.075)*4" office:value-type="float" office:value="9.38">
            <text:p>9.4</text:p>
          </table:table-cell>
          <table:table-cell table:formula="of:=+[.L21]*0.25+[.K21]*0.2+[.I21]*0.1+[.H21]*0.2+[.G21]*0.05+[.F21]*0.2" office:value-type="float" office:value="11.2486363636364">
            <text:p>11.2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5</text:p>
          </table:table-cell>
          <table:table-cell table:style-name="ce1" office:value-type="string">
            <text:p>20192186</text:p>
          </table:table-cell>
          <table:table-cell table:style-name="ce1" office:value-type="string">
            <text:p>CHIRINOS/SANCHEZ, MARIA MARGARETH</text:p>
          </table:table-cell>
          <table:table-cell table:style-name="ce1" office:value-type="string">
            <text:p>1</text:p>
          </table:table-cell>
          <table:table-cell table:style-name="ce1" office:value-type="string">
            <text:p>mchirinoss@unsa.edu.pe</text:p>
          </table:table-cell>
          <table:table-cell table:style-name="ce29" office:value-type="float" office:value="15.5">
            <text:p>15.5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.5">
            <text:p>18.5</text:p>
          </table:table-cell>
          <table:table-cell table:style-name="ce29" table:formula="of:=+[LABS.AA57]" office:value-type="float" office:value="18.72">
            <text:p>18.7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1.5">
            <text:p>11.5</text:p>
          </table:table-cell>
          <table:table-cell table:style-name="ce29" table:formula="of:=+([.J22]*0.125+[LABS.AB57]*0.02+[LABS.AC57]*0.03+[LABS.AD57]*0.075)*4" office:value-type="float" office:value="14.7">
            <text:p>14.7</text:p>
          </table:table-cell>
          <table:table-cell table:formula="of:=+[.L22]*0.25+[.K22]*0.2+[.I22]*0.1+[.H22]*0.2+[.G22]*0.05+[.F22]*0.2" office:value-type="float" office:value="15.397">
            <text:p>15.4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6</text:p>
          </table:table-cell>
          <table:table-cell table:style-name="ce1" office:value-type="string">
            <text:p>20193189</text:p>
          </table:table-cell>
          <table:table-cell table:style-name="ce1" office:value-type="string">
            <text:p>CONDORI/VILLALBA, LUIS PABL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lcondorivill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.5">
            <text:p>13.5</text:p>
          </table:table-cell>
          <table:table-cell table:style-name="ce29" table:formula="of:=+[LABS.AA29]" office:value-type="float" office:value="9.51272727272727">
            <text:p>9.5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9">
            <text:p>9.0</text:p>
          </table:table-cell>
          <table:table-cell table:style-name="ce29" table:formula="of:=+([.J23]*0.125+[LABS.AB29]*0.02+[LABS.AC29]*0.03+[LABS.AD29]*0.075)*4" office:value-type="float" office:value="14.56">
            <text:p>14.6</text:p>
          </table:table-cell>
          <table:table-cell table:formula="of:=+[.L23]*0.25+[.K23]*0.2+[.I23]*0.1+[.H23]*0.2+[.G23]*0.05+[.F23]*0.2" office:value-type="float" office:value="12.1912727272727">
            <text:p>12.1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7</text:p>
          </table:table-cell>
          <table:table-cell table:style-name="ce1" office:value-type="string">
            <text:p>20182831</text:p>
          </table:table-cell>
          <table:table-cell table:style-name="ce1" office:value-type="string">
            <text:p>CRUZ/GALLEGOS, JEREMY JEISO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cruzga@unsa.edu.pe</text:p>
          </table:table-cell>
          <table:table-cell table:style-name="ce29" office:value-type="float" office:value="10.5">
            <text:p>10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.5">
            <text:p>12.5</text:p>
          </table:table-cell>
          <table:table-cell table:style-name="ce29" table:formula="of:=+[LABS.AA30]" office:value-type="float" office:value="9.06181818181818">
            <text:p>9.1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11.5">
            <text:p>11.5</text:p>
          </table:table-cell>
          <table:table-cell table:style-name="ce29" table:formula="of:=+([.J24]*0.125+[LABS.AB30]*0.02+[LABS.AC30]*0.03+[LABS.AD30]*0.075)*4" office:value-type="float" office:value="12.48">
            <text:p>12.5</text:p>
          </table:table-cell>
          <table:table-cell table:formula="of:=+[.L24]*0.25+[.K24]*0.2+[.I24]*0.1+[.H24]*0.2+[.G24]*0.05+[.F24]*0.2" office:value-type="float" office:value="11.8261818181818">
            <text:p>11.8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8</text:p>
          </table:table-cell>
          <table:table-cell table:style-name="ce1" office:value-type="string">
            <text:p>20190632</text:p>
          </table:table-cell>
          <table:table-cell table:style-name="ce1" office:value-type="string">
            <text:p>DELGADO/HUACALLO, RENATO EDUARD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rdelgadoh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0.5">
            <text:p>10.5</text:p>
          </table:table-cell>
          <table:table-cell table:style-name="ce29" office:value-type="float" office:value="15.5">
            <text:p>15.5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3.5">
            <text:p>13.5</text:p>
          </table:table-cell>
          <table:table-cell table:style-name="ce33" table:formula="of:=+([.J25]*0.125+[.N25]*0.125)*4" office:value-type="float" office:value="15.5">
            <text:p>15.5</text:p>
          </table:table-cell>
          <table:table-cell table:formula="of:=+[.L25]*0.25+[.K25]*0.2+[.I25]*0.1+[.H25]*0.2+[.G25]*0.05+[.F25]*0.2" office:value-type="float" office:value="13.325">
            <text:p>13.33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9</text:p>
          </table:table-cell>
          <table:table-cell table:style-name="ce1" office:value-type="string">
            <text:p>20130890</text:p>
          </table:table-cell>
          <table:table-cell table:style-name="ce1" office:value-type="string">
            <text:p>FLORES/SUCAPUCA, ERVIN ELEAZA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efloressuc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/>
          <table:table-cell table:style-name="ce29" table:formula="of:=+[LABS.AA10]" office:value-type="float" office:value="3.78181818181818">
            <text:p>3.8</text:p>
          </table:table-cell>
          <table:table-cell table:style-name="ce29" office:value-type="string">
            <text:p>NSP</text:p>
          </table:table-cell>
          <table:table-cell table:number-columns-repeated="2" table:style-name="ce29"/>
          <table:table-cell table:formula="of:=+[.L26]*0.25+[.K26]*0.2+[.I26]*0.1+[.H26]*0.2+[.G26]*0.05+[.F26]*0.2" office:value-type="float" office:value="3.47818181818182">
            <text:p>3.4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0</text:p>
          </table:table-cell>
          <table:table-cell table:style-name="ce1" office:value-type="string">
            <text:p>20193198</text:p>
          </table:table-cell>
          <table:table-cell table:style-name="ce1" office:value-type="string">
            <text:p>GOMEZ/VELASCO, BRIAN JOSEPH</text:p>
          </table:table-cell>
          <table:table-cell table:style-name="ce1" office:value-type="string">
            <text:p>1</text:p>
          </table:table-cell>
          <table:table-cell table:style-name="ce1" office:value-type="string">
            <text:p>bgomezv@unsa.edu.pe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.5">
            <text:p>13.5</text:p>
          </table:table-cell>
          <table:table-cell table:style-name="ce29" office:value-type="float" office:value="13.3">
            <text:p>13.3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0">
            <text:p>10.0</text:p>
          </table:table-cell>
          <table:table-cell table:style-name="ce33" table:formula="of:=+([.J27]*0.125+[.N27]*0.125)*4" office:value-type="float" office:value="15">
            <text:p>15.0</text:p>
          </table:table-cell>
          <table:table-cell table:formula="of:=+[.L27]*0.25+[.K27]*0.2+[.I27]*0.1+[.H27]*0.2+[.G27]*0.05+[.F27]*0.2" office:value-type="float" office:value="12.98">
            <text:p>12.98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1</text:p>
          </table:table-cell>
          <table:table-cell table:style-name="ce1" office:value-type="string">
            <text:p>20190637</text:p>
          </table:table-cell>
          <table:table-cell table:style-name="ce1" office:value-type="string">
            <text:p>GUEVARA/GUTIERREZ, MARCELO ANDRE</text:p>
          </table:table-cell>
          <table:table-cell table:style-name="ce1" office:value-type="string">
            <text:p>1</text:p>
          </table:table-cell>
          <table:table-cell table:style-name="ce1" office:value-type="string">
            <text:p>mguevarag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6">
            <text:p>6.0</text:p>
          </table:table-cell>
          <table:table-cell table:style-name="ce29" office:value-type="float" office:value="9.3">
            <text:p>9.3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5">
            <text:p>15.0</text:p>
          </table:table-cell>
          <table:table-cell table:style-name="ce33" table:formula="of:=+([.J28]*0.125+[.N28]*0.125)*4" office:value-type="float" office:value="16">
            <text:p>16.0</text:p>
          </table:table-cell>
          <table:table-cell table:formula="of:=+[.L28]*0.25+[.K28]*0.2+[.I28]*0.1+[.H28]*0.2+[.G28]*0.05+[.F28]*0.2" office:value-type="float" office:value="12.83">
            <text:p>12.83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2</text:p>
          </table:table-cell>
          <table:table-cell table:style-name="ce1" office:value-type="string">
            <text:p>20190643</text:p>
          </table:table-cell>
          <table:table-cell table:style-name="ce1" office:value-type="string">
            <text:p>GUTIERREZ/PUMA, JOEL ERICK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gutierrezpum@unsa.edu.pe</text:p>
          </table:table-cell>
          <table:table-cell table:style-name="ce29" office:value-type="float" office:value="7.5">
            <text:p>7.5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3.5">
            <text:p>13.5</text:p>
          </table:table-cell>
          <table:table-cell table:style-name="ce29" table:formula="of:=+[LABS.AA32]" office:value-type="float" office:value="11.36">
            <text:p>11.4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11.5">
            <text:p>11.5</text:p>
          </table:table-cell>
          <table:table-cell table:style-name="ce29" table:formula="of:=+([.J29]*0.125+[LABS.AB32]*0.02+[LABS.AC32]*0.03+[LABS.AD32]*0.075)*4" office:value-type="float" office:value="13.48">
            <text:p>13.5</text:p>
          </table:table-cell>
          <table:table-cell table:formula="of:=+[.L29]*0.25+[.K29]*0.2+[.I29]*0.1+[.H29]*0.2+[.G29]*0.05+[.F29]*0.2" office:value-type="float" office:value="11.706">
            <text:p>11.71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3</text:p>
          </table:table-cell>
          <table:table-cell table:style-name="ce1" office:value-type="string">
            <text:p>20180569</text:p>
          </table:table-cell>
          <table:table-cell table:style-name="ce1" office:value-type="string">
            <text:p>HANCCO/VELASQUEZ, JESSICA GERALDINE</text:p>
          </table:table-cell>
          <table:table-cell table:style-name="ce1" office:value-type="string">
            <text:p>2</text:p>
          </table:table-cell>
          <table:table-cell table:style-name="ce1" office:value-type="string">
            <text:p>jhanccove@unsa.edu.pe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1">
            <text:p>11.0</text:p>
          </table:table-cell>
          <table:table-cell table:style-name="ce29" table:formula="of:=+[LABS.AA33]" office:value-type="float" office:value="15.6363636363636">
            <text:p>15.6</text:p>
          </table:table-cell>
          <table:table-cell table:style-name="ce29" office:value-type="float" office:value="20">
            <text:p>20.0</text:p>
          </table:table-cell>
          <table:table-cell table:style-name="ce29" office:value-type="float" office:value="10.5">
            <text:p>10.5</text:p>
          </table:table-cell>
          <table:table-cell table:style-name="ce29" table:formula="of:=+([.J30]*0.125+[LABS.AB33]*0.02+[LABS.AC33]*0.03+[LABS.AD33]*0.075)*4" office:value-type="float" office:value="15.86">
            <text:p>15.9</text:p>
          </table:table-cell>
          <table:table-cell table:formula="of:=+[.L30]*0.25+[.K30]*0.2+[.I30]*0.1+[.H30]*0.2+[.G30]*0.05+[.F30]*0.2" office:value-type="float" office:value="13.1286363636364">
            <text:p>13.1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4</text:p>
          </table:table-cell>
          <table:table-cell table:style-name="ce1" office:value-type="string">
            <text:p>20192180</text:p>
          </table:table-cell>
          <table:table-cell table:style-name="ce1" office:value-type="string">
            <text:p>HAYTARA/TONCONI, ALEX ANTONI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haytara@unsa.edu.pe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2.5">
            <text:p>2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">
            <text:p>14.0</text:p>
          </table:table-cell>
          <table:table-cell table:style-name="ce33" table:formula="of:=+([.J31]*0.125+[.N31]*0.125)*4" office:value-type="float" office:value="19">
            <text:p>19.0</text:p>
          </table:table-cell>
          <table:table-cell table:formula="of:=+[.L31]*0.25+[.K31]*0.2+[.I31]*0.1+[.H31]*0.2+[.G31]*0.05+[.F31]*0.2" office:value-type="float" office:value="13.7">
            <text:p>13.7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5</text:p>
          </table:table-cell>
          <table:table-cell table:style-name="ce1" office:value-type="string">
            <text:p>20192179</text:p>
          </table:table-cell>
          <table:table-cell table:style-name="ce1" office:value-type="string">
            <text:p>HUARCAYA/ZAPANA, BRENDA ALISSO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bhuarcaya@unsa.edu.pe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9">
            <text:p>19.0</text:p>
          </table:table-cell>
          <table:table-cell table:style-name="ce29" table:formula="of:=+[LABS.AA63]" office:value-type="float" office:value="10.3733333333333">
            <text:p>10.4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9.5">
            <text:p>9.5</text:p>
          </table:table-cell>
          <table:table-cell table:style-name="ce29" table:formula="of:=+([.J32]*0.125+[LABS.AB63]*0.02+[LABS.AC63]*0.03+[LABS.AD63]*0.075)*4" office:value-type="float" office:value="13.78">
            <text:p>13.8</text:p>
          </table:table-cell>
          <table:table-cell table:formula="of:=+[.L32]*0.25+[.K32]*0.2+[.I32]*0.1+[.H32]*0.2+[.G32]*0.05+[.F32]*0.2" office:value-type="float" office:value="13.3323333333333">
            <text:p>13.3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6</text:p>
          </table:table-cell>
          <table:table-cell table:style-name="ce1" office:value-type="string">
            <text:p>20192192</text:p>
          </table:table-cell>
          <table:table-cell table:style-name="ce1" office:value-type="string">
            <text:p>JACOBO/CASTILLO, ANDREW POLD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jacoboc@unsa.edu.pe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.5">
            <text:p>13.5</text:p>
          </table:table-cell>
          <table:table-cell table:style-name="ce29" table:formula="of:=+[LABS.AA34]" office:value-type="float" office:value="13.76">
            <text:p>13.8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16">
            <text:p>16.0</text:p>
          </table:table-cell>
          <table:table-cell table:style-name="ce29" table:formula="of:=+([.J33]*0.125+[LABS.AB34]*0.02+[LABS.AC34]*0.03+[LABS.AD34]*0.075)*4" office:value-type="float" office:value="15.78">
            <text:p>15.8</text:p>
          </table:table-cell>
          <table:table-cell table:formula="of:=+[.L33]*0.25+[.K33]*0.2+[.I33]*0.1+[.H33]*0.2+[.G33]*0.05+[.F33]*0.2" office:value-type="float" office:value="15.121">
            <text:p>15.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7</text:p>
          </table:table-cell>
          <table:table-cell table:style-name="ce1" office:value-type="string">
            <text:p>20190624</text:p>
          </table:table-cell>
          <table:table-cell table:style-name="ce1" office:value-type="string">
            <text:p>LUQUE/SANABRIA, FELMA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fluques@unsa.edu.pe</text:p>
          </table:table-cell>
          <table:table-cell table:style-name="ce29" office:value-type="float" office:value="10.5">
            <text:p>10.5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3.5">
            <text:p>13.5</text:p>
          </table:table-cell>
          <table:table-cell table:style-name="ce29" table:formula="of:=+[LABS.AA13]" office:value-type="float" office:value="8.96">
            <text:p>9.0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9.5">
            <text:p>9.5</text:p>
          </table:table-cell>
          <table:table-cell table:style-name="ce29" table:formula="of:=+([.J34]*0.125+[LABS.AB13]*0.02+[LABS.AC13]*0.03+[LABS.AD13]*0.075)*4" office:value-type="float" office:value="14.12">
            <text:p>14.1</text:p>
          </table:table-cell>
          <table:table-cell table:formula="of:=+[.L34]*0.25+[.K34]*0.2+[.I34]*0.1+[.H34]*0.2+[.G34]*0.05+[.F34]*0.2" office:value-type="float" office:value="11.876">
            <text:p>11.8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8</text:p>
          </table:table-cell>
          <table:table-cell table:style-name="ce1" office:value-type="string">
            <text:p>20190631</text:p>
          </table:table-cell>
          <table:table-cell table:style-name="ce1" office:value-type="string">
            <text:p>MENDOZA/HILASACA, EMERSON DANNY</text:p>
          </table:table-cell>
          <table:table-cell table:style-name="ce1" office:value-type="string">
            <text:p>1</text:p>
          </table:table-cell>
          <table:table-cell table:style-name="ce1" office:value-type="string">
            <text:p>emendozahi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.5">
            <text:p>12.5</text:p>
          </table:table-cell>
          <table:table-cell table:style-name="ce29" office:value-type="float" office:value="15">
            <text:p>15.0</text:p>
          </table:table-cell>
          <table:table-cell table:number-columns-repeated="2" table:style-name="ce29" office:value-type="float" office:value="12">
            <text:p>12.0</text:p>
          </table:table-cell>
          <table:table-cell table:style-name="ce33" table:formula="of:=+([.J35]*0.125+[.N35]*0.125)*4" office:value-type="float" office:value="13">
            <text:p>13.0</text:p>
          </table:table-cell>
          <table:table-cell table:formula="of:=+[.L35]*0.25+[.K35]*0.2+[.I35]*0.1+[.H35]*0.2+[.G35]*0.05+[.F35]*0.2" office:value-type="float" office:value="13.35">
            <text:p>13.35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9</text:p>
          </table:table-cell>
          <table:table-cell table:style-name="ce1" office:value-type="string">
            <text:p>20170614</text:p>
          </table:table-cell>
          <table:table-cell table:style-name="ce1" office:value-type="string">
            <text:p>MOLLO/MAYTA, CHRISTIAN HARRY</text:p>
          </table:table-cell>
          <table:table-cell table:style-name="ce1" office:value-type="string">
            <text:p>3</text:p>
          </table:table-cell>
          <table:table-cell table:style-name="ce1" office:value-type="string">
            <text:p>cmollo@unsa.edu.pe</text:p>
          </table:table-cell>
          <table:table-cell table:style-name="ce29" office:value-type="float" office:value="13.5">
            <text:p>13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8.5">
            <text:p>8.5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8.5">
            <text:p>8.5</text:p>
          </table:table-cell>
          <table:table-cell table:style-name="ce33" table:formula="of:=+([.J36]*0.125+[.N36]*0.125)*4" office:value-type="float" office:value="11.5">
            <text:p>11.5</text:p>
          </table:table-cell>
          <table:table-cell table:formula="of:=+[.L36]*0.25+[.K36]*0.2+[.I36]*0.1+[.H36]*0.2+[.G36]*0.05+[.F36]*0.2" office:value-type="float" office:value="10.525">
            <text:p>10.53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30</text:p>
          </table:table-cell>
          <table:table-cell table:style-name="ce1" office:value-type="string">
            <text:p>20111447</text:p>
          </table:table-cell>
          <table:table-cell table:style-name="ce1" office:value-type="string">
            <text:p>MONTOYA/PINTO, SNEYDER GONZALO</text:p>
          </table:table-cell>
          <table:table-cell table:style-name="ce1" office:value-type="string">
            <text:p>2</text:p>
          </table:table-cell>
          <table:table-cell table:style-name="ce1" office:value-type="string">
            <text:p>smontoyap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1">
            <text:p>11.0</text:p>
          </table:table-cell>
          <table:table-cell table:style-name="ce29" table:formula="of:=+[LABS.AA14]" office:value-type="float" office:value="8.94545454545455">
            <text:p>8.9</text:p>
          </table:table-cell>
          <table:table-cell table:style-name="ce29" office:value-type="float" office:value="20">
            <text:p>20.0</text:p>
          </table:table-cell>
          <table:table-cell table:style-name="ce29" office:value-type="float" office:value="12">
            <text:p>12.0</text:p>
          </table:table-cell>
          <table:table-cell table:style-name="ce29" table:formula="of:=+([.J37]*0.125+[LABS.AB14]*0.02+[LABS.AC14]*0.03+[LABS.AD14]*0.075)*4" office:value-type="float" office:value="17.3">
            <text:p>17.3</text:p>
          </table:table-cell>
          <table:table-cell table:formula="of:=+[.L37]*0.25+[.K37]*0.2+[.I37]*0.1+[.H37]*0.2+[.G37]*0.05+[.F37]*0.2" office:value-type="float" office:value="13.3695454545455">
            <text:p>13.3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1</text:p>
          </table:table-cell>
          <table:table-cell table:style-name="ce1" office:value-type="string">
            <text:p>20192174</text:p>
          </table:table-cell>
          <table:table-cell table:style-name="ce1" office:value-type="string">
            <text:p>MORAN/FUÃ‘O, JEAMPIER ANDERSO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moran@unsa.edu.pe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9.5">
            <text:p>9.5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">
            <text:p>14.0</text:p>
          </table:table-cell>
          <table:table-cell table:style-name="ce33" table:formula="of:=+([.J38]*0.125+[.N38]*0.125)*4" office:value-type="float" office:value="19">
            <text:p>19.0</text:p>
          </table:table-cell>
          <table:table-cell table:formula="of:=+[.L38]*0.25+[.K38]*0.2+[.I38]*0.1+[.H38]*0.2+[.G38]*0.05+[.F38]*0.2" office:value-type="float" office:value="14.45">
            <text:p>14.45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32</text:p>
          </table:table-cell>
          <table:table-cell table:style-name="ce1" office:value-type="string">
            <text:p>20193202</text:p>
          </table:table-cell>
          <table:table-cell table:style-name="ce1" office:value-type="string">
            <text:p>ONQUE/GARATE, SOFIA SAI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sonque@unsa.edu.pe</text:p>
          </table:table-cell>
          <table:table-cell table:style-name="ce29" office:value-type="float" office:value="7">
            <text:p>7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">
            <text:p>18.0</text:p>
          </table:table-cell>
          <table:table-cell table:style-name="ce29" table:formula="of:=+[LABS.AA64]" office:value-type="float" office:value="14.8666666666667">
            <text:p>14.9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1.5">
            <text:p>11.5</text:p>
          </table:table-cell>
          <table:table-cell table:style-name="ce29" table:formula="of:=+([.J39]*0.125+[LABS.AB64]*0.02+[LABS.AC64]*0.03+[LABS.AD64]*0.075)*4" office:value-type="float" office:value="14.86">
            <text:p>14.9</text:p>
          </table:table-cell>
          <table:table-cell table:formula="of:=+[.L39]*0.25+[.K39]*0.2+[.I39]*0.1+[.H39]*0.2+[.G39]*0.05+[.F39]*0.2" office:value-type="float" office:value="13.2516666666667">
            <text:p>13.2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3</text:p>
          </table:table-cell>
          <table:table-cell table:style-name="ce1" office:value-type="string">
            <text:p>20190627</text:p>
          </table:table-cell>
          <table:table-cell table:style-name="ce1" office:value-type="string">
            <text:p>PANIURA/HUAMANI, JOSE MAYKO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paniura@unsa.edu.pe</text:p>
          </table:table-cell>
          <table:table-cell table:style-name="ce29" office:value-type="float" office:value="9.5">
            <text:p>9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table:formula="of:=+[LABS.AA35]" office:value-type="float" office:value="13.7163636363636">
            <text:p>13.7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13">
            <text:p>13.0</text:p>
          </table:table-cell>
          <table:table-cell table:style-name="ce29" table:formula="of:=+([.J40]*0.125+[LABS.AB35]*0.02+[LABS.AC35]*0.03+[LABS.AD35]*0.075)*4" office:value-type="float" office:value="12.92">
            <text:p>12.9</text:p>
          </table:table-cell>
          <table:table-cell table:formula="of:=+[.L40]*0.25+[.K40]*0.2+[.I40]*0.1+[.H40]*0.2+[.G40]*0.05+[.F40]*0.2" office:value-type="float" office:value="12.4016363636364">
            <text:p>12.4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4</text:p>
          </table:table-cell>
          <table:table-cell table:style-name="ce1" office:value-type="string">
            <text:p>20190645</text:p>
          </table:table-cell>
          <table:table-cell table:style-name="ce1" office:value-type="string">
            <text:p>PATIÃ‘O/MENDOZA, DEYNER JUNIO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patinom@unsa.edu.pe</text:p>
          </table:table-cell>
          <table:table-cell table:style-name="ce29" office:value-type="float" office:value="10.5">
            <text:p>10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7">
            <text:p>7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8">
            <text:p>8.0</text:p>
          </table:table-cell>
          <table:table-cell table:style-name="ce33" table:formula="of:=+([.J41]*0.125+[.N41]*0.125)*4" office:value-type="float" office:value="15.5">
            <text:p>15.5</text:p>
          </table:table-cell>
          <table:table-cell table:formula="of:=+[.L41]*0.25+[.K41]*0.2+[.I41]*0.1+[.H41]*0.2+[.G41]*0.05+[.F41]*0.2" office:value-type="float" office:value="11.575">
            <text:p>11.58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11">
          <table:table-cell table:style-name="ce1" office:value-type="string">
            <text:p>35</text:p>
          </table:table-cell>
          <table:table-cell table:style-name="ce1" office:value-type="string">
            <text:p>20180557</text:p>
          </table:table-cell>
          <table:table-cell table:style-name="ce1" office:value-type="string">
            <text:p>PERALTILLA/MENDOZA, ALFREDO ALEJANDRO</text:p>
          </table:table-cell>
          <table:table-cell table:style-name="ce1" office:value-type="string">
            <text:p>2</text:p>
          </table:table-cell>
          <table:table-cell table:style-name="ce1" office:value-type="string">
            <text:p>aperaltilla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7.5">
            <text:p>17.5</text:p>
          </table:table-cell>
          <table:table-cell table:style-name="ce29" table:formula="of:=+[LABS.AA36]" office:value-type="float" office:value="6.10909090909091">
            <text:p>6.1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0.5">
            <text:p>10.5</text:p>
          </table:table-cell>
          <table:table-cell table:style-name="ce29" table:formula="of:=+([.J42]*0.125+[LABS.AB36]*0.02+[LABS.AC36]*0.03+[LABS.AD36]*0.075)*4" office:value-type="float" office:value="8.1">
            <text:p>8.1</text:p>
          </table:table-cell>
          <table:table-cell table:formula="of:=+[.L42]*0.25+[.K42]*0.2+[.I42]*0.1+[.H42]*0.2+[.G42]*0.05+[.F42]*0.2" office:value-type="float" office:value="11.7859090909091">
            <text:p>11.7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6</text:p>
          </table:table-cell>
          <table:table-cell table:style-name="ce1" office:value-type="string">
            <text:p>20190623</text:p>
          </table:table-cell>
          <table:table-cell table:style-name="ce1" office:value-type="string">
            <text:p>PINTO/Ã‘AUPA, JEFFREY JOA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pinton@unsa.edu.pe</text:p>
          </table:table-cell>
          <table:table-cell table:number-columns-repeated="2" table:style-name="ce29" office:value-type="float" office:value="15">
            <text:p>15.0</text:p>
          </table:table-cell>
          <table:table-cell table:style-name="ce29" office:value-type="float" office:value="6.5">
            <text:p>6.5</text:p>
          </table:table-cell>
          <table:table-cell table:style-name="ce29" table:formula="of:=+[LABS.AA16]" office:value-type="float" office:value="11.6363636363636">
            <text:p>11.6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11">
            <text:p>11.0</text:p>
          </table:table-cell>
          <table:table-cell table:style-name="ce29" table:formula="of:=+([.J43]*0.125+[LABS.AB16]*0.02+[LABS.AC16]*0.03+[LABS.AD16]*0.075)*4" office:value-type="float" office:value="12.7">
            <text:p>12.7</text:p>
          </table:table-cell>
          <table:table-cell table:formula="of:=+[.L43]*0.25+[.K43]*0.2+[.I43]*0.1+[.H43]*0.2+[.G43]*0.05+[.F43]*0.2" office:value-type="float" office:value="11.5886363636364">
            <text:p>11.5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7</text:p>
          </table:table-cell>
          <table:table-cell table:style-name="ce1" office:value-type="string">
            <text:p>20182316</text:p>
          </table:table-cell>
          <table:table-cell table:style-name="ce1" office:value-type="string">
            <text:p>PUMA/LARICO, CRISTHIAN WILLIANS</text:p>
          </table:table-cell>
          <table:table-cell table:style-name="ce1" office:value-type="string">
            <text:p>1</text:p>
          </table:table-cell>
          <table:table-cell table:style-name="ce1" office:value-type="string">
            <text:p>cpumal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6">
            <text:p>6.0</text:p>
          </table:table-cell>
          <table:table-cell table:style-name="ce29" table:formula="of:=+[LABS.AA37]" office:value-type="float" office:value="9.46909090909091">
            <text:p>9.5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1">
            <text:p>11.0</text:p>
          </table:table-cell>
          <table:table-cell table:style-name="ce29" table:formula="of:=+([.J44]*0.125+[LABS.AB37]*0.02+[LABS.AC37]*0.03+[LABS.AD37]*0.075)*4" office:value-type="float" office:value="9.14">
            <text:p>9.1</text:p>
          </table:table-cell>
          <table:table-cell table:formula="of:=+[.L44]*0.25+[.K44]*0.2+[.I44]*0.1+[.H44]*0.2+[.G44]*0.05+[.F44]*0.2" office:value-type="float" office:value="9.98190909090909">
            <text:p>9.9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8</text:p>
          </table:table-cell>
          <table:table-cell table:style-name="ce1" office:value-type="string">
            <text:p>20181702</text:p>
          </table:table-cell>
          <table:table-cell table:style-name="ce1" office:value-type="string">
            <text:p>QUENTA/NINA, PATRIK RENEE</text:p>
          </table:table-cell>
          <table:table-cell table:style-name="ce1" office:value-type="string">
            <text:p>1</text:p>
          </table:table-cell>
          <table:table-cell table:style-name="ce1" office:value-type="string">
            <text:p>pquenta@unsa.edu.pe</text:p>
          </table:table-cell>
          <table:table-cell table:style-name="ce29" office:value-type="float" office:value="13.5">
            <text:p>13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7.5">
            <text:p>17.5</text:p>
          </table:table-cell>
          <table:table-cell table:style-name="ce29" office:value-type="float" office:value="8.8">
            <text:p>8.8</text:p>
          </table:table-cell>
          <table:table-cell table:number-columns-repeated="2" table:style-name="ce29" office:value-type="float" office:value="12">
            <text:p>12.0</text:p>
          </table:table-cell>
          <table:table-cell table:style-name="ce33" table:formula="of:=+([.J45]*0.125+[.N45]*0.125)*4" office:value-type="float" office:value="11.5">
            <text:p>11.5</text:p>
          </table:table-cell>
          <table:table-cell table:formula="of:=+[.L45]*0.25+[.K45]*0.2+[.I45]*0.1+[.H45]*0.2+[.G45]*0.05+[.F45]*0.2" office:value-type="float" office:value="13.255">
            <text:p>13.26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39</text:p>
          </table:table-cell>
          <table:table-cell table:style-name="ce1" office:value-type="string">
            <text:p>20182838</text:p>
          </table:table-cell>
          <table:table-cell table:style-name="ce1" office:value-type="string">
            <text:p>QUISPE/BEJAR, GARLET ANALY</text:p>
          </table:table-cell>
          <table:table-cell table:style-name="ce1" office:value-type="string">
            <text:p>1</text:p>
          </table:table-cell>
          <table:table-cell table:style-name="ce1" office:value-type="string">
            <text:p>gquispeb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9">
            <text:p>9.0</text:p>
          </table:table-cell>
          <table:table-cell table:style-name="ce29" office:value-type="float" office:value="10.5">
            <text:p>10.5</text:p>
          </table:table-cell>
          <table:table-cell table:style-name="ce29" office:value-type="float" office:value="20">
            <text:p>20.0</text:p>
          </table:table-cell>
          <table:table-cell table:style-name="ce29" office:value-type="float" office:value="13">
            <text:p>13.0</text:p>
          </table:table-cell>
          <table:table-cell table:style-name="ce33" table:formula="of:=+([.J46]*0.125+[.N46]*0.125)*4" office:value-type="float" office:value="20">
            <text:p>20.0</text:p>
          </table:table-cell>
          <table:table-cell table:formula="of:=+[.L46]*0.25+[.K46]*0.2+[.I46]*0.1+[.H46]*0.2+[.G46]*0.05+[.F46]*0.2" office:value-type="float" office:value="13.55">
            <text:p>13.55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0</text:p>
          </table:table-cell>
          <table:table-cell table:style-name="ce1" office:value-type="string">
            <text:p>20173376</text:p>
          </table:table-cell>
          <table:table-cell table:style-name="ce1" office:value-type="string">
            <text:p>QUISPE/PUMA, LUIS FERNANDO</text:p>
          </table:table-cell>
          <table:table-cell table:style-name="ce1" office:value-type="string">
            <text:p>3</text:p>
          </table:table-cell>
          <table:table-cell table:style-name="ce1" office:value-type="string">
            <text:p>lquispepum@unsa.edu.pe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1.5">
            <text:p>11.5</text:p>
          </table:table-cell>
          <table:table-cell table:style-name="ce29" table:formula="of:=+[LABS.AA38]" office:value-type="float" office:value="18.2690909090909">
            <text:p>18.3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12.5">
            <text:p>12.5</text:p>
          </table:table-cell>
          <table:table-cell table:style-name="ce29" table:formula="of:=+([.J47]*0.125+[LABS.AB38]*0.02+[LABS.AC38]*0.03+[LABS.AD38]*0.075)*4" office:value-type="float" office:value="14.2">
            <text:p>14.2</text:p>
          </table:table-cell>
          <table:table-cell table:formula="of:=+[.L47]*0.25+[.K47]*0.2+[.I47]*0.1+[.H47]*0.2+[.G47]*0.05+[.F47]*0.2" office:value-type="float" office:value="13.4769090909091">
            <text:p>13.4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1</text:p>
          </table:table-cell>
          <table:table-cell table:style-name="ce1" office:value-type="string">
            <text:p>20181695</text:p>
          </table:table-cell>
          <table:table-cell table:style-name="ce1" office:value-type="string">
            <text:p>REVILLA/TELLEZ, JIMY GABRIE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revillat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.5">
            <text:p>14.5</text:p>
          </table:table-cell>
          <table:table-cell table:style-name="ce29" table:formula="of:=+[LABS.AA39]" office:value-type="float" office:value="10.88">
            <text:p>10.9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0">
            <text:p>10.0</text:p>
          </table:table-cell>
          <table:table-cell table:style-name="ce29" table:formula="of:=+([.J48]*0.125+[LABS.AB39]*0.02+[LABS.AC39]*0.03+[LABS.AD39]*0.075)*4" office:value-type="float" office:value="13.8">
            <text:p>13.8</text:p>
          </table:table-cell>
          <table:table-cell table:formula="of:=+[.L48]*0.25+[.K48]*0.2+[.I48]*0.1+[.H48]*0.2+[.G48]*0.05+[.F48]*0.2" office:value-type="float" office:value="12.938">
            <text:p>12.9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2</text:p>
          </table:table-cell>
          <table:table-cell table:style-name="ce1" office:value-type="string">
            <text:p>20190635</text:p>
          </table:table-cell>
          <table:table-cell table:style-name="ce1" office:value-type="string">
            <text:p>SALCEDO/CHAVEZ, ALDAIR BRYA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salcedoch@unsa.edu.pe</text:p>
          </table:table-cell>
          <table:table-cell table:style-name="ce29" office:value-type="float" office:value="12.5">
            <text:p>12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3">
            <text:p>13.0</text:p>
          </table:table-cell>
          <table:table-cell table:style-name="ce33" table:formula="of:=+([.J49]*0.125+[.N49]*0.125)*4" office:value-type="float" office:value="15.5">
            <text:p>15.5</text:p>
          </table:table-cell>
          <table:table-cell table:formula="of:=+[.L49]*0.25+[.K49]*0.2+[.I49]*0.1+[.H49]*0.2+[.G49]*0.05+[.F49]*0.2" office:value-type="float" office:value="14.475">
            <text:p>14.48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3</text:p>
          </table:table-cell>
          <table:table-cell table:style-name="ce1" office:value-type="string">
            <text:p>20190640</text:p>
          </table:table-cell>
          <table:table-cell table:style-name="ce1" office:value-type="string">
            <text:p>SALCEDO/QUISPE, ANDRES ABELARD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salcedoq@unsa.edu.pe</text:p>
          </table:table-cell>
          <table:table-cell table:style-name="ce29" office:value-type="float" office:value="12.5">
            <text:p>12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9.5">
            <text:p>9.5</text:p>
          </table:table-cell>
          <table:table-cell table:style-name="ce29" table:formula="of:=+[LABS.AA40]" office:value-type="float" office:value="8.30545454545455">
            <text:p>8.3</text:p>
          </table:table-cell>
          <table:table-cell table:style-name="ce29" office:value-type="string">
            <text:p>NSP</text:p>
          </table:table-cell>
          <table:table-cell table:number-columns-repeated="2" table:style-name="ce29"/>
          <table:table-cell table:formula="of:=+[.L50]*0.25+[.K50]*0.2+[.I50]*0.1+[.H50]*0.2+[.G50]*0.05+[.F50]*0.2" office:value-type="float" office:value="6.13054545454546">
            <text:p>6.1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4</text:p>
          </table:table-cell>
          <table:table-cell table:style-name="ce1" office:value-type="string">
            <text:p>20061529</text:p>
          </table:table-cell>
          <table:table-cell table:style-name="ce1" office:value-type="string">
            <text:p>SANTOYO/CHALCO, RONNIE HELAMA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rsantoyo@unsa.edu.pe</text:p>
          </table:table-cell>
          <table:table-cell table:style-name="ce29" office:value-type="float" office:value="13.5">
            <text:p>13.5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4.5">
            <text:p>14.5</text:p>
          </table:table-cell>
          <table:table-cell table:style-name="ce29" table:formula="of:=+[LABS.AA18]" office:value-type="float" office:value="13.3527272727273">
            <text:p>13.4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4">
            <text:p>14.0</text:p>
          </table:table-cell>
          <table:table-cell table:style-name="ce29" table:formula="of:=+([.J51]*0.125+[LABS.AB18]*0.02+[LABS.AC18]*0.03+[LABS.AD18]*0.075)*4" office:value-type="float" office:value="13.2">
            <text:p>13.2</text:p>
          </table:table-cell>
          <table:table-cell table:formula="of:=+[.L51]*0.25+[.K51]*0.2+[.I51]*0.1+[.H51]*0.2+[.G51]*0.05+[.F51]*0.2" office:value-type="float" office:value="13.7852727272727">
            <text:p>13.7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5</text:p>
          </table:table-cell>
          <table:table-cell table:style-name="ce1" office:value-type="string">
            <text:p>20180579</text:p>
          </table:table-cell>
          <table:table-cell table:style-name="ce1" office:value-type="string">
            <text:p>SUASACA/PACOMPIA, ALVARO GUSTAV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suasaca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7.5">
            <text:p>7.5</text:p>
          </table:table-cell>
          <table:table-cell table:style-name="ce29" office:value-type="float" office:value="4.5">
            <text:p>4.5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7">
            <text:p>7.0</text:p>
          </table:table-cell>
          <table:table-cell table:style-name="ce33" table:formula="of:=+([.J52]*0.125+[.N52]*0.125)*4" office:value-type="float" office:value="15.5">
            <text:p>15.5</text:p>
          </table:table-cell>
          <table:table-cell table:formula="of:=+[.L52]*0.25+[.K52]*0.2+[.I52]*0.1+[.H52]*0.2+[.G52]*0.05+[.F52]*0.2" office:value-type="float" office:value="10.175">
            <text:p>10.18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6</text:p>
          </table:table-cell>
          <table:table-cell table:style-name="ce1" office:value-type="string">
            <text:p>20160047</text:p>
          </table:table-cell>
          <table:table-cell table:style-name="ce1" office:value-type="string">
            <text:p>TACURI/MASCA, KEVIN ANTHONY</text:p>
          </table:table-cell>
          <table:table-cell table:style-name="ce1" office:value-type="string">
            <text:p>1</text:p>
          </table:table-cell>
          <table:table-cell table:style-name="ce1" office:value-type="string">
            <text:p>ktacurim@unsa.edu.pe</text:p>
          </table:table-cell>
          <table:table-cell table:style-name="ce29" office:value-type="float" office:value="12.5">
            <text:p>12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8">
            <text:p>8.0</text:p>
          </table:table-cell>
          <table:table-cell table:style-name="ce29" table:formula="of:=+[LABS.AA42]" office:value-type="float" office:value="2.90909090909091">
            <text:p>2.9</text:p>
          </table:table-cell>
          <table:table-cell table:style-name="ce29" office:value-type="string">
            <text:p>NSP</text:p>
          </table:table-cell>
          <table:table-cell table:number-columns-repeated="2" table:style-name="ce29"/>
          <table:table-cell table:formula="of:=+[.L53]*0.25+[.K53]*0.2+[.I53]*0.1+[.H53]*0.2+[.G53]*0.05+[.F53]*0.2" office:value-type="float" office:value="5.29090909090909">
            <text:p>5.2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7</text:p>
          </table:table-cell>
          <table:table-cell table:style-name="ce1" office:value-type="string">
            <text:p>20182943</text:p>
          </table:table-cell>
          <table:table-cell table:style-name="ce1" office:value-type="string">
            <text:p>TITO/DURAND, RUDY ROBERT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rtitod@unsa.edu.pe</text:p>
          </table:table-cell>
          <table:table-cell table:style-name="ce29" office:value-type="float" office:value="17.5">
            <text:p>17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6">
            <text:p>16.0</text:p>
          </table:table-cell>
          <table:table-cell table:style-name="ce29" table:formula="of:=+[LABS.AA43]" office:value-type="float" office:value="18.88">
            <text:p>18.9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.5">
            <text:p>14.5</text:p>
          </table:table-cell>
          <table:table-cell table:style-name="ce29" table:formula="of:=+([.J54]*0.125+[LABS.AB43]*0.02+[LABS.AC43]*0.03+[LABS.AD43]*0.075)*4" office:value-type="float" office:value="18.92">
            <text:p>18.9</text:p>
          </table:table-cell>
          <table:table-cell table:formula="of:=+[.L54]*0.25+[.K54]*0.2+[.I54]*0.1+[.H54]*0.2+[.G54]*0.05+[.F54]*0.2" office:value-type="float" office:value="17.118">
            <text:p>17.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8</text:p>
          </table:table-cell>
          <table:table-cell table:style-name="ce1" office:value-type="string">
            <text:p>20143385</text:p>
          </table:table-cell>
          <table:table-cell table:style-name="ce1" office:value-type="string">
            <text:p>TURPO/COILA, ALEX RONALD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turpoco@unsa.edu.pe</text:p>
          </table:table-cell>
          <table:table-cell table:number-columns-repeated="2" table:style-name="ce29" office:value-type="float" office:value="18">
            <text:p>18.0</text:p>
          </table:table-cell>
          <table:table-cell table:style-name="ce29" office:value-type="float" office:value="17.5">
            <text:p>17.5</text:p>
          </table:table-cell>
          <table:table-cell table:style-name="ce29" table:formula="of:=+[LABS.AA44]" office:value-type="float" office:value="18.0363636363636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6.5">
            <text:p>16.5</text:p>
          </table:table-cell>
          <table:table-cell table:style-name="ce29" table:formula="of:=+([.J55]*0.125+[LABS.AB44]*0.02+[LABS.AC44]*0.03+[LABS.AD44]*0.075)*4" office:value-type="float" office:value="14.7">
            <text:p>14.7</text:p>
          </table:table-cell>
          <table:table-cell table:formula="of:=+[.L55]*0.25+[.K55]*0.2+[.I55]*0.1+[.H55]*0.2+[.G55]*0.05+[.F55]*0.2" office:value-type="float" office:value="16.7786363636364">
            <text:p>16.7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9</text:p>
          </table:table-cell>
          <table:table-cell table:style-name="ce1" office:value-type="string">
            <text:p>20190639</text:p>
          </table:table-cell>
          <table:table-cell table:style-name="ce1" office:value-type="string">
            <text:p>VENTURA/RAMOS, RONY TIT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rventurar@unsa.edu.pe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7.5">
            <text:p>7.5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3.5">
            <text:p>13.5</text:p>
          </table:table-cell>
          <table:table-cell table:style-name="ce33" table:formula="of:=+([.J56]*0.125+[.N56]*0.125)*4" office:value-type="float" office:value="16.5">
            <text:p>16.5</text:p>
          </table:table-cell>
          <table:table-cell table:formula="of:=+[.L56]*0.25+[.K56]*0.2+[.I56]*0.1+[.H56]*0.2+[.G56]*0.05+[.F56]*0.2" office:value-type="float" office:value="12.925">
            <text:p>12.93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50</text:p>
          </table:table-cell>
          <table:table-cell table:style-name="ce1" office:value-type="string">
            <text:p>20182325</text:p>
          </table:table-cell>
          <table:table-cell table:style-name="ce1" office:value-type="string">
            <text:p>VERA/MAMANI, JOSE MIGUE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verama@unsa.edu.pe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6">
            <text:p>16.0</text:p>
          </table:table-cell>
          <table:table-cell table:style-name="ce29" table:formula="of:=+[LABS.AA45]" office:value-type="float" office:value="18.56">
            <text:p>18.6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1">
            <text:p>11.0</text:p>
          </table:table-cell>
          <table:table-cell table:style-name="ce29" table:formula="of:=+([.J57]*0.125+[LABS.AB45]*0.02+[LABS.AC45]*0.03+[LABS.AD45]*0.075)*4" office:value-type="float" office:value="13.96">
            <text:p>14.0</text:p>
          </table:table-cell>
          <table:table-cell table:formula="of:=+[.L57]*0.25+[.K57]*0.2+[.I57]*0.1+[.H57]*0.2+[.G57]*0.05+[.F57]*0.2" office:value-type="float" office:value="14.046">
            <text:p>14.0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51</text:p>
          </table:table-cell>
          <table:table-cell table:style-name="ce1" office:value-type="string">
            <text:p>20190633</text:p>
          </table:table-cell>
          <table:table-cell table:style-name="ce1" office:value-type="string">
            <text:p>VILCA/ROJAS, VICTOR MANUE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vvilcaro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33" table:formula="of:=+([.J58]*0.125+[.N58]*0.125)*4" office:value-type="float" office:value="18.5">
            <text:p>18.5</text:p>
          </table:table-cell>
          <table:table-cell table:formula="of:=+[.L58]*0.25+[.K58]*0.2+[.I58]*0.1+[.H58]*0.2+[.G58]*0.05+[.F58]*0.2" office:value-type="float" office:value="15.125">
            <text:p>15.13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52</text:p>
          </table:table-cell>
          <table:table-cell table:style-name="ce1" office:value-type="string">
            <text:p>20182322</text:p>
          </table:table-cell>
          <table:table-cell table:style-name="ce1" office:value-type="string">
            <text:p>YLACCAÃ‘A/CORDOVA, YHONATAN SMITH</text:p>
          </table:table-cell>
          <table:table-cell table:style-name="ce1" office:value-type="string">
            <text:p>1</text:p>
          </table:table-cell>
          <table:table-cell table:style-name="ce1" office:value-type="string">
            <text:p>yylaccana@unsa.edu.pe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9">
            <text:p>9.0</text:p>
          </table:table-cell>
          <table:table-cell table:style-name="ce29" table:formula="of:=+[LABS.AA20]" office:value-type="float" office:value="10.7490909090909">
            <text:p>10.7</text:p>
          </table:table-cell>
          <table:table-cell table:number-columns-repeated="2" table:style-name="ce29" office:value-type="float" office:value="12">
            <text:p>12.0</text:p>
          </table:table-cell>
          <table:table-cell table:style-name="ce29" table:formula="of:=+([.J59]*0.125+[LABS.AB20]*0.02+[LABS.AC20]*0.03+[LABS.AD20]*0.075)*4" office:value-type="float" office:value="10.12">
            <text:p>10.1</text:p>
          </table:table-cell>
          <table:table-cell table:formula="of:=+[.L59]*0.25+[.K59]*0.2+[.I59]*0.1+[.H59]*0.2+[.G59]*0.05+[.F59]*0.2" office:value-type="float" office:value="10.5549090909091">
            <text:p>10.5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53</text:p>
          </table:table-cell>
          <table:table-cell table:style-name="ce1" office:value-type="string">
            <text:p>20190636</text:p>
          </table:table-cell>
          <table:table-cell table:style-name="ce1" office:value-type="string">
            <text:p>YUCRA/MACHACCA, MARIANA GRETHE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myucrama@unsa.edu.pe</text:p>
          </table:table-cell>
          <table:table-cell table:style-name="ce29" office:value-type="float" office:value="13.5">
            <text:p>13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2.8">
            <text:p>12.8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">
            <text:p>14.0</text:p>
          </table:table-cell>
          <table:table-cell table:style-name="ce33" table:formula="of:=+([.J60]*0.125+[.N60]*0.125)*4" office:value-type="float" office:value="18.5">
            <text:p>18.5</text:p>
          </table:table-cell>
          <table:table-cell table:formula="of:=+[.L60]*0.25+[.K60]*0.2+[.I60]*0.1+[.H60]*0.2+[.G60]*0.05+[.F60]*0.2" office:value-type="float" office:value="14.305">
            <text:p>14.31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1" table:number-rows-repeated="3">
          <table:table-cell table:style-name="ce2" table:number-columns-repeated="5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UNIVERSIDAD NACIONAL DE SAN AGUSTIN DE AREQUIPA</text:p>
          </table:table-cell>
          <table:covered-table-cell table:number-columns-repeated="4" table:style-name="ce2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ESCUELA PROFESIONAL : INGENIERÃ</text:p>
          </table:table-cell>
          <table:covered-table-cell table:number-columns-repeated="4" table:style-name="ce2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ASIGNATURA : PROGRAMACION WEB 1</text:p>
          </table:table-cell>
          <table:covered-table-cell table:number-columns-repeated="4" table:style-name="ce2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CICLO : B - GRUPO : B</text:p>
          </table:table-cell>
          <table:covered-table-cell table:number-columns-repeated="4" table:style-name="ce2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FECHA : 2019-11-16</text:p>
          </table:table-cell>
          <table:covered-table-cell table:number-columns-repeated="4" table:style-name="ce2"/>
          <table:table-cell table:style-name="ce29" table:number-columns-repeated="7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9" table:number-columns-repeated="7"/>
          <table:table-cell table:number-columns-repeated="1012"/>
        </table:table-row>
        <table:table-row table:style-name="ro12">
          <table:table-cell table:style-name="ce1" office:value-type="string">
            <text:p>Nro</text:p>
          </table:table-cell>
          <table:table-cell table:style-name="ce1" office:value-type="string">
            <text:p>CUI</text:p>
          </table:table-cell>
          <table:table-cell table:style-name="ce1" office:value-type="string">
            <text:p>Apellidos y Nombres</text:p>
          </table:table-cell>
          <table:table-cell table:style-name="ce1" office:value-type="string">
            <text:p>Matr.</text:p>
          </table:table-cell>
          <table:table-cell table:style-name="ce2"/>
          <table:table-cell table:style-name="ce30" office:value-type="string">
            <text:p>Ex1</text:p>
          </table:table-cell>
          <table:table-cell table:style-name="ce30" office:value-type="string">
            <text:p>EC1</text:p>
          </table:table-cell>
          <table:table-cell table:style-name="ce30" office:value-type="string">
            <text:p>Ex2</text:p>
          </table:table-cell>
          <table:table-cell table:style-name="ce30" office:value-type="string">
            <text:p>EC2</text:p>
          </table:table-cell>
          <table:table-cell table:style-name="ce30" office:value-type="string">
            <text:p>Expo</text:p>
          </table:table-cell>
          <table:table-cell table:style-name="ce30" office:value-type="string">
            <text:p>Ex3</text:p>
          </table:table-cell>
          <table:table-cell table:style-name="ce30" office:value-type="string">
            <text:p>EC3</text:p>
          </table:table-cell>
          <table:table-cell office:value-type="string">
            <text:p>Nota Aprox al PR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</text:p>
          </table:table-cell>
          <table:table-cell table:style-name="ce1" office:value-type="string">
            <text:p>20190620</text:p>
          </table:table-cell>
          <table:table-cell table:style-name="ce1" office:value-type="string">
            <text:p>AGRAMONTE/MAYHUA, INDIRA ZONALI</text:p>
          </table:table-cell>
          <table:table-cell table:style-name="ce1" office:value-type="string">
            <text:p>1</text:p>
          </table:table-cell>
          <table:table-cell table:style-name="ce1" office:value-type="string">
            <text:p>iagramontem@unsa.edu.pe</text:p>
          </table:table-cell>
          <table:table-cell table:style-name="ce29" office:value-type="float" office:value="7">
            <text:p>7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0.5">
            <text:p>10.5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5">
            <text:p>15.0</text:p>
          </table:table-cell>
          <table:table-cell table:style-name="ce33" table:formula="of:=+([.J71]*0.125+[.N71]*0.125)*4" office:value-type="float" office:value="13.5">
            <text:p>13.5</text:p>
          </table:table-cell>
          <table:table-cell table:formula="of:=+[.L71]*0.25+[.K71]*0.2+[.I71]*0.1+[.H71]*0.2+[.G71]*0.05+[.F71]*0.2" office:value-type="float" office:value="11.775">
            <text:p>11.78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</text:p>
          </table:table-cell>
          <table:table-cell table:style-name="ce1" office:value-type="string">
            <text:p>20052358</text:p>
          </table:table-cell>
          <table:table-cell table:style-name="ce1" office:value-type="string">
            <text:p>AMADO/APAZA, STANLEY BLADIMIR</text:p>
          </table:table-cell>
          <table:table-cell table:style-name="ce1" office:value-type="string">
            <text:p>3</text:p>
          </table:table-cell>
          <table:table-cell table:style-name="ce1" office:value-type="string">
            <text:p>samado@unsa.edu.pe</text:p>
          </table:table-cell>
          <table:table-cell table:style-name="ce29"/>
          <table:table-cell table:style-name="ce29" office:value-type="float" office:value="12">
            <text:p>12.0</text:p>
          </table:table-cell>
          <table:table-cell table:number-columns-repeated="2" table:style-name="ce29"/>
          <table:table-cell table:style-name="ce29" office:value-type="string">
            <text:p>NSP</text:p>
          </table:table-cell>
          <table:table-cell table:number-columns-repeated="2" table:style-name="ce29"/>
          <table:table-cell table:formula="of:=+[.L72]*0.25+[.K72]*0.2+[.I72]*0.1+[.H72]*0.2+[.G72]*0.05+[.F72]*0.2" office:value-type="float" office:value="0.6">
            <text:p>0.6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</text:p>
          </table:table-cell>
          <table:table-cell table:style-name="ce1" office:value-type="string">
            <text:p>20192194</text:p>
          </table:table-cell>
          <table:table-cell table:style-name="ce1" office:value-type="string">
            <text:p>ANAMPA/CHURA, DIEGO DAVID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anampa@unsa.edu.pe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8.5">
            <text:p>8.5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1">
            <text:p>11.0</text:p>
          </table:table-cell>
          <table:table-cell table:style-name="ce33" table:formula="of:=+([.J73]*0.125+[.N73]*0.125)*4" office:value-type="float" office:value="13">
            <text:p>13.0</text:p>
          </table:table-cell>
          <table:table-cell table:formula="of:=+[.L73]*0.25+[.K73]*0.2+[.I73]*0.1+[.H73]*0.2+[.G73]*0.05+[.F73]*0.2" office:value-type="float" office:value="12.3">
            <text:p>12.3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</text:p>
          </table:table-cell>
          <table:table-cell table:style-name="ce1" office:value-type="string">
            <text:p>20180564</text:p>
          </table:table-cell>
          <table:table-cell table:style-name="ce1" office:value-type="string">
            <text:p>APAZA/CALSIN, MICHAEL SECARLOS</text:p>
          </table:table-cell>
          <table:table-cell table:style-name="ce1" office:value-type="string">
            <text:p>2</text:p>
          </table:table-cell>
          <table:table-cell table:style-name="ce1" office:value-type="string">
            <text:p>mapazacals@unsa.edu.pe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5">
            <text:p>15.0</text:p>
          </table:table-cell>
          <table:table-cell table:style-name="ce29" table:formula="of:=+[LABS.AA6]" office:value-type="float" office:value="19.2">
            <text:p>19.2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6">
            <text:p>16.0</text:p>
          </table:table-cell>
          <table:table-cell table:style-name="ce29" table:formula="of:=+([.J74]*0.125+[LABS.AB6]*0.02+[LABS.AC6]*0.03+[LABS.AD6]*0.075)*4" office:value-type="float" office:value="13.72">
            <text:p>13.7</text:p>
          </table:table-cell>
          <table:table-cell table:formula="of:=+[.L74]*0.25+[.K74]*0.2+[.I74]*0.1+[.H74]*0.2+[.G74]*0.05+[.F74]*0.2" office:value-type="float" office:value="15.45">
            <text:p>15.4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5</text:p>
          </table:table-cell>
          <table:table-cell table:style-name="ce1" office:value-type="string">
            <text:p>20180570</text:p>
          </table:table-cell>
          <table:table-cell table:style-name="ce1" office:value-type="string">
            <text:p>CALLO/CONDORI, GABRIE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gcallo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number-columns-repeated="2" table:style-name="ce29" office:value-type="float" office:value="17.5">
            <text:p>17.5</text:p>
          </table:table-cell>
          <table:table-cell table:style-name="ce29" office:value-type="float" office:value="19">
            <text:p>19.0</text:p>
          </table:table-cell>
          <table:table-cell table:style-name="ce29" office:value-type="float" office:value="11.5">
            <text:p>11.5</text:p>
          </table:table-cell>
          <table:table-cell table:style-name="ce33" table:formula="of:=+([.J75]*0.125+[.N75]*0.125)*4" office:value-type="float" office:value="9.5">
            <text:p>9.5</text:p>
          </table:table-cell>
          <table:table-cell table:formula="of:=+[.L75]*0.25+[.K75]*0.2+[.I75]*0.1+[.H75]*0.2+[.G75]*0.05+[.F75]*0.2" office:value-type="float" office:value="13.425">
            <text:p>13.4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3">
          <table:table-cell table:style-name="ce1" office:value-type="string">
            <text:p>6</text:p>
          </table:table-cell>
          <table:table-cell table:style-name="ce1" office:value-type="string">
            <text:p>20193192</text:p>
          </table:table-cell>
          <table:table-cell table:style-name="ce1" office:value-type="string">
            <text:p>CANAZA/CUADROS, ARIAN EDUARDO JAVIE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canazacua@unsa.edu.pe</text:p>
          </table:table-cell>
          <table:table-cell table:style-name="ce29" office:value-type="float" office:value="13.5">
            <text:p>13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1.8">
            <text:p>11.8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5">
            <text:p>15.0</text:p>
          </table:table-cell>
          <table:table-cell table:style-name="ce33" table:formula="of:=+([.J76]*0.125+[.N76]*0.125)*4" office:value-type="float" office:value="15.5">
            <text:p>15.5</text:p>
          </table:table-cell>
          <table:table-cell table:formula="of:=+[.L76]*0.25+[.K76]*0.2+[.I76]*0.1+[.H76]*0.2+[.G76]*0.05+[.F76]*0.2" office:value-type="float" office:value="14.055">
            <text:p>14.06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7</text:p>
          </table:table-cell>
          <table:table-cell table:style-name="ce1" office:value-type="string">
            <text:p>20172138</text:p>
          </table:table-cell>
          <table:table-cell table:style-name="ce1" office:value-type="string">
            <text:p>CASTRO/CALLE, MELVIN ELIA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mcastrocall@unsa.edu.pe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3.5">
            <text:p>3.5</text:p>
          </table:table-cell>
          <table:table-cell table:style-name="ce29" table:formula="of:=+[LABS.AA55]" office:value-type="float" office:value="8.73333333333333">
            <text:p>8.7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6">
            <text:p>6.0</text:p>
          </table:table-cell>
          <table:table-cell table:style-name="ce29" table:formula="of:=+([.J77]*0.125+[LABS.AB55]*0.02+[LABS.AC55]*0.03+[LABS.AD55]*0.075)*4" office:value-type="float" office:value="11">
            <text:p>11.0</text:p>
          </table:table-cell>
          <table:table-cell table:formula="of:=+[.L77]*0.25+[.K77]*0.2+[.I77]*0.1+[.H77]*0.2+[.G77]*0.05+[.F77]*0.2" office:value-type="float" office:value="7.72333333333333">
            <text:p>7.7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8</text:p>
          </table:table-cell>
          <table:table-cell table:style-name="ce1" office:value-type="string">
            <text:p>20182317</text:p>
          </table:table-cell>
          <table:table-cell table:style-name="ce1" office:value-type="string">
            <text:p>CCASA/QUISPE, SHARMELY</text:p>
          </table:table-cell>
          <table:table-cell table:style-name="ce1" office:value-type="string">
            <text:p>1</text:p>
          </table:table-cell>
          <table:table-cell table:style-name="ce1" office:value-type="string">
            <text:p>sccasaq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6.5">
            <text:p>16.5</text:p>
          </table:table-cell>
          <table:table-cell table:style-name="ce29" table:formula="of:=+[LABS.AA27]" office:value-type="float" office:value="20">
            <text:p>20.0</text:p>
          </table:table-cell>
          <table:table-cell table:style-name="ce29" office:value-type="float" office:value="20">
            <text:p>20.0</text:p>
          </table:table-cell>
          <table:table-cell table:style-name="ce29" office:value-type="float" office:value="12">
            <text:p>12.0</text:p>
          </table:table-cell>
          <table:table-cell table:style-name="ce29" table:formula="of:=+([.J78]*0.125+[LABS.AB27]*0.02+[LABS.AC27]*0.03+[LABS.AD27]*0.075)*4" office:value-type="float" office:value="18.5">
            <text:p>18.5</text:p>
          </table:table-cell>
          <table:table-cell table:formula="of:=+[.L78]*0.25+[.K78]*0.2+[.I78]*0.1+[.H78]*0.2+[.G78]*0.05+[.F78]*0.2" office:value-type="float" office:value="15.425">
            <text:p>15.4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9</text:p>
          </table:table-cell>
          <table:table-cell table:style-name="ce1" office:value-type="string">
            <text:p>20190646</text:p>
          </table:table-cell>
          <table:table-cell table:style-name="ce1" office:value-type="string">
            <text:p>CHACO/HUAMANI, ALEX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chacohu@unsa.edu.pe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9">
            <text:p>9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5">
            <text:p>15.0</text:p>
          </table:table-cell>
          <table:table-cell table:style-name="ce33" table:formula="of:=+([.J79]*0.125+[.N79]*0.125)*4" office:value-type="float" office:value="14.5">
            <text:p>14.5</text:p>
          </table:table-cell>
          <table:table-cell table:formula="of:=+[.L79]*0.25+[.K79]*0.2+[.I79]*0.1+[.H79]*0.2+[.G79]*0.05+[.F79]*0.2" office:value-type="float" office:value="13.125">
            <text:p>13.13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0</text:p>
          </table:table-cell>
          <table:table-cell table:style-name="ce1" office:value-type="string">
            <text:p>20163289</text:p>
          </table:table-cell>
          <table:table-cell table:style-name="ce1" office:value-type="string">
            <text:p>CHAMBI/CHAYÑA, SHIRLEY</text:p>
          </table:table-cell>
          <table:table-cell table:style-name="ce1" office:value-type="string">
            <text:p>3</text:p>
          </table:table-cell>
          <table:table-cell table:style-name="ce1" office:value-type="string">
            <text:p>schambich@unsa.edu.pe</text:p>
          </table:table-cell>
          <table:table-cell table:style-name="ce29" office:value-type="float" office:value="9">
            <text:p>9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.5">
            <text:p>12.5</text:p>
          </table:table-cell>
          <table:table-cell table:style-name="ce29" table:formula="of:=+[LABS.AA28]" office:value-type="float" office:value="13.4690909090909">
            <text:p>13.5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3.5">
            <text:p>13.5</text:p>
          </table:table-cell>
          <table:table-cell table:style-name="ce29" table:formula="of:=+([.J80]*0.125+[LABS.AB28]*0.02+[LABS.AC28]*0.03+[LABS.AD28]*0.075)*4" office:value-type="float" office:value="9.98">
            <text:p>10.0</text:p>
          </table:table-cell>
          <table:table-cell table:formula="of:=+[.L80]*0.25+[.K80]*0.2+[.I80]*0.1+[.H80]*0.2+[.G80]*0.05+[.F80]*0.2" office:value-type="float" office:value="11.7419090909091">
            <text:p>11.7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1</text:p>
          </table:table-cell>
          <table:table-cell table:style-name="ce1" office:value-type="string">
            <text:p>20172134</text:p>
          </table:table-cell>
          <table:table-cell table:style-name="ce1" office:value-type="string">
            <text:p>CHAVEZ/CARPIO, FIDEL RONALD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fchavezcar@unsa.edu.pe</text:p>
          </table:table-cell>
          <table:table-cell table:style-name="ce29" office:value-type="float" office:value="9.5">
            <text:p>9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1.5">
            <text:p>11.5</text:p>
          </table:table-cell>
          <table:table-cell table:style-name="ce29" table:formula="of:=+[LABS.AA7]" office:value-type="float" office:value="19.04">
            <text:p>19.0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2.5">
            <text:p>12.5</text:p>
          </table:table-cell>
          <table:table-cell table:style-name="ce29" table:formula="of:=+([.J81]*0.125+[LABS.AB7]*0.02+[LABS.AC7]*0.03+[LABS.AD7]*0.075)*4" office:value-type="float" office:value="15.78">
            <text:p>15.8</text:p>
          </table:table-cell>
          <table:table-cell table:formula="of:=+[.L81]*0.25+[.K81]*0.2+[.I81]*0.1+[.H81]*0.2+[.G81]*0.05+[.F81]*0.2" office:value-type="float" office:value="13.449">
            <text:p>13.4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2</text:p>
          </table:table-cell>
          <table:table-cell table:style-name="ce1" office:value-type="string">
            <text:p>20182313</text:p>
          </table:table-cell>
          <table:table-cell table:style-name="ce1" office:value-type="string">
            <text:p>CHAVEZ/NINA, BRAULIO ARMAND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bchavezn@unsa.edu.pe</text:p>
          </table:table-cell>
          <table:table-cell table:style-name="ce29" office:value-type="float" office:value="12.5">
            <text:p>12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1.5">
            <text:p>11.5</text:p>
          </table:table-cell>
          <table:table-cell table:style-name="ce29" table:formula="of:=+[LABS.AA56]" office:value-type="float" office:value="15.6666666666667">
            <text:p>15.7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8.5">
            <text:p>8.5</text:p>
          </table:table-cell>
          <table:table-cell table:style-name="ce29" table:formula="of:=+([.J82]*0.125+[LABS.AB56]*0.02+[LABS.AC56]*0.03+[LABS.AD56]*0.075)*4" office:value-type="float" office:value="9.6">
            <text:p>9.6</text:p>
          </table:table-cell>
          <table:table-cell table:formula="of:=+[.L82]*0.25+[.K82]*0.2+[.I82]*0.1+[.H82]*0.2+[.G82]*0.05+[.F82]*0.2" office:value-type="float" office:value="11.3666666666667">
            <text:p>11.3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3</text:p>
          </table:table-cell>
          <table:table-cell table:style-name="ce1" office:value-type="string">
            <text:p>20192184</text:p>
          </table:table-cell>
          <table:table-cell table:style-name="ce1" office:value-type="string">
            <text:p>CHILE/NINA, JULIAN GABRIE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chile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6">
            <text:p>16.0</text:p>
          </table:table-cell>
          <table:table-cell table:style-name="ce33" table:formula="of:=+([.J83]*0.125+[.N83]*0.125)*4" office:value-type="float" office:value="16.5">
            <text:p>16.5</text:p>
          </table:table-cell>
          <table:table-cell table:formula="of:=+[.L83]*0.25+[.K83]*0.2+[.I83]*0.1+[.H83]*0.2+[.G83]*0.05+[.F83]*0.2" office:value-type="float" office:value="14.425">
            <text:p>14.43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4</text:p>
          </table:table-cell>
          <table:table-cell table:style-name="ce1" office:value-type="string">
            <text:p>20173386</text:p>
          </table:table-cell>
          <table:table-cell table:style-name="ce1" office:value-type="string">
            <text:p>CHILO/HUILLCA, OSCAR RAUL</text:p>
          </table:table-cell>
          <table:table-cell table:style-name="ce1" office:value-type="string">
            <text:p>3</text:p>
          </table:table-cell>
          <table:table-cell table:style-name="ce1" office:value-type="string">
            <text:p>ochilo@unsa.edu.pe</text:p>
          </table:table-cell>
          <table:table-cell table:style-name="ce29" office:value-type="float" office:value="9">
            <text:p>9.0</text:p>
          </table:table-cell>
          <table:table-cell table:style-name="ce29" office:value-type="float" office:value="18">
            <text:p>18.0</text:p>
          </table:table-cell>
          <table:table-cell table:style-name="ce29"/>
          <table:table-cell table:style-name="ce29" office:value-type="float" office:value="2.3">
            <text:p>2.3</text:p>
          </table:table-cell>
          <table:table-cell table:style-name="ce29" office:value-type="float" office:value="11">
            <text:p>11.0</text:p>
          </table:table-cell>
          <table:table-cell table:style-name="ce29"/>
          <table:table-cell table:style-name="ce33" table:formula="of:=+([.J84]*0.125+[.N84]*0.125)*4" office:value-type="float" office:value="5.5">
            <text:p>5.5</text:p>
          </table:table-cell>
          <table:table-cell table:formula="of:=+[.L84]*0.25+[.K84]*0.2+[.I84]*0.1+[.H84]*0.2+[.G84]*0.05+[.F84]*0.2" office:value-type="float" office:value="4.305">
            <text:p>4.3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5</text:p>
          </table:table-cell>
          <table:table-cell table:style-name="ce1" office:value-type="string">
            <text:p>20192178</text:p>
          </table:table-cell>
          <table:table-cell table:style-name="ce1" office:value-type="string">
            <text:p>CHOQUENEIRA/CCASA, PAULINA MIRIAM</text:p>
          </table:table-cell>
          <table:table-cell table:style-name="ce1" office:value-type="string">
            <text:p>1</text:p>
          </table:table-cell>
          <table:table-cell table:style-name="ce1" office:value-type="string">
            <text:p>pchoqueneira@unsa.edu.pe</text:p>
          </table:table-cell>
          <table:table-cell table:style-name="ce29" office:value-type="float" office:value="10.5">
            <text:p>10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6">
            <text:p>16.0</text:p>
          </table:table-cell>
          <table:table-cell table:style-name="ce29" table:formula="of:=+[LABS.AA58]" office:value-type="float" office:value="16.0933333333333">
            <text:p>16.1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3">
            <text:p>13.0</text:p>
          </table:table-cell>
          <table:table-cell table:style-name="ce29" table:formula="of:=+([.J85]*0.125+[LABS.AB58]*0.02+[LABS.AC58]*0.03+[LABS.AD58]*0.075)*4" office:value-type="float" office:value="14.6">
            <text:p>14.6</text:p>
          </table:table-cell>
          <table:table-cell table:formula="of:=+[.L85]*0.25+[.K85]*0.2+[.I85]*0.1+[.H85]*0.2+[.G85]*0.05+[.F85]*0.2" office:value-type="float" office:value="14.0593333333333">
            <text:p>14.0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6</text:p>
          </table:table-cell>
          <table:table-cell table:style-name="ce1" office:value-type="string">
            <text:p>20193197</text:p>
          </table:table-cell>
          <table:table-cell table:style-name="ce1" office:value-type="string">
            <text:p>CHUCTAYA/RUIZ, DIEGO MOISES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chuctayar@unsa.edu.pe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9.5">
            <text:p>9.5</text:p>
          </table:table-cell>
          <table:table-cell table:style-name="ce29" office:value-type="float" office:value="11.8">
            <text:p>11.8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6.5">
            <text:p>16.5</text:p>
          </table:table-cell>
          <table:table-cell table:style-name="ce33" table:formula="of:=+([.J86]*0.125+[.N86]*0.125)*4" office:value-type="float" office:value="19">
            <text:p>19.0</text:p>
          </table:table-cell>
          <table:table-cell table:formula="of:=+[.L86]*0.25+[.K86]*0.2+[.I86]*0.1+[.H86]*0.2+[.G86]*0.05+[.F86]*0.2" office:value-type="float" office:value="15.03">
            <text:p>15.03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7</text:p>
          </table:table-cell>
          <table:table-cell table:style-name="ce1" office:value-type="string">
            <text:p>20190629</text:p>
          </table:table-cell>
          <table:table-cell table:style-name="ce1" office:value-type="string">
            <text:p>COAQUIRA/CUEVAS, EDITH MARICARME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ecoaquiracu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5">
            <text:p>5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3.5">
            <text:p>13.5</text:p>
          </table:table-cell>
          <table:table-cell table:style-name="ce33" table:formula="of:=+([.J87]*0.125+[.N87]*0.125)*4" office:value-type="float" office:value="13.5">
            <text:p>13.5</text:p>
          </table:table-cell>
          <table:table-cell table:formula="of:=+[.L87]*0.25+[.K87]*0.2+[.I87]*0.1+[.H87]*0.2+[.G87]*0.05+[.F87]*0.2" office:value-type="float" office:value="12.475">
            <text:p>12.48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18</text:p>
          </table:table-cell>
          <table:table-cell table:style-name="ce1" office:value-type="string">
            <text:p>20182315</text:p>
          </table:table-cell>
          <table:table-cell table:style-name="ce1" office:value-type="string">
            <text:p>CUENCA/GUTIERREZ, JOSE LUIS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cuenca@unsa.edu.pe</text:p>
          </table:table-cell>
          <table:table-cell table:style-name="ce29" office:value-type="float" office:value="8.5">
            <text:p>8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5.5">
            <text:p>5.5</text:p>
          </table:table-cell>
          <table:table-cell table:style-name="ce29" table:formula="of:=+[LABS.AA59]" office:value-type="float" office:value="13.4133333333333">
            <text:p>13.4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0.5">
            <text:p>10.5</text:p>
          </table:table-cell>
          <table:table-cell table:style-name="ce29" table:formula="of:=+([.J88]*0.125+[LABS.AB59]*0.02+[LABS.AC59]*0.03+[LABS.AD59]*0.075)*4" office:value-type="float" office:value="11.1">
            <text:p>11.1</text:p>
          </table:table-cell>
          <table:table-cell table:formula="of:=+[.L88]*0.25+[.K88]*0.2+[.I88]*0.1+[.H88]*0.2+[.G88]*0.05+[.F88]*0.2" office:value-type="float" office:value="9.91633333333333">
            <text:p>9.9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9</text:p>
          </table:table-cell>
          <table:table-cell table:style-name="ce1" office:value-type="string">
            <text:p>20172136</text:p>
          </table:table-cell>
          <table:table-cell table:style-name="ce1" office:value-type="string">
            <text:p>CUEVAS/MAMANI, LIZET MILAGROS</text:p>
          </table:table-cell>
          <table:table-cell table:style-name="ce1" office:value-type="string">
            <text:p>1</text:p>
          </table:table-cell>
          <table:table-cell table:style-name="ce1" office:value-type="string">
            <text:p>lcuevas@unsa.edu.pe</text:p>
          </table:table-cell>
          <table:table-cell table:style-name="ce29" office:value-type="float" office:value="9">
            <text:p>9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9">
            <text:p>9.0</text:p>
          </table:table-cell>
          <table:table-cell table:style-name="ce29" table:formula="of:=+[LABS.AA9]" office:value-type="float" office:value="19.04">
            <text:p>19.0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1.5">
            <text:p>11.5</text:p>
          </table:table-cell>
          <table:table-cell table:style-name="ce29" table:formula="of:=+([.J89]*0.125+[LABS.AB9]*0.02+[LABS.AC9]*0.03+[LABS.AD9]*0.075)*4" office:value-type="float" office:value="15.34">
            <text:p>15.3</text:p>
          </table:table-cell>
          <table:table-cell table:formula="of:=+[.L89]*0.25+[.K89]*0.2+[.I89]*0.1+[.H89]*0.2+[.G89]*0.05+[.F89]*0.2" office:value-type="float" office:value="12.539">
            <text:p>12.54</text:p>
          </table:table-cell>
          <table:table-cell table:number-columns-repeated="1011"/>
        </table:table-row>
        <table:table-row table:style-name="ro13">
          <table:table-cell table:style-name="ce1" office:value-type="string">
            <text:p>20</text:p>
          </table:table-cell>
          <table:table-cell table:style-name="ce1" office:value-type="string">
            <text:p>20192181</text:p>
          </table:table-cell>
          <table:table-cell table:style-name="ce1" office:value-type="string">
            <text:p>DEL CASTILLO/MONTOYA, CHRISTOPHER BRAD</text:p>
          </table:table-cell>
          <table:table-cell table:style-name="ce1" office:value-type="string">
            <text:p>1</text:p>
          </table:table-cell>
          <table:table-cell table:style-name="ce1" office:value-type="string">
            <text:p>cdelcastillo@unsa.edu.pe</text:p>
          </table:table-cell>
          <table:table-cell table:style-name="ce29" office:value-type="float" office:value="13.5">
            <text:p>13.5</text:p>
          </table:table-cell>
          <table:table-cell table:style-name="ce29" office:value-type="float" office:value="18">
            <text:p>18.0</text:p>
          </table:table-cell>
          <table:table-cell table:style-name="ce29"/>
          <table:table-cell table:style-name="ce29" table:formula="of:=+[LABS.AA60]" office:value-type="float" office:value="9.90666666666667">
            <text:p>9.9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6">
            <text:p>16.0</text:p>
          </table:table-cell>
          <table:table-cell table:style-name="ce29" table:formula="of:=+([.J90]*0.125+[LABS.AB60]*0.02+[LABS.AC60]*0.03+[LABS.AD60]*0.075)*4" office:value-type="float" office:value="9.12">
            <text:p>9.1</text:p>
          </table:table-cell>
          <table:table-cell table:formula="of:=+[.L90]*0.25+[.K90]*0.2+[.I90]*0.1+[.H90]*0.2+[.G90]*0.05+[.F90]*0.2" office:value-type="float" office:value="10.0706666666667">
            <text:p>10.0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1</text:p>
          </table:table-cell>
          <table:table-cell table:style-name="ce1" office:value-type="string">
            <text:p>20130456</text:p>
          </table:table-cell>
          <table:table-cell table:style-name="ce1" office:value-type="string">
            <text:p>ESTEBA/CRUZ, SANTOS ADILSO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sestebac@unsa.edu.pe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7.3">
            <text:p>7.3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2">
            <text:p>12.0</text:p>
          </table:table-cell>
          <table:table-cell table:style-name="ce33" table:formula="of:=+([.J91]*0.125+[.N91]*0.125)*4" office:value-type="float" office:value="10.5">
            <text:p>10.5</text:p>
          </table:table-cell>
          <table:table-cell table:formula="of:=+[.L91]*0.25+[.K91]*0.2+[.I91]*0.1+[.H91]*0.2+[.G91]*0.05+[.F91]*0.2" office:value-type="float" office:value="11.655">
            <text:p>11.66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2</text:p>
          </table:table-cell>
          <table:table-cell table:style-name="ce1" office:value-type="string">
            <text:p>20153589</text:p>
          </table:table-cell>
          <table:table-cell table:style-name="ce1" office:value-type="string">
            <text:p>FLORES/SALAMANCA, JONATAN ELMER</text:p>
          </table:table-cell>
          <table:table-cell table:style-name="ce1" office:value-type="string">
            <text:p>3</text:p>
          </table:table-cell>
          <table:table-cell table:style-name="ce1" office:value-type="string">
            <text:p>jfloressal@unsa.edu.pe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">
            <text:p>14.0</text:p>
          </table:table-cell>
          <table:table-cell table:style-name="ce29" table:formula="of:=+[LABS.AA61]" office:value-type="float" office:value="8.24">
            <text:p>8.2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1">
            <text:p>11.0</text:p>
          </table:table-cell>
          <table:table-cell table:style-name="ce29" table:formula="of:=+([.J92]*0.125+[LABS.AB61]*0.02+[LABS.AC61]*0.03+[LABS.AD61]*0.075)*4" office:value-type="float" office:value="8.6">
            <text:p>8.6</text:p>
          </table:table-cell>
          <table:table-cell table:formula="of:=+[.L92]*0.25+[.K92]*0.2+[.I92]*0.1+[.H92]*0.2+[.G92]*0.05+[.F92]*0.2" office:value-type="float" office:value="10.874">
            <text:p>10.8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3</text:p>
          </table:table-cell>
          <table:table-cell table:style-name="ce1" office:value-type="string">
            <text:p>20173371</text:p>
          </table:table-cell>
          <table:table-cell table:style-name="ce1" office:value-type="string">
            <text:p>FLORES/VALDIVIA, DENILSON EDGARD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floresva@unsa.edu.pe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4">
            <text:p>4.0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0">
            <text:p>10.0</text:p>
          </table:table-cell>
          <table:table-cell table:style-name="ce33" table:formula="of:=+([.J93]*0.125+[.N93]*0.125)*4" office:value-type="float" office:value="12">
            <text:p>12.0</text:p>
          </table:table-cell>
          <table:table-cell table:formula="of:=+[.L93]*0.25+[.K93]*0.2+[.I93]*0.1+[.H93]*0.2+[.G93]*0.05+[.F93]*0.2" office:value-type="float" office:value="9.7">
            <text:p>9.70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4</text:p>
          </table:table-cell>
          <table:table-cell table:style-name="ce1" office:value-type="string">
            <text:p>20181699</text:p>
          </table:table-cell>
          <table:table-cell table:style-name="ce1" office:value-type="string">
            <text:p>FLOREZ/BAILON, LUIS FERNAND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lflorezb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table:formula="of:=+[LABS.AA31]" office:value-type="float" office:value="8.8">
            <text:p>8.8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3">
            <text:p>13.0</text:p>
          </table:table-cell>
          <table:table-cell table:style-name="ce29" table:formula="of:=+([.J94]*0.125+[LABS.AB31]*0.02+[LABS.AC31]*0.03+[LABS.AD31]*0.075)*4" office:value-type="float" office:value="11.92">
            <text:p>11.9</text:p>
          </table:table-cell>
          <table:table-cell table:formula="of:=+[.L94]*0.25+[.K94]*0.2+[.I94]*0.1+[.H94]*0.2+[.G94]*0.05+[.F94]*0.2" office:value-type="float" office:value="11.96">
            <text:p>11.9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5</text:p>
          </table:table-cell>
          <table:table-cell table:style-name="ce1" office:value-type="string">
            <text:p>20181698</text:p>
          </table:table-cell>
          <table:table-cell table:style-name="ce1" office:value-type="string">
            <text:p>GARCIA/PUMA, AYRTON ROBINS</text:p>
          </table:table-cell>
          <table:table-cell table:style-name="ce1" office:value-type="string">
            <text:p>2</text:p>
          </table:table-cell>
          <table:table-cell table:style-name="ce1" office:value-type="string">
            <text:p>agarciapu@unsa.edu.pe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6">
            <text:p>16.0</text:p>
          </table:table-cell>
          <table:table-cell table:style-name="ce29" table:formula="of:=+[LABS.AA62]" office:value-type="float" office:value="17.5866666666667">
            <text:p>17.6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9.5">
            <text:p>9.5</text:p>
          </table:table-cell>
          <table:table-cell table:style-name="ce29" table:formula="of:=+([.J95]*0.125+[LABS.AB62]*0.02+[LABS.AC62]*0.03+[LABS.AD62]*0.075)*4" office:value-type="float" office:value="12.5">
            <text:p>12.5</text:p>
          </table:table-cell>
          <table:table-cell table:formula="of:=+[.L95]*0.25+[.K95]*0.2+[.I95]*0.1+[.H95]*0.2+[.G95]*0.05+[.F95]*0.2" office:value-type="float" office:value="13.2836666666667">
            <text:p>13.2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6</text:p>
          </table:table-cell>
          <table:table-cell table:style-name="ce1" office:value-type="string">
            <text:p>20190626</text:p>
          </table:table-cell>
          <table:table-cell table:style-name="ce1" office:value-type="string">
            <text:p>GOMEZ/MAMANI, DARWIN JHEINNE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gomezmam@unsa.edu.pe</text:p>
          </table:table-cell>
          <table:table-cell table:style-name="ce29" office:value-type="float" office:value="11.5">
            <text:p>11.5</text:p>
          </table:table-cell>
          <table:table-cell table:number-columns-repeated="2" table:style-name="ce29" office:value-type="float" office:value="18">
            <text:p>18.0</text:p>
          </table:table-cell>
          <table:table-cell table:style-name="ce29" office:value-type="float" office:value="8">
            <text:p>8.0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0.5">
            <text:p>10.5</text:p>
          </table:table-cell>
          <table:table-cell table:style-name="ce33" table:formula="of:=+([.J96]*0.125+[.N96]*0.125)*4" office:value-type="float" office:value="13">
            <text:p>13.0</text:p>
          </table:table-cell>
          <table:table-cell table:formula="of:=+[.L96]*0.25+[.K96]*0.2+[.I96]*0.1+[.H96]*0.2+[.G96]*0.05+[.F96]*0.2" office:value-type="float" office:value="12.95">
            <text:p>12.9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3">
          <table:table-cell table:style-name="ce1" office:value-type="string">
            <text:p>27</text:p>
          </table:table-cell>
          <table:table-cell table:style-name="ce1" office:value-type="string">
            <text:p>20083517</text:p>
          </table:table-cell>
          <table:table-cell table:style-name="ce1" office:value-type="string">
            <text:p>GUILLEN/CARRUITERO, FABIOLA ALEJANDR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fguillen@unsa.edu.pe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7">
            <text:p>7.0</text:p>
          </table:table-cell>
          <table:table-cell table:style-name="ce29" table:formula="of:=+[LABS.AA11]" office:value-type="float" office:value="9.94909090909091">
            <text:p>9.9</text:p>
          </table:table-cell>
          <table:table-cell table:style-name="ce29" office:value-type="float" office:value="17">
            <text:p>17.0</text:p>
          </table:table-cell>
          <table:table-cell table:style-name="ce29" office:value-type="float" office:value="13.5">
            <text:p>13.5</text:p>
          </table:table-cell>
          <table:table-cell table:style-name="ce29" table:formula="of:=+([.J97]*0.125+[LABS.AB11]*0.02+[LABS.AC11]*0.03+[LABS.AD11]*0.075)*4" office:value-type="float" office:value="13.08">
            <text:p>13.1</text:p>
          </table:table-cell>
          <table:table-cell table:formula="of:=+[.L97]*0.25+[.K97]*0.2+[.I97]*0.1+[.H97]*0.2+[.G97]*0.05+[.F97]*0.2" office:value-type="float" office:value="12.2649090909091">
            <text:p>12.2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28</text:p>
          </table:table-cell>
          <table:table-cell table:style-name="ce1" office:value-type="string">
            <text:p>20120544</text:p>
          </table:table-cell>
          <table:table-cell table:style-name="ce1" office:value-type="string">
            <text:p>GUTIERREZ/CHAMBI, HAROLD GABRIEL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gutierrezc@unsa.edu.pe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8">
            <text:p>18.0</text:p>
          </table:table-cell>
          <table:table-cell table:style-name="ce29"/>
          <table:table-cell table:style-name="ce29" office:value-type="float" office:value="0">
            <text:p>0.0</text:p>
          </table:table-cell>
          <table:table-cell table:style-name="ce29" office:value-type="string">
            <text:p>NSP</text:p>
          </table:table-cell>
          <table:table-cell table:style-name="ce29"/>
          <table:table-cell table:style-name="ce33"/>
          <table:table-cell table:formula="of:=+[.L98]*0.25+[.K98]*0.2+[.I98]*0.1+[.H98]*0.2+[.G98]*0.05+[.F98]*0.2" office:value-type="float" office:value="2.9">
            <text:p>2.9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9</text:p>
          </table:table-cell>
          <table:table-cell table:style-name="ce1" office:value-type="string">
            <text:p>20190630</text:p>
          </table:table-cell>
          <table:table-cell table:style-name="ce1" office:value-type="string">
            <text:p>HUAMANI/DELGADO, HUBERT ALEXANDE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hhuamanid@unsa.edu.pe</text:p>
          </table:table-cell>
          <table:table-cell table:style-name="ce29" office:value-type="float" office:value="17.5">
            <text:p>17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.5">
            <text:p>14.5</text:p>
          </table:table-cell>
          <table:table-cell table:style-name="ce29" office:value-type="float" office:value="13.5">
            <text:p>13.5</text:p>
          </table:table-cell>
          <table:table-cell table:style-name="ce29" office:value-type="float" office:value="19">
            <text:p>19.0</text:p>
          </table:table-cell>
          <table:table-cell table:style-name="ce29" office:value-type="float" office:value="12.5">
            <text:p>12.5</text:p>
          </table:table-cell>
          <table:table-cell table:style-name="ce33" table:formula="of:=+([.J99]*0.125+[.N99]*0.125)*4" office:value-type="float" office:value="19.5">
            <text:p>19.5</text:p>
          </table:table-cell>
          <table:table-cell table:formula="of:=+[.L99]*0.25+[.K99]*0.2+[.I99]*0.1+[.H99]*0.2+[.G99]*0.05+[.F99]*0.2" office:value-type="float" office:value="16.025">
            <text:p>16.03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30</text:p>
          </table:table-cell>
          <table:table-cell table:style-name="ce1" office:value-type="string">
            <text:p>20190642</text:p>
          </table:table-cell>
          <table:table-cell table:style-name="ce1" office:value-type="string">
            <text:p>HUARACHA/CONDORI, WALTE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whuaracha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8.3">
            <text:p>18.3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5">
            <text:p>15.0</text:p>
          </table:table-cell>
          <table:table-cell table:style-name="ce33" table:formula="of:=+([.J100]*0.125+[.N100]*0.125)*4" office:value-type="float" office:value="14.5">
            <text:p>14.5</text:p>
          </table:table-cell>
          <table:table-cell table:formula="of:=+[.L100]*0.25+[.K100]*0.2+[.I100]*0.1+[.H100]*0.2+[.G100]*0.05+[.F100]*0.2" office:value-type="float" office:value="14.555">
            <text:p>14.56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13">
          <table:table-cell table:style-name="ce1" office:value-type="string">
            <text:p>31</text:p>
          </table:table-cell>
          <table:table-cell table:style-name="ce1" office:value-type="string">
            <text:p>20190622</text:p>
          </table:table-cell>
          <table:table-cell table:style-name="ce1" office:value-type="string">
            <text:p>ILACHOQUE/HANCCOCCALLO, CHRISTIAN WILFRED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cilachoque@unsa.edu.pe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5.5">
            <text:p>15.5</text:p>
          </table:table-cell>
          <table:table-cell table:style-name="ce29" office:value-type="float" office:value="16.8">
            <text:p>16.8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4">
            <text:p>14.0</text:p>
          </table:table-cell>
          <table:table-cell table:style-name="ce33" table:formula="of:=+([.J101]*0.125+[.N101]*0.125)*4" office:value-type="float" office:value="14.5">
            <text:p>14.5</text:p>
          </table:table-cell>
          <table:table-cell table:formula="of:=+[.L101]*0.25+[.K101]*0.2+[.I101]*0.1+[.H101]*0.2+[.G101]*0.05+[.F101]*0.2" office:value-type="float" office:value="15.105">
            <text:p>15.11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32</text:p>
          </table:table-cell>
          <table:table-cell table:style-name="ce1" office:value-type="string">
            <text:p>20182835</text:p>
          </table:table-cell>
          <table:table-cell table:style-name="ce1" office:value-type="string">
            <text:p>LIZARGO/GARCIA, SAMUEL MATHEUS</text:p>
          </table:table-cell>
          <table:table-cell table:style-name="ce1" office:value-type="string">
            <text:p>1</text:p>
          </table:table-cell>
          <table:table-cell table:style-name="ce1" office:value-type="string">
            <text:p>slizargo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.5">
            <text:p>13.5</text:p>
          </table:table-cell>
          <table:table-cell table:style-name="ce29" table:formula="of:=+[LABS.AA12]" office:value-type="float" office:value="9.55636363636364">
            <text:p>9.6</text:p>
          </table:table-cell>
          <table:table-cell table:style-name="ce29" office:value-type="float" office:value="19">
            <text:p>19.0</text:p>
          </table:table-cell>
          <table:table-cell table:style-name="ce29" office:value-type="float" office:value="10">
            <text:p>10.0</text:p>
          </table:table-cell>
          <table:table-cell table:style-name="ce29" table:formula="of:=+([.J102]*0.125+[LABS.AB12]*0.02+[LABS.AC12]*0.03+[LABS.AD12]*0.075)*4" office:value-type="float" office:value="13.1">
            <text:p>13.1</text:p>
          </table:table-cell>
          <table:table-cell table:formula="of:=+[.L102]*0.25+[.K102]*0.2+[.I102]*0.1+[.H102]*0.2+[.G102]*0.05+[.F102]*0.2" office:value-type="float" office:value="12.4306363636364">
            <text:p>12.4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3</text:p>
          </table:table-cell>
          <table:table-cell table:style-name="ce1" office:value-type="string">
            <text:p>20161971</text:p>
          </table:table-cell>
          <table:table-cell table:style-name="ce1" office:value-type="string">
            <text:p>MEDINA/CARBAJAL, KARLA LUCI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kmedinaca@unsa.edu.pe</text:p>
          </table:table-cell>
          <table:table-cell table:style-name="ce29" office:value-type="float" office:value="10">
            <text:p>10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7">
            <text:p>7.0</text:p>
          </table:table-cell>
          <table:table-cell table:style-name="ce29" office:value-type="float" office:value="0">
            <text:p>0.0</text:p>
          </table:table-cell>
          <table:table-cell table:style-name="ce29" office:value-type="float" office:value="16">
            <text:p>16.0</text:p>
          </table:table-cell>
          <table:table-cell table:style-name="ce29"/>
          <table:table-cell table:style-name="ce33" table:formula="of:=+([.J103]*0.125+[.N103]*0.125)*4" office:value-type="float" office:value="8">
            <text:p>8.0</text:p>
          </table:table-cell>
          <table:table-cell table:formula="of:=+[.L103]*0.25+[.K103]*0.2+[.I103]*0.1+[.H103]*0.2+[.G103]*0.05+[.F103]*0.2" office:value-type="float" office:value="6.3">
            <text:p>6.3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34</text:p>
          </table:table-cell>
          <table:table-cell table:style-name="ce1" office:value-type="string">
            <text:p>20182825</text:p>
          </table:table-cell>
          <table:table-cell table:style-name="ce1" office:value-type="string">
            <text:p>ORDOÑEZ/CCORICCAZA, JUAN CARLOS</text:p>
          </table:table-cell>
          <table:table-cell table:style-name="ce1" office:value-type="string">
            <text:p>1</text:p>
          </table:table-cell>
          <table:table-cell table:style-name="ce1" office:value-type="string">
            <text:p>jordonezcc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.5">
            <text:p>14.5</text:p>
          </table:table-cell>
          <table:table-cell table:style-name="ce29" table:formula="of:=+[LABS.AA65]" office:value-type="float" office:value="17.4266666666667">
            <text:p>17.4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9.5">
            <text:p>9.5</text:p>
          </table:table-cell>
          <table:table-cell table:style-name="ce29" table:formula="of:=+([.J104]*0.125+[LABS.AB65]*0.02+[LABS.AC65]*0.03+[LABS.AD65]*0.075)*4" office:value-type="float" office:value="15.04">
            <text:p>15.0</text:p>
          </table:table-cell>
          <table:table-cell table:formula="of:=+[.L104]*0.25+[.K104]*0.2+[.I104]*0.1+[.H104]*0.2+[.G104]*0.05+[.F104]*0.2" office:value-type="float" office:value="14.0026666666667">
            <text:p>14.0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5</text:p>
          </table:table-cell>
          <table:table-cell table:style-name="ce1" office:value-type="string">
            <text:p>20180573</text:p>
          </table:table-cell>
          <table:table-cell table:style-name="ce1" office:value-type="string">
            <text:p>PARICELA/CANAZAS, ALEXANDRA ROSARI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paricelac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style-name="ce29"/>
          <table:table-cell table:style-name="ce29" office:value-type="float" office:value="9">
            <text:p>9.0</text:p>
          </table:table-cell>
          <table:table-cell table:style-name="ce29" office:value-type="float" office:value="19">
            <text:p>19.0</text:p>
          </table:table-cell>
          <table:table-cell table:style-name="ce29" office:value-type="float" office:value="14.5">
            <text:p>14.5</text:p>
          </table:table-cell>
          <table:table-cell table:style-name="ce33" table:formula="of:=+([.J105]*0.125+[.N105]*0.125)*4" office:value-type="float" office:value="14.5">
            <text:p>14.5</text:p>
          </table:table-cell>
          <table:table-cell table:formula="of:=+[.L105]*0.25+[.K105]*0.2+[.I105]*0.1+[.H105]*0.2+[.G105]*0.05+[.F105]*0.2" office:value-type="float" office:value="10.925">
            <text:p>10.9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36</text:p>
          </table:table-cell>
          <table:table-cell table:style-name="ce1" office:value-type="string">
            <text:p>20170622</text:p>
          </table:table-cell>
          <table:table-cell table:style-name="ce1" office:value-type="string">
            <text:p>PEZO/CENTENO, MICHELL BENJAMI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mpezo@unsa.edu.pe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">
            <text:p>14.0</text:p>
          </table:table-cell>
          <table:table-cell table:style-name="ce29" table:formula="of:=+[LABS.AA15]" office:value-type="float" office:value="13.2363636363636">
            <text:p>13.2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9">
            <text:p>9.0</text:p>
          </table:table-cell>
          <table:table-cell table:style-name="ce29" table:formula="of:=+([.J106]*0.125+[LABS.AB15]*0.02+[LABS.AC15]*0.03+[LABS.AD15]*0.075)*4" office:value-type="float" office:value="14.92">
            <text:p>14.9</text:p>
          </table:table-cell>
          <table:table-cell table:formula="of:=+[.L106]*0.25+[.K106]*0.2+[.I106]*0.1+[.H106]*0.2+[.G106]*0.05+[.F106]*0.2" office:value-type="float" office:value="12.9536363636364">
            <text:p>12.95</text:p>
          </table:table-cell>
          <table:table-cell table:number-columns-repeated="1011"/>
        </table:table-row>
        <table:table-row table:style-name="ro13">
          <table:table-cell table:style-name="ce1" office:value-type="string">
            <text:p>37</text:p>
          </table:table-cell>
          <table:table-cell table:style-name="ce1" office:value-type="string">
            <text:p>20193193</text:p>
          </table:table-cell>
          <table:table-cell table:style-name="ce1" office:value-type="string">
            <text:p>PONCE DE LEON/AGUILAR, MARCO ANTONI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mponcedeleona@unsa.edu.pe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8">
            <text:p>8.0</text:p>
          </table:table-cell>
          <table:table-cell table:style-name="ce29" office:value-type="float" office:value="7.5">
            <text:p>7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33" table:formula="of:=+([.J107]*0.125+[.N107]*0.125)*4" office:value-type="float" office:value="18.5">
            <text:p>18.5</text:p>
          </table:table-cell>
          <table:table-cell table:formula="of:=+[.L107]*0.25+[.K107]*0.2+[.I107]*0.1+[.H107]*0.2+[.G107]*0.05+[.F107]*0.2" office:value-type="float" office:value="12.575">
            <text:p>12.58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38</text:p>
          </table:table-cell>
          <table:table-cell table:style-name="ce1" office:value-type="string">
            <text:p>20152422</text:p>
          </table:table-cell>
          <table:table-cell table:style-name="ce1" office:value-type="string">
            <text:p>QUISPE/HUAMAN, EMERSON ARTUR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equispehuaman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">
            <text:p>13.0</text:p>
          </table:table-cell>
          <table:table-cell table:style-name="ce29" table:formula="of:=+[LABS.AA17]" office:value-type="float" office:value="18.9963636363636">
            <text:p>19.0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0.5">
            <text:p>10.5</text:p>
          </table:table-cell>
          <table:table-cell table:style-name="ce29" table:formula="of:=+([.J108]*0.125+[LABS.AB17]*0.02+[LABS.AC17]*0.03+[LABS.AD17]*0.075)*4" office:value-type="float" office:value="12.32">
            <text:p>12.3</text:p>
          </table:table-cell>
          <table:table-cell table:formula="of:=+[.L108]*0.25+[.K108]*0.2+[.I108]*0.1+[.H108]*0.2+[.G108]*0.05+[.F108]*0.2" office:value-type="float" office:value="13.1796363636364">
            <text:p>13.1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9</text:p>
          </table:table-cell>
          <table:table-cell table:style-name="ce1" office:value-type="string">
            <text:p>20193199</text:p>
          </table:table-cell>
          <table:table-cell table:style-name="ce1" office:value-type="string">
            <text:p>RAMOS/TICONA, GILBERT WI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gramosti@unsa.edu.pe</text:p>
          </table:table-cell>
          <table:table-cell table:style-name="ce29" office:value-type="float" office:value="14">
            <text:p>14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6">
            <text:p>6.0</text:p>
          </table:table-cell>
          <table:table-cell table:style-name="ce29" table:formula="of:=+[LABS.AA66]" office:value-type="float" office:value="9.57333333333333">
            <text:p>9.6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5.5">
            <text:p>15.5</text:p>
          </table:table-cell>
          <table:table-cell table:style-name="ce29" table:formula="of:=+([.J109]*0.125+[LABS.AB66]*0.02+[LABS.AC66]*0.03+[LABS.AD66]*0.075)*4" office:value-type="float" office:value="9.44">
            <text:p>9.4</text:p>
          </table:table-cell>
          <table:table-cell table:formula="of:=+[.L109]*0.25+[.K109]*0.2+[.I109]*0.1+[.H109]*0.2+[.G109]*0.05+[.F109]*0.2" office:value-type="float" office:value="11.3173333333333">
            <text:p>11.3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0</text:p>
          </table:table-cell>
          <table:table-cell table:style-name="ce1" office:value-type="string">
            <text:p>20192183</text:p>
          </table:table-cell>
          <table:table-cell table:style-name="ce1" office:value-type="string">
            <text:p>ROJAS/CARHUAS, FATIMA GIGI</text:p>
          </table:table-cell>
          <table:table-cell table:style-name="ce1" office:value-type="string">
            <text:p>1</text:p>
          </table:table-cell>
          <table:table-cell table:style-name="ce1" office:value-type="string">
            <text:p>frojasca@unsa.edu.pe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0">
            <text:p>10.0</text:p>
          </table:table-cell>
          <table:table-cell table:style-name="ce29" table:formula="of:=+[LABS.AA67]" office:value-type="float" office:value="15.9466666666667">
            <text:p>15.9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9.5">
            <text:p>9.5</text:p>
          </table:table-cell>
          <table:table-cell table:style-name="ce29" table:formula="of:=+([.J110]*0.125+[LABS.AB67]*0.02+[LABS.AC67]*0.03+[LABS.AD67]*0.075)*4" office:value-type="float" office:value="14.24">
            <text:p>14.2</text:p>
          </table:table-cell>
          <table:table-cell table:formula="of:=+[.L110]*0.25+[.K110]*0.2+[.I110]*0.1+[.H110]*0.2+[.G110]*0.05+[.F110]*0.2" office:value-type="float" office:value="12.1546666666667">
            <text:p>12.1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1</text:p>
          </table:table-cell>
          <table:table-cell table:style-name="ce1" office:value-type="string">
            <text:p>20193194</text:p>
          </table:table-cell>
          <table:table-cell table:style-name="ce1" office:value-type="string">
            <text:p>SANTOS/RAMOS, MARIA ANDRE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msantosr@unsa.edu.pe</text:p>
          </table:table-cell>
          <table:table-cell table:style-name="ce29" office:value-type="float" office:value="9">
            <text:p>9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7.5">
            <text:p>17.5</text:p>
          </table:table-cell>
          <table:table-cell table:style-name="ce29" office:value-type="float" office:value="1.8">
            <text:p>1.8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7">
            <text:p>7.0</text:p>
          </table:table-cell>
          <table:table-cell table:style-name="ce33" table:formula="of:=+([.J111]*0.125+[.N111]*0.125)*4" office:value-type="float" office:value="10.5">
            <text:p>10.5</text:p>
          </table:table-cell>
          <table:table-cell table:formula="of:=+[.L111]*0.25+[.K111]*0.2+[.I111]*0.1+[.H111]*0.2+[.G111]*0.05+[.F111]*0.2" office:value-type="float" office:value="10.405">
            <text:p>10.4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2</text:p>
          </table:table-cell>
          <table:table-cell table:style-name="ce1" office:value-type="string">
            <text:p>20172123</text:p>
          </table:table-cell>
          <table:table-cell table:style-name="ce1" office:value-type="string">
            <text:p>SILVA/TORRES DE LA GALA, RICARDO PAU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rsilvato@unsa.edu.pe</text:p>
          </table:table-cell>
          <table:table-cell table:style-name="ce29" office:value-type="float" office:value="9">
            <text:p>9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0">
            <text:p>10.0</text:p>
          </table:table-cell>
          <table:table-cell table:style-name="ce29" table:formula="of:=+[LABS.AA68]" office:value-type="float" office:value="2.26666666666667">
            <text:p>2.3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0">
            <text:p>10.0</text:p>
          </table:table-cell>
          <table:table-cell table:style-name="ce29" table:formula="of:=+([.J112]*0.125+[LABS.AB68]*0.02+[LABS.AC68]*0.03+[LABS.AD68]*0.075)*4" office:value-type="float" office:value="11.6">
            <text:p>11.6</text:p>
          </table:table-cell>
          <table:table-cell table:formula="of:=+[.L112]*0.25+[.K112]*0.2+[.I112]*0.1+[.H112]*0.2+[.G112]*0.05+[.F112]*0.2" office:value-type="float" office:value="9.82666666666667">
            <text:p>9.8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3</text:p>
          </table:table-cell>
          <table:table-cell table:style-name="ce1" office:value-type="string">
            <text:p>20181694</text:p>
          </table:table-cell>
          <table:table-cell table:style-name="ce1" office:value-type="string">
            <text:p>SUCASAIRE/TORRES, ARNOLD ISMAEL</text:p>
          </table:table-cell>
          <table:table-cell table:style-name="ce1" office:value-type="string">
            <text:p>2</text:p>
          </table:table-cell>
          <table:table-cell table:style-name="ce1" office:value-type="string">
            <text:p>asucasairet@unsa.edu.pe</text:p>
          </table:table-cell>
          <table:table-cell table:style-name="ce29" office:value-type="float" office:value="16.5">
            <text:p>16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">
            <text:p>13.0</text:p>
          </table:table-cell>
          <table:table-cell table:style-name="ce29" table:formula="of:=+[LABS.AA41]" office:value-type="float" office:value="18.88">
            <text:p>18.9</text:p>
          </table:table-cell>
          <table:table-cell table:number-columns-repeated="2" table:style-name="ce29" office:value-type="float" office:value="15">
            <text:p>15.0</text:p>
          </table:table-cell>
          <table:table-cell table:style-name="ce29" table:formula="of:=+([.J113]*0.125+[LABS.AB41]*0.02+[LABS.AC41]*0.03+[LABS.AD41]*0.075)*4" office:value-type="float" office:value="15.6">
            <text:p>15.6</text:p>
          </table:table-cell>
          <table:table-cell table:formula="of:=+[.L113]*0.25+[.K113]*0.2+[.I113]*0.1+[.H113]*0.2+[.G113]*0.05+[.F113]*0.2" office:value-type="float" office:value="15.588">
            <text:p>15.5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4</text:p>
          </table:table-cell>
          <table:table-cell table:style-name="ce1" office:value-type="string">
            <text:p>20180582</text:p>
          </table:table-cell>
          <table:table-cell table:style-name="ce1" office:value-type="string">
            <text:p>TORRES/AROQUIPA, KARLO JOSE</text:p>
          </table:table-cell>
          <table:table-cell table:style-name="ce1" office:value-type="string">
            <text:p>1</text:p>
          </table:table-cell>
          <table:table-cell table:style-name="ce1" office:value-type="string">
            <text:p>ktorresaro@unsa.edu.pe</text:p>
          </table:table-cell>
          <table:table-cell table:style-name="ce29" office:value-type="float" office:value="15.5">
            <text:p>15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9">
            <text:p>9.0</text:p>
          </table:table-cell>
          <table:table-cell table:style-name="ce29" table:formula="of:=+[LABS.AA69]" office:value-type="float" office:value="13.88">
            <text:p>13.9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3">
            <text:p>13.0</text:p>
          </table:table-cell>
          <table:table-cell table:style-name="ce29" table:formula="of:=+([.J114]*0.125+[LABS.AB69]*0.02+[LABS.AC69]*0.03+[LABS.AD69]*0.075)*4" office:value-type="float" office:value="10.7">
            <text:p>10.7</text:p>
          </table:table-cell>
          <table:table-cell table:formula="of:=+[.L114]*0.25+[.K114]*0.2+[.I114]*0.1+[.H114]*0.2+[.G114]*0.05+[.F114]*0.2" office:value-type="float" office:value="12.463">
            <text:p>12.4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5</text:p>
          </table:table-cell>
          <table:table-cell table:style-name="ce1" office:value-type="string">
            <text:p>20163274</text:p>
          </table:table-cell>
          <table:table-cell table:style-name="ce1" office:value-type="string">
            <text:p>VALDEZ/AGUERO, RONALD REYNALDO</text:p>
          </table:table-cell>
          <table:table-cell table:style-name="ce1" office:value-type="string">
            <text:p>2</text:p>
          </table:table-cell>
          <table:table-cell table:style-name="ce1" office:value-type="string">
            <text:p>rvaldeza@unsa.edu.pe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">
            <text:p>1.0</text:p>
          </table:table-cell>
          <table:table-cell table:style-name="ce29" office:value-type="float" office:value="15.8">
            <text:p>15.8</text:p>
          </table:table-cell>
          <table:table-cell table:style-name="ce29" office:value-type="float" office:value="19">
            <text:p>19.0</text:p>
          </table:table-cell>
          <table:table-cell table:style-name="ce29" office:value-type="float" office:value="14">
            <text:p>14.0</text:p>
          </table:table-cell>
          <table:table-cell table:style-name="ce33" table:formula="of:=+([.J115]*0.125+[.N115]*0.125)*4" office:value-type="float" office:value="15">
            <text:p>15.0</text:p>
          </table:table-cell>
          <table:table-cell table:formula="of:=+[.L115]*0.25+[.K115]*0.2+[.I115]*0.1+[.H115]*0.2+[.G115]*0.05+[.F115]*0.2" office:value-type="float" office:value="12.43">
            <text:p>12.43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6</text:p>
          </table:table-cell>
          <table:table-cell table:style-name="ce1" office:value-type="string">
            <text:p>20161925</text:p>
          </table:table-cell>
          <table:table-cell table:style-name="ce1" office:value-type="string">
            <text:p>VALDIVIA/TURPO, LUIS DIEGO</text:p>
          </table:table-cell>
          <table:table-cell table:style-name="ce1" office:value-type="string">
            <text:p>3</text:p>
          </table:table-cell>
          <table:table-cell table:style-name="ce1" office:value-type="string">
            <text:p>lvaldiviatu@unsa.edu.pe</text:p>
          </table:table-cell>
          <table:table-cell table:style-name="ce29" office:value-type="float" office:value="11.5">
            <text:p>11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">
            <text:p>13.0</text:p>
          </table:table-cell>
          <table:table-cell table:style-name="ce29" table:formula="of:=+[LABS.AA19]" office:value-type="float" office:value="12.2763636363636">
            <text:p>12.3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4">
            <text:p>14.0</text:p>
          </table:table-cell>
          <table:table-cell table:style-name="ce29" table:formula="of:=+([.J116]*0.125+[LABS.AB19]*0.02+[LABS.AC19]*0.03+[LABS.AD19]*0.075)*4" office:value-type="float" office:value="15">
            <text:p>15.0</text:p>
          </table:table-cell>
          <table:table-cell table:formula="of:=+[.L116]*0.25+[.K116]*0.2+[.I116]*0.1+[.H116]*0.2+[.G116]*0.05+[.F116]*0.2" office:value-type="float" office:value="13.5776363636364">
            <text:p>13.5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7</text:p>
          </table:table-cell>
          <table:table-cell table:style-name="ce1" office:value-type="string">
            <text:p>20180558</text:p>
          </table:table-cell>
          <table:table-cell table:style-name="ce1" office:value-type="string">
            <text:p>VASQUEZ/ALVAREZ, CESAR PAUL</text:p>
          </table:table-cell>
          <table:table-cell table:style-name="ce1" office:value-type="string">
            <text:p>1</text:p>
          </table:table-cell>
          <table:table-cell table:style-name="ce1" office:value-type="string">
            <text:p>cvasqueza@unsa.edu.pe</text:p>
          </table:table-cell>
          <table:table-cell table:style-name="ce29" office:value-type="float" office:value="13">
            <text:p>13.0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2">
            <text:p>12.0</text:p>
          </table:table-cell>
          <table:table-cell table:style-name="ce29" office:value-type="float" office:value="11.8">
            <text:p>11.8</text:p>
          </table:table-cell>
          <table:table-cell table:style-name="ce29" office:value-type="float" office:value="11">
            <text:p>11.0</text:p>
          </table:table-cell>
          <table:table-cell table:style-name="ce29" office:value-type="float" office:value="11.5">
            <text:p>11.5</text:p>
          </table:table-cell>
          <table:table-cell table:style-name="ce33" table:formula="of:=+([.J117]*0.125+[.N117]*0.125)*4" office:value-type="float" office:value="15">
            <text:p>15.0</text:p>
          </table:table-cell>
          <table:table-cell table:formula="of:=+[.L117]*0.25+[.K117]*0.2+[.I117]*0.1+[.H117]*0.2+[.G117]*0.05+[.F117]*0.2" office:value-type="float" office:value="13.13">
            <text:p>13.13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8</text:p>
          </table:table-cell>
          <table:table-cell table:style-name="ce1" office:value-type="string">
            <text:p>20193200</text:p>
          </table:table-cell>
          <table:table-cell table:style-name="ce1" office:value-type="string">
            <text:p>ZEVALLOS/APAZA, ANGEL ALEXIS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zevallosa@unsa.edu.pe</text:p>
          </table:table-cell>
          <table:table-cell table:style-name="ce29" office:value-type="float" office:value="12.5">
            <text:p>12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3.5">
            <text:p>13.5</text:p>
          </table:table-cell>
          <table:table-cell table:style-name="ce29" table:formula="of:=+[LABS.AA70]" office:value-type="float" office:value="12.4666666666667">
            <text:p>12.5</text:p>
          </table:table-cell>
          <table:table-cell table:style-name="ce29" office:value-type="float" office:value="15">
            <text:p>15.0</text:p>
          </table:table-cell>
          <table:table-cell table:style-name="ce29" office:value-type="float" office:value="11.5">
            <text:p>11.5</text:p>
          </table:table-cell>
          <table:table-cell table:style-name="ce29" table:formula="of:=+([.J118]*0.125+[LABS.AB70]*0.02+[LABS.AC70]*0.03+[LABS.AD70]*0.075)*4" office:value-type="float" office:value="12.7">
            <text:p>12.7</text:p>
          </table:table-cell>
          <table:table-cell table:formula="of:=+[.L118]*0.25+[.K118]*0.2+[.I118]*0.1+[.H118]*0.2+[.G118]*0.05+[.F118]*0.2" office:value-type="float" office:value="12.8216666666667">
            <text:p>12.8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9</text:p>
          </table:table-cell>
          <table:table-cell table:style-name="ce1" office:value-type="string">
            <text:p>20172131</text:p>
          </table:table-cell>
          <table:table-cell table:style-name="ce1" office:value-type="string">
            <text:p>ZUÑIGA/CAUNA, ALVARO MARCELO</text:p>
          </table:table-cell>
          <table:table-cell table:style-name="ce1" office:value-type="string">
            <text:p>1</text:p>
          </table:table-cell>
          <table:table-cell table:style-name="ce1" office:value-type="string">
            <text:p>azunigaca@unsa.edu.pe</text:p>
          </table:table-cell>
          <table:table-cell table:style-name="ce29" office:value-type="float" office:value="9.5">
            <text:p>9.5</text:p>
          </table:table-cell>
          <table:table-cell table:style-name="ce29" office:value-type="float" office:value="18">
            <text:p>18.0</text:p>
          </table:table-cell>
          <table:table-cell table:style-name="ce29" office:value-type="float" office:value="14">
            <text:p>14.0</text:p>
          </table:table-cell>
          <table:table-cell table:style-name="ce29" table:formula="of:=+[LABS.AA21]" office:value-type="float" office:value="11.04">
            <text:p>11.0</text:p>
          </table:table-cell>
          <table:table-cell table:style-name="ce29" office:value-type="float" office:value="16">
            <text:p>16.0</text:p>
          </table:table-cell>
          <table:table-cell table:style-name="ce29" office:value-type="float" office:value="13.5">
            <text:p>13.5</text:p>
          </table:table-cell>
          <table:table-cell table:style-name="ce29" table:formula="of:=+([.J119]*0.125+[LABS.AB21]*0.02+[LABS.AC21]*0.03+[LABS.AD21]*0.075)*4" office:value-type="float" office:value="13.32">
            <text:p>13.3</text:p>
          </table:table-cell>
          <table:table-cell table:formula="of:=+[.L119]*0.25+[.K119]*0.2+[.I119]*0.1+[.H119]*0.2+[.G119]*0.05+[.F119]*0.2" office:value-type="float" office:value="12.734">
            <text:p>12.73</text:p>
          </table:table-cell>
          <table:table-cell table:number-columns-repeated="1011"/>
        </table:table-row>
        <table:table-row table:style-name="ro1">
          <table:table-cell table:style-name="ce2" table:number-columns-repeated="4"/>
          <table:table-cell table:style-name="ce1" office:value-type="string">
            <text:p>Max</text:p>
          </table:table-cell>
          <table:table-cell table:style-name="ce29" table:formula="of:=MAX([.F8:.F119])" office:value-type="float" office:value="18">
            <text:p>18.0</text:p>
          </table:table-cell>
          <table:table-cell table:style-name="ce29" table:formula="of:=MAX([.G8:.G119])" office:value-type="float" office:value="18">
            <text:p>18.0</text:p>
          </table:table-cell>
          <table:table-cell table:style-name="ce29" table:formula="of:=MAX([.H8:.H119])" office:value-type="float" office:value="19">
            <text:p>19.0</text:p>
          </table:table-cell>
          <table:table-cell table:style-name="ce29" table:formula="of:=MAX([.I8:.I119])" office:value-type="float" office:value="20">
            <text:p>20.0</text:p>
          </table:table-cell>
          <table:table-cell table:style-name="ce29"/>
          <table:table-cell table:style-name="ce29" table:formula="of:=MAX([.K8:.K119])" office:value-type="float" office:value="16.5">
            <text:p>16.5</text:p>
          </table:table-cell>
          <table:table-cell table:style-name="ce29" table:formula="of:=MAX([.L8:.L119])" office:value-type="float" office:value="20">
            <text:p>20.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" table:number-columns-repeated="4"/>
          <table:table-cell table:style-name="ce1" office:value-type="string">
            <text:p>MIN</text:p>
          </table:table-cell>
          <table:table-cell table:style-name="ce29" table:formula="of:=MIN([.F8:.F119])" office:value-type="float" office:value="6.5">
            <text:p>6.5</text:p>
          </table:table-cell>
          <table:table-cell table:style-name="ce29" table:formula="of:=MIN([.G8:.G119])" office:value-type="float" office:value="12">
            <text:p>12.0</text:p>
          </table:table-cell>
          <table:table-cell table:style-name="ce29" table:formula="of:=MIN([.H8:.H119])" office:value-type="float" office:value="1">
            <text:p>1.0</text:p>
          </table:table-cell>
          <table:table-cell table:style-name="ce29" table:formula="of:=MIN([.I8:.I119])" office:value-type="float" office:value="0">
            <text:p>0.0</text:p>
          </table:table-cell>
          <table:table-cell table:style-name="ce29"/>
          <table:table-cell table:style-name="ce29" table:formula="of:=MIN([.K8:.K119])" office:value-type="float" office:value="5">
            <text:p>5.0</text:p>
          </table:table-cell>
          <table:table-cell table:style-name="ce29" table:formula="of:=MIN([.L8:.L119])" office:value-type="float" office:value="5.5">
            <text:p>5.5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" table:number-columns-repeated="4"/>
          <table:table-cell table:style-name="ce1" office:value-type="string">
            <text:p>PROM</text:p>
          </table:table-cell>
          <table:table-cell table:style-name="ce29" table:formula="of:=AVERAGE([.F8:.F119])" office:value-type="float" office:value="12.1565656565657">
            <text:p>12.2</text:p>
          </table:table-cell>
          <table:table-cell table:style-name="ce29" table:formula="of:=AVERAGE([.G8:.G119])" office:value-type="float" office:value="17.3725490196078">
            <text:p>17.4</text:p>
          </table:table-cell>
          <table:table-cell table:style-name="ce29" table:formula="of:=AVERAGE([.H8:.H119])" office:value-type="float" office:value="12.0478723404255">
            <text:p>12.0</text:p>
          </table:table-cell>
          <table:table-cell table:style-name="ce29" table:formula="of:=AVERAGE([.I8:.I119])" office:value-type="float" office:value="11.7158363636364">
            <text:p>11.7</text:p>
          </table:table-cell>
          <table:table-cell table:style-name="ce29"/>
          <table:table-cell table:style-name="ce29" table:formula="of:=AVERAGE([.K8:.K119])" office:value-type="float" office:value="11.9731182795699">
            <text:p>12.0</text:p>
          </table:table-cell>
          <table:table-cell table:style-name="ce29" table:formula="of:=AVERAGE([.L8:.L119])" office:value-type="float" office:value="13.8058947368421">
            <text:p>13.8</text:p>
          </table:table-cell>
          <table:table-cell table:style-name="ce29"/>
          <table:table-cell table:number-columns-repeated="1011"/>
        </table:table-row>
        <table:table-row table:style-name="ro5" table:number-rows-repeated="1048450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ABS" table:style-name="ta2" table:print="false">
        <office:forms form:automatic-focus="false" form:apply-design-mode="false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1" table:default-cell-style-name="ce3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number-columns-repeated="3" table:default-cell-style-name="ce19"/>
        <table:table-column table:style-name="co20" table:number-columns-repeated="4" table:default-cell-style-name="ce3"/>
        <table:table-column table:style-name="co21" table:default-cell-style-name="ce3"/>
        <table:table-column table:style-name="co22" table:default-cell-style-name="ce22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0" table:number-columns-repeated="231" table:default-cell-style-name="ce3"/>
        <table:table-column table:style-name="co11" table:number-columns-repeated="763" table:default-cell-style-name="Excel_20_Built-in_20_Normal"/>
        <table:table-row table:style-name="ro6">
          <table:table-cell table:style-name="ce2"/>
          <table:table-cell table:style-name="ce1" table:number-columns-repeated="4"/>
          <table:table-cell table:style-name="ce2" table:number-columns-repeated="10"/>
          <table:table-cell table:style-name="ce15" table:number-columns-repeated="6"/>
          <table:table-cell table:style-name="ce1" table:number-columns-repeated="4"/>
          <table:table-cell/>
          <table:table-cell table:style-name="ce2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 table:number-columns-repeated="994"/>
        </table:table-row>
        <table:table-row table:style-name="ro7">
          <table:table-cell table:style-name="ce2"/>
          <table:table-cell table:style-name="ce1" office:value-type="string">
            <text:p>PWEB1 labs <text:s/>Mie y Vie 2pm-3:40pm</text:p>
          </table:table-cell>
          <table:table-cell table:style-name="ce1" office:value-type="string">
            <text:p>usuario</text:p>
          </table:table-cell>
          <table:table-cell table:style-name="ce1" office:value-type="string">
            <text:p>VPS</text:p>
          </table:table-cell>
          <table:table-cell table:style-name="ce1" office:value-type="string">
            <text:p>Grupo E</text:p>
          </table:table-cell>
          <table:table-cell table:style-name="ce2" table:number-columns-repeated="10"/>
          <table:table-cell table:style-name="ce15" table:number-columns-repeated="6"/>
          <table:table-cell table:style-name="ce1" office:value-type="string">
            <text:p>PAG WEB</text:p>
          </table:table-cell>
          <table:table-cell table:style-name="ce1" office:value-type="string">
            <text:p>CSS</text:p>
          </table:table-cell>
          <table:table-cell table:style-name="ce1" office:value-type="string">
            <text:p>Eje 8 y 9</text:p>
          </table:table-cell>
          <table:table-cell table:style-name="ce1" office:value-type="string">
            <text:p>Eje 10 y 11</text:p>
          </table:table-cell>
          <table:table-cell office:value-type="string">
            <text:p>Eje 12 y 13</text:p>
          </table:table-cell>
          <table:table-cell table:style-name="ce21" office:value-type="string">
            <text:p>EC2</text:p>
          </table:table-cell>
          <table:table-cell office:value-type="string">
            <text:p>Eje MySql</text:p>
          </table:table-cell>
          <table:table-cell office:value-type="string">
            <text:p>Eje 15 y 16</text:p>
          </table:table-cell>
          <table:table-cell office:value-type="string">
            <text:p>PROY Banca</text:p>
          </table:table-cell>
          <table:table-cell table:number-columns-repeated="994"/>
        </table:table-row>
        <table:table-row table:style-name="ro1">
          <table:table-cell table:style-name="ce2"/>
          <table:table-cell table:style-name="ce1" office:value-type="string">
            <text:p>Nombre</text:p>
          </table:table-cell>
          <table:table-cell table:style-name="ce2" table:number-columns-repeated="13"/>
          <table:table-cell table:style-name="ce15" table:number-columns-repeated="6"/>
          <table:table-cell table:style-name="ce2" table:number-columns-repeated="4"/>
          <table:table-cell table:number-columns-repeated="999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3" office:value-type="string">
            <text:p>ALEGRE LINARES, ROSARIO</text:p>
          </table:table-cell>
          <table:table-cell table:style-name="ce13" office:value-type="string">
            <text:p>ralegre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7">
            <text:p>17</text:p>
          </table:table-cell>
          <table:table-cell table:number-columns-repeated="3" table:style-name="ce14" office:value-type="float" office:value="20">
            <text:p>20</text:p>
          </table:table-cell>
          <table:table-cell table:style-name="ce20"/>
          <table:table-cell table:style-name="ce23" table:formula="of:=SUM([.V4:.Z4])/5*0.8+11/11*20*0.2" office:value-type="float" office:value="16.32">
            <text:p>16.3</text:p>
          </table:table-cell>
          <table:table-cell table:number-columns-repeated="2" table:style-name="ce20" office:value-type="float" office:value="14">
            <text:p>14</text:p>
          </table:table-cell>
          <table:table-cell table:style-name="ce20" office:value-type="float" office:value="10">
            <text:p>10</text:p>
          </table:table-cell>
          <table:table-cell table:number-columns-repeated="994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3" office:value-type="string">
            <text:p>ALFARO ZAPANA, ESTEFANY</text:p>
          </table:table-cell>
          <table:table-cell table:style-name="ce13" office:value-type="string">
            <text:p>ealfaroz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/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20">
            <text:p>20</text:p>
          </table:table-cell>
          <table:table-cell table:style-name="ce14" office:value-type="float" office:value="19">
            <text:p>19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/>
          <table:table-cell table:style-name="ce23" table:formula="of:=SUM([.V5:.Z5])/5*0.8+10/11*20*0.2" office:value-type="float" office:value="16.2763636363636">
            <text:p>16.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0">
            <text:p>10</text:p>
          </table:table-cell>
          <table:table-cell table:number-columns-repeated="994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3" office:value-type="string">
            <text:p>APAZA CALCIN, MICHAEL</text:p>
          </table:table-cell>
          <table:table-cell table:style-name="ce13" office:value-type="string">
            <text:p>mapazacals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/>
          <table:table-cell table:number-columns-repeated="2" table:style-name="ce17" office:value-type="string">
            <text:p>P</text:p>
          </table:table-cell>
          <table:table-cell table:style-name="ce17" table:number-columns-repeated="3"/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6:.Z6])/5*0.8+11/11*20*0.2" office:value-type="float" office:value="19.2">
            <text:p>19.2</text:p>
          </table:table-cell>
          <table:table-cell table:style-name="ce20" office:value-type="float" office:value="14">
            <text:p>14</text:p>
          </table:table-cell>
          <table:table-cell table:style-name="ce20"/>
          <table:table-cell table:style-name="ce20" office:value-type="float" office:value="17">
            <text:p>17</text:p>
          </table:table-cell>
          <table:table-cell table:number-columns-repeated="994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3" office:value-type="string">
            <text:p>CHAVEZ CARPIO, FIDEL</text:p>
          </table:table-cell>
          <table:table-cell table:style-name="ce13" office:value-type="string">
            <text:p>fchavezcar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7">
            <text:p>17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7:.Z7])/5*0.8+11/11*20*0.2" office:value-type="float" office:value="19.04">
            <text:p>19.0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3" office:value-type="string">
            <text:p>CHAVEZ VILCA, ELARD</text:p>
          </table:table-cell>
          <table:table-cell table:style-name="ce13" office:value-type="string">
            <text:p>echavezv</text:p>
          </table:table-cell>
          <table:table-cell table:style-name="ce13" office:value-type="string">
            <text:p>VPS</text:p>
          </table:table-cell>
          <table:table-cell table:style-name="ce14"/>
          <table:table-cell table:number-columns-repeated="8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17" table:number-columns-repeated="2"/>
          <table:table-cell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5">
            <text:p>15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8:.Z8])/5*0.8+10/11*20*0.2" office:value-type="float" office:value="18.0363636363636">
            <text:p>18.0</text:p>
          </table:table-cell>
          <table:table-cell table:style-name="ce20" office:value-type="float" office:value="16">
            <text:p>16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3" office:value-type="string">
            <text:p>CUEVAS MAMANI, LISET</text:p>
          </table:table-cell>
          <table:table-cell table:style-name="ce13" office:value-type="string">
            <text:p>lcuevas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7">
            <text:p>17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9:.Z9])/5*0.8+11/11*20*0.2" office:value-type="float" office:value="19.04">
            <text:p>19.0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3" office:value-type="string">
            <text:p>FLORES SUCAPUCA, ERVIN</text:p>
          </table:table-cell>
          <table:table-cell table:style-name="ce14" table:number-columns-repeated="2"/>
          <table:table-cell table:number-columns-repeated="5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 table:number-columns-repeated="4"/>
          <table:table-cell table:style-name="ce17" table:number-columns-repeated="6"/>
          <table:table-cell table:number-columns-repeated="2" table:style-name="ce14" office:value-type="float" office:value="5">
            <text:p>5</text:p>
          </table:table-cell>
          <table:table-cell table:style-name="ce14" table:number-columns-repeated="2"/>
          <table:table-cell table:style-name="ce20"/>
          <table:table-cell table:style-name="ce23" table:formula="of:=SUM([.V10:.Z10])/5*0.8+6/11*20*0.2" office:value-type="float" office:value="3.78181818181818">
            <text:p>3.8</text:p>
          </table:table-cell>
          <table:table-cell table:style-name="ce20" table:number-columns-repeated="3"/>
          <table:table-cell table:number-columns-repeated="994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3" office:value-type="string">
            <text:p>GUILLEN CARRUITERO, FABIOLA</text:p>
          </table:table-cell>
          <table:table-cell table:style-name="ce13" office:value-type="string">
            <text:p>fguillen</text:p>
          </table:table-cell>
          <table:table-cell table:style-name="ce13" office:value-type="string">
            <text:p>VPS</text:p>
          </table:table-cell>
          <table:table-cell table:style-name="ce13" office:value-type="string">
            <text:p>P</text:p>
          </table:table-cell>
          <table:table-cell table:style-name="ce14"/>
          <table:table-cell table:number-columns-repeated="3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/>
          <table:table-cell table:style-name="ce13" office:value-type="string">
            <text:p>T</text:p>
          </table:table-cell>
          <table:table-cell table:number-columns-repeated="2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2" table:style-name="ce17" office:value-type="string">
            <text:p>P</text:p>
          </table:table-cell>
          <table:table-cell table:style-name="ce17" table:number-columns-repeated="3"/>
          <table:table-cell table:number-columns-repeated="2" table:style-name="ce14" office:value-type="float" office:value="17">
            <text:p>17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11:.Z11])/5*0.8+8/11*20*0.2" office:value-type="float" office:value="9.94909090909091">
            <text:p>9.9</text:p>
          </table:table-cell>
          <table:table-cell table:style-name="ce20" office:value-type="float" office:value="16">
            <text:p>16</text:p>
          </table:table-cell>
          <table:table-cell table:style-name="ce20"/>
          <table:table-cell table:style-name="ce20" office:value-type="float" office:value="11">
            <text:p>11</text:p>
          </table:table-cell>
          <table:table-cell table:number-columns-repeated="994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3" office:value-type="string">
            <text:p>LIZARGO GARCIA, SAMUEL</text:p>
          </table:table-cell>
          <table:table-cell table:style-name="ce13" office:value-type="string">
            <text:p>slizargo</text:p>
          </table:table-cell>
          <table:table-cell table:style-name="ce13" office:value-type="string">
            <text:p>VPS</text:p>
          </table:table-cell>
          <table:table-cell table:number-columns-repeated="5" table:style-name="ce13" office:value-type="string">
            <text:p>P</text:p>
          </table:table-cell>
          <table:table-cell table:style-name="ce14"/>
          <table:table-cell table:number-columns-repeated="5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1">
            <text:p>11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3" table:formula="of:=SUM([.V12:.Z12])/5*0.8+10/11*20*0.2" office:value-type="float" office:value="9.55636363636364">
            <text:p>9.6</text:p>
          </table:table-cell>
          <table:table-cell table:style-name="ce20" office:value-type="float" office:value="15">
            <text:p>15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number-columns-repeated="994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3" office:value-type="string">
            <text:p>LUQUE SANABRIA, FELMAN</text:p>
          </table:table-cell>
          <table:table-cell table:style-name="ce14" table:number-columns-repeated="2"/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table:number-columns-repeated="2"/>
          <table:table-cell table:style-name="ce20"/>
          <table:table-cell table:style-name="ce23" table:formula="of:=SUM([.V13:.Z13])/5*0.8+11/11*20*0.2" office:value-type="float" office:value="8.96">
            <text:p>9.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3" office:value-type="string">
            <text:p>MONTOYA PINTO, SNEYDER GONZALO</text:p>
          </table:table-cell>
          <table:table-cell table:style-name="ce13" office:value-type="string">
            <text:p>smontoyap</text:p>
          </table:table-cell>
          <table:table-cell table:style-name="ce13" office:value-type="string">
            <text:p>VPS</text:p>
          </table:table-cell>
          <table:table-cell table:style-name="ce14" table:number-columns-repeated="2"/>
          <table:table-cell table:number-columns-repeated="5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6"/>
          <table:table-cell table:style-name="ce17"/>
          <table:table-cell table:number-columns-repeated="2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5">
            <text:p>15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14:.Z14])/5*0.8+7/11*20*0.2" office:value-type="float" office:value="8.94545454545455">
            <text:p>8.9</text:p>
          </table:table-cell>
          <table:table-cell table:number-columns-repeated="2"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3" office:value-type="string">
            <text:p>PEZO CENTENO, MICHELL</text:p>
          </table:table-cell>
          <table:table-cell table:style-name="ce13" office:value-type="string">
            <text:p>mpezo</text:p>
          </table:table-cell>
          <table:table-cell table:style-name="ce13" office:value-type="string">
            <text:p>VPS</text:p>
          </table:table-cell>
          <table:table-cell table:number-columns-repeated="8" table:style-name="ce13" office:value-type="string">
            <text:p>P</text:p>
          </table:table-cell>
          <table:table-cell table:style-name="ce14"/>
          <table:table-cell table:number-columns-repeated="2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7">
            <text:p>17</text:p>
          </table:table-cell>
          <table:table-cell table:style-name="ce14" office:value-type="float" office:value="16">
            <text:p>16</text:p>
          </table:table-cell>
          <table:table-cell table:number-columns-repeated="2" table:style-name="ce14" office:value-type="float" office:value="11">
            <text:p>11</text:p>
          </table:table-cell>
          <table:table-cell table:style-name="ce20" office:value-type="float" office:value="5">
            <text:p>5</text:p>
          </table:table-cell>
          <table:table-cell table:style-name="ce23" table:formula="of:=SUM([.V15:.Z15])/5*0.8+10/11*20*0.2" office:value-type="float" office:value="13.2363636363636">
            <text:p>13.2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float" office:value="14">
            <text:p>14</text:p>
          </table:table-cell>
          <table:table-cell table:number-columns-repeated="994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3" office:value-type="string">
            <text:p>PINTO ÑAUPA, JEFFREY</text:p>
          </table:table-cell>
          <table:table-cell table:style-name="ce13" office:value-type="string">
            <text:p>jpinton</text:p>
          </table:table-cell>
          <table:table-cell table:style-name="ce13" office:value-type="string">
            <text:p>VPS</text:p>
          </table:table-cell>
          <table:table-cell table:number-columns-repeated="9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17" office:value-type="string">
            <text:p>P</text:p>
          </table:table-cell>
          <table:table-cell table:style-name="ce17" table:number-columns-repeated="4"/>
          <table:table-cell table:number-columns-repeated="2" table:style-name="ce14" office:value-type="float" office:value="17">
            <text:p>1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1">
            <text:p>11</text:p>
          </table:table-cell>
          <table:table-cell table:style-name="ce20"/>
          <table:table-cell table:style-name="ce23" table:formula="of:=SUM([.V16:.Z16])/5*0.8+10/11*20*0.2" office:value-type="float" office:value="11.6363636363636">
            <text:p>11.6</text:p>
          </table:table-cell>
          <table:table-cell table:number-columns-repeated="2" table:style-name="ce20"/>
          <table:table-cell table:style-name="ce20" office:value-type="float" office:value="14">
            <text:p>14</text:p>
          </table:table-cell>
          <table:table-cell table:number-columns-repeated="994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3" office:value-type="string">
            <text:p>QUISPE HUAMAN, EMERSON</text:p>
          </table:table-cell>
          <table:table-cell table:style-name="ce13" office:value-type="string">
            <text:p>equispehuaman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/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8">
            <text:p>18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17:.Z17])/5*0.8+10/11*20*0.2" office:value-type="float" office:value="18.9963636363636">
            <text:p>19.0</text:p>
          </table:table-cell>
          <table:table-cell table:style-name="ce20" office:value-type="float" office:value="19">
            <text:p>19</text:p>
          </table:table-cell>
          <table:table-cell table:style-name="ce20"/>
          <table:table-cell table:style-name="ce20" office:value-type="float" office:value="11">
            <text:p>11</text:p>
          </table:table-cell>
          <table:table-cell table:number-columns-repeated="994"/>
        </table:table-row>
        <table:table-row table:style-name="ro8">
          <table:table-cell table:style-name="ce10" office:value-type="float" office:value="15">
            <text:p>15</text:p>
          </table:table-cell>
          <table:table-cell table:style-name="ce13" office:value-type="string">
            <text:p>SANTOYO CHALCO, RONNIE</text:p>
          </table:table-cell>
          <table:table-cell table:style-name="ce13" office:value-type="string">
            <text:p>rsantoyo</text:p>
          </table:table-cell>
          <table:table-cell table:style-name="ce13" office:value-type="string">
            <text:p>VPS</text:p>
          </table:table-cell>
          <table:table-cell table:style-name="ce13" office:value-type="string">
            <text:p>P</text:p>
          </table:table-cell>
          <table:table-cell table:style-name="ce14" table:number-columns-repeated="2"/>
          <table:table-cell table:number-columns-repeated="8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6">
            <text:p>1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 table:style-name="ce23" table:formula="of:=SUM([.V18:.Z18])/5*0.8+9/11*20*0.2" office:value-type="float" office:value="13.3527272727273">
            <text:p>13.4</text:p>
          </table:table-cell>
          <table:table-cell table:style-name="ce20" office:value-type="float" office:value="15">
            <text:p>15</text:p>
          </table:table-cell>
          <table:table-cell table:style-name="ce20"/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3" office:value-type="string">
            <text:p>VALDIVIA TURPO, LUIS</text:p>
          </table:table-cell>
          <table:table-cell table:style-name="ce13" office:value-type="string">
            <text:p>lvaldiviatu</text:p>
          </table:table-cell>
          <table:table-cell table:style-name="ce13" office:value-type="string">
            <text:p>VPS</text:p>
          </table:table-cell>
          <table:table-cell table:number-columns-repeated="7" table:style-name="ce13" office:value-type="string">
            <text:p>P</text:p>
          </table:table-cell>
          <table:table-cell table:style-name="ce14"/>
          <table:table-cell table:number-columns-repeated="3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7">
            <text:p>17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8">
            <text:p>8</text:p>
          </table:table-cell>
          <table:table-cell table:style-name="ce20"/>
          <table:table-cell table:style-name="ce23" table:formula="of:=SUM([.V19:.Z19])/5*0.8+10/11*20*0.2" office:value-type="float" office:value="12.2763636363636">
            <text:p>12.3</text:p>
          </table:table-cell>
          <table:table-cell table:number-columns-repeated="3" table:style-name="ce20" office:value-type="float" office:value="14">
            <text:p>14</text:p>
          </table:table-cell>
          <table:table-cell table:number-columns-repeated="994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3" office:value-type="string">
            <text:p>YLACCAÑA CORDOVA, YHONATAN</text:p>
          </table:table-cell>
          <table:table-cell table:style-name="ce13" office:value-type="string">
            <text:p>yylaccana</text:p>
          </table:table-cell>
          <table:table-cell table:style-name="ce13" office:value-type="string">
            <text:p>VPS</text:p>
          </table:table-cell>
          <table:table-cell table:style-name="ce13" office:value-type="string">
            <text:p>P</text:p>
          </table:table-cell>
          <table:table-cell table:style-name="ce14"/>
          <table:table-cell table:number-columns-repeated="6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4" table:number-columns-repeated="2"/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number-columns-repeated="2" table:style-name="ce14" office:value-type="float" office:value="8">
            <text:p>8</text:p>
          </table:table-cell>
          <table:table-cell table:style-name="ce20"/>
          <table:table-cell table:style-name="ce23" table:formula="of:=SUM([.V20:.Z20])/5*0.8+8/11*20*0.2" office:value-type="float" office:value="10.7490909090909">
            <text:p>10.7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">
            <text:p>8</text:p>
          </table:table-cell>
          <table:table-cell table:number-columns-repeated="994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3" office:value-type="string">
            <text:p>ZUÑIGA CAUNA, ALVARO</text:p>
          </table:table-cell>
          <table:table-cell table:style-name="ce13" office:value-type="string">
            <text:p>azunigaca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7">
            <text:p>17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21:.Z21])/5*0.8+11/11*20*0.2" office:value-type="float" office:value="11.04">
            <text:p>11.0</text:p>
          </table:table-cell>
          <table:table-cell table:style-name="ce20" office:value-type="float" office:value="14">
            <text:p>14</text:p>
          </table:table-cell>
          <table:table-cell table:style-name="ce20"/>
          <table:table-cell table:style-name="ce20" office:value-type="float" office:value="14">
            <text:p>14</text:p>
          </table:table-cell>
          <table:table-cell table:number-columns-repeated="994"/>
        </table:table-row>
        <table:table-row table:style-name="ro1">
          <table:table-cell table:style-name="ce11" table:number-columns-repeated="15"/>
          <table:table-cell table:style-name="ce18" table:number-columns-repeated="6"/>
          <table:table-cell table:number-columns-repeated="5" table:style-name="ce11" office:value-type="float" office:value="20">
            <text:p>20</text:p>
          </table:table-cell>
          <table:table-cell table:style-name="ce24" table:formula="of:=SUM([.V22:.Z22])/5*0.8+11/11*20*0.2" office:value-type="float" office:value="20">
            <text:p>20.0</text:p>
          </table:table-cell>
          <table:table-cell table:style-name="ce25" table:number-columns-repeated="234"/>
          <table:table-cell table:style-name="ce26" table:number-columns-repeated="763"/>
        </table:table-row>
        <table:table-row table:style-name="ro1" table:number-rows-repeated="2">
          <table:table-cell table:style-name="ce2" table:number-columns-repeated="15"/>
          <table:table-cell table:style-name="ce15" table:number-columns-repeated="6"/>
          <table:table-cell table:style-name="ce2" table:number-columns-repeated="4"/>
          <table:table-cell table:number-columns-repeated="999"/>
        </table:table-row>
        <table:table-row table:style-name="ro9">
          <table:table-cell table:style-name="ce2"/>
          <table:table-cell table:style-name="ce1" office:value-type="string">
            <text:p>PWEB1 Labs Mie Y Vie 3:50pm-5:30pm</text:p>
          </table:table-cell>
          <table:table-cell table:style-name="ce2" table:number-columns-repeated="2"/>
          <table:table-cell table:style-name="ce1" office:value-type="string">
            <text:p>Grupo B</text:p>
          </table:table-cell>
          <table:table-cell table:style-name="ce2" table:number-columns-repeated="10"/>
          <table:table-cell table:style-name="ce15" table:number-columns-repeated="6"/>
          <table:table-cell table:style-name="ce2" table:number-columns-repeated="4"/>
          <table:table-cell table:number-columns-repeated="99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3" office:value-type="string">
            <text:p>BYRNE MACIAS, VALERY</text:p>
          </table:table-cell>
          <table:table-cell table:style-name="ce13" office:value-type="string">
            <text:p>vbyrne</text:p>
          </table:table-cell>
          <table:table-cell table:style-name="ce13" office:value-type="string">
            <text:p>VPS</text:p>
          </table:table-cell>
          <table:table-cell table:number-columns-repeated="9" table:style-name="ce13" office:value-type="string">
            <text:p>P</text:p>
          </table:table-cell>
          <table:table-cell table:style-name="ce14"/>
          <table:table-cell table:style-name="ce14" office:value-type="string">
            <text:p>P</text:p>
          </table:table-cell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7">
            <text:p>17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26:.Z26])/5*0.8+10/11*20*0.2" office:value-type="float" office:value="10.6763636363636">
            <text:p>10.7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3" office:value-type="string">
            <text:p>CCASA QUISPE, SHAMELY</text:p>
          </table:table-cell>
          <table:table-cell table:style-name="ce13" office:value-type="string">
            <text:p>sccasaq</text:p>
          </table:table-cell>
          <table:table-cell table:style-name="ce14"/>
          <table:table-cell table:number-columns-repeated="10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number-columns-repeated="4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27:.Z27])/5*0.8+11/11*20*0.2" office:value-type="float" office:value="20">
            <text:p>20.0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2" office:value-type="float" office:value="3">
            <text:p>3</text:p>
          </table:table-cell>
          <table:table-cell table:style-name="ce13" office:value-type="string">
            <text:p>CHAMBI CHAYÑA, SHIRLEY</text:p>
          </table:table-cell>
          <table:table-cell table:style-name="ce13" office:value-type="string">
            <text:p>schambich</text:p>
          </table:table-cell>
          <table:table-cell table:style-name="ce14" office:value-type="string">
            <text:p>VPS</text:p>
          </table:table-cell>
          <table:table-cell table:number-columns-repeated="2" table:style-name="ce13" office:value-type="string">
            <text:p>P</text:p>
          </table:table-cell>
          <table:table-cell table:style-name="ce14"/>
          <table:table-cell table:number-columns-repeated="3" table:style-name="ce13" office:value-type="string">
            <text:p>P</text:p>
          </table:table-cell>
          <table:table-cell table:style-name="ce14"/>
          <table:table-cell table:number-columns-repeated="2" table:style-name="ce13" office:value-type="string">
            <text:p>P</text:p>
          </table:table-cell>
          <table:table-cell table:style-name="ce14"/>
          <table:table-cell table:style-name="ce14" office:value-type="string">
            <text:p>T</text:p>
          </table:table-cell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8">
            <text:p>8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4">
            <text:p>14</text:p>
          </table:table-cell>
          <table:table-cell table:style-name="ce20" office:value-type="float" office:value="18">
            <text:p>18</text:p>
          </table:table-cell>
          <table:table-cell table:style-name="ce23" table:formula="of:=SUM([.V28:.Z28])/5*0.8+8/11*20*0.2" office:value-type="float" office:value="13.4690909090909">
            <text:p>13.5</text:p>
          </table:table-cell>
          <table:table-cell table:style-name="ce20" office:value-type="float" office:value="16">
            <text:p>16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3" office:value-type="string">
            <text:p>CONDORI VILLALBA, LUIS</text:p>
          </table:table-cell>
          <table:table-cell table:style-name="ce13" office:value-type="string">
            <text:p>lcondorivill</text:p>
          </table:table-cell>
          <table:table-cell table:style-name="ce14"/>
          <table:table-cell table:number-columns-repeated="2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/>
          <table:table-cell table:number-columns-repeated="5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3"/>
          <table:table-cell table:style-name="ce14" office:value-type="float" office:value="13">
            <text:p>13</text:p>
          </table:table-cell>
          <table:table-cell table:style-name="ce14" office:value-type="float" office:value="16">
            <text:p>16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29:.Z29])/5*0.8+9/11*20*0.2" office:value-type="float" office:value="9.51272727272727">
            <text:p>9.5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2">
            <text:p>12</text:p>
          </table:table-cell>
          <table:table-cell table:number-columns-repeated="994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3" office:value-type="string">
            <text:p>CRUZ GALLEGOS, JEREMY</text:p>
          </table:table-cell>
          <table:table-cell table:style-name="ce13" office:value-type="string">
            <text:p>jcruzga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 table:number-columns-repeated="3"/>
          <table:table-cell table:number-columns-repeated="3" table:style-name="ce13" office:value-type="string">
            <text:p>P</text:p>
          </table:table-cell>
          <table:table-cell table:style-name="ce14"/>
          <table:table-cell table:number-columns-repeated="2" table:style-name="ce13" office:value-type="string">
            <text:p>P</text:p>
          </table:table-cell>
          <table:table-cell table:style-name="ce14"/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4"/>
          <table:table-cell table:style-name="ce14" office:value-type="float" office:value="15">
            <text:p>15</text:p>
          </table:table-cell>
          <table:table-cell table:style-name="ce14" office:value-type="float" office:value="18">
            <text:p>18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30:.Z30])/5*0.8+6/11*20*0.2" office:value-type="float" office:value="9.06181818181818">
            <text:p>9.1</text:p>
          </table:table-cell>
          <table:table-cell table:style-name="ce20" office:value-type="float" office:value="16">
            <text:p>16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3" office:value-type="string">
            <text:p>FLOREZ BAILON, LUIS</text:p>
          </table:table-cell>
          <table:table-cell table:style-name="ce13" office:value-type="string">
            <text:p>lflorezb</text:p>
          </table:table-cell>
          <table:table-cell table:style-name="ce14"/>
          <table:table-cell table:number-columns-repeated="10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17"/>
          <table:table-cell table:number-columns-repeated="2" table:style-name="ce17" office:value-type="string">
            <text:p>P</text:p>
          </table:table-cell>
          <table:table-cell table:style-name="ce17" table:number-columns-repeated="3"/>
          <table:table-cell table:style-name="ce14" office:value-type="float" office:value="12">
            <text:p>12</text:p>
          </table:table-cell>
          <table:table-cell table:style-name="ce14" office:value-type="float" office:value="8">
            <text:p>8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31:.Z31])/5*0.8+11/11*20*0.2" office:value-type="float" office:value="8.8">
            <text:p>8.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3" office:value-type="string">
            <text:p>GUTIERREZ PUMA, JOEL ERICK</text:p>
          </table:table-cell>
          <table:table-cell table:style-name="ce13" office:value-type="string">
            <text:p>jgutierrezpum</text:p>
          </table:table-cell>
          <table:table-cell table:style-name="ce14"/>
          <table:table-cell table:number-columns-repeated="10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2" table:style-name="ce17" office:value-type="string">
            <text:p>P</text:p>
          </table:table-cell>
          <table:table-cell table:style-name="ce17" table:number-columns-repeated="4"/>
          <table:table-cell table:style-name="ce14" office:value-type="float" office:value="12">
            <text:p>1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8">
            <text:p>8</text:p>
          </table:table-cell>
          <table:table-cell table:style-name="ce20"/>
          <table:table-cell table:style-name="ce23" table:formula="of:=SUM([.V32:.Z32])/5*0.8+11/11*20*0.2" office:value-type="float" office:value="11.36">
            <text:p>11.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3" office:value-type="string">
            <text:p>HANCCO VELASQUEZ, JESSICA</text:p>
          </table:table-cell>
          <table:table-cell table:style-name="ce13" office:value-type="string">
            <text:p>jhanccove</text:p>
          </table:table-cell>
          <table:table-cell table:style-name="ce13" office:value-type="string">
            <text:p>VPS</text:p>
          </table:table-cell>
          <table:table-cell table:number-columns-repeated="8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8">
            <text:p>18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14">
            <text:p>14</text:p>
          </table:table-cell>
          <table:table-cell table:style-name="ce20" office:value-type="float" office:value="14">
            <text:p>14</text:p>
          </table:table-cell>
          <table:table-cell table:style-name="ce23" table:formula="of:=SUM([.V33:.Z33])/5*0.8+10/11*20*0.2" office:value-type="float" office:value="15.6363636363636">
            <text:p>15.6</text:p>
          </table:table-cell>
          <table:table-cell table:style-name="ce20" office:value-type="float" office:value="17">
            <text:p>17</text:p>
          </table:table-cell>
          <table:table-cell table:style-name="ce20"/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2" office:value-type="float" office:value="9">
            <text:p>9</text:p>
          </table:table-cell>
          <table:table-cell table:style-name="ce13" office:value-type="string">
            <text:p>JACOBO CASTILLO, ANDREW</text:p>
          </table:table-cell>
          <table:table-cell table:style-name="ce13" office:value-type="string">
            <text:p>ajacoboc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4"/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number-columns-repeated="2" table:style-name="ce14" office:value-type="float" office:value="14">
            <text:p>14</text:p>
          </table:table-cell>
          <table:table-cell table:style-name="ce20"/>
          <table:table-cell table:style-name="ce23" table:formula="of:=SUM([.V34:.Z34])/5*0.8+11/11*20*0.2" office:value-type="float" office:value="13.76">
            <text:p>13.8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4">
            <text:p>14</text:p>
          </table:table-cell>
          <table:table-cell table:number-columns-repeated="994"/>
        </table:table-row>
        <table:table-row table:style-name="ro1">
          <table:table-cell table:style-name="ce12" office:value-type="float" office:value="10">
            <text:p>10</text:p>
          </table:table-cell>
          <table:table-cell table:style-name="ce13" office:value-type="string">
            <text:p>PANIURA HUAMANI, JOSE MAYKOL</text:p>
          </table:table-cell>
          <table:table-cell table:style-name="ce13" office:value-type="string">
            <text:p>jpaniura</text:p>
          </table:table-cell>
          <table:table-cell table:style-name="ce14"/>
          <table:table-cell table:number-columns-repeated="10" table:style-name="ce13" office:value-type="string">
            <text:p>P</text:p>
          </table:table-cell>
          <table:table-cell table:style-name="ce14"/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number-columns-repeated="4" table:style-name="ce14" office:value-type="float" office:value="13">
            <text:p>13</text:p>
          </table:table-cell>
          <table:table-cell table:style-name="ce20" office:value-type="float" office:value="11">
            <text:p>11</text:p>
          </table:table-cell>
          <table:table-cell table:style-name="ce23" table:formula="of:=SUM([.V35:.Z35])/5*0.8+10/11*20*0.2" office:value-type="float" office:value="13.7163636363636">
            <text:p>13.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11">
            <text:p>11</text:p>
          </table:table-cell>
          <table:table-cell table:style-name="ce13" office:value-type="string">
            <text:p>PERALTILLA MENDOZA, ALFREDO ALEJANDRO</text:p>
          </table:table-cell>
          <table:table-cell table:style-name="ce13" office:value-type="string">
            <text:p>aperaltilla</text:p>
          </table:table-cell>
          <table:table-cell table:style-name="ce13" office:value-type="string">
            <text:p>VPS</text:p>
          </table:table-cell>
          <table:table-cell table:number-columns-repeated="2" table:style-name="ce13" office:value-type="string">
            <text:p>P</text:p>
          </table:table-cell>
          <table:table-cell table:style-name="ce14"/>
          <table:table-cell table:number-columns-repeated="4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/>
          <table:table-cell table:style-name="ce14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4"/>
          <table:table-cell table:number-columns-repeated="4" table:style-name="ce14" office:value-type="float" office:value="5">
            <text:p>5</text:p>
          </table:table-cell>
          <table:table-cell table:style-name="ce20"/>
          <table:table-cell table:style-name="ce23" table:formula="of:=SUM([.V36:.Z36])/5*0.8+8/11*20*0.2" office:value-type="float" office:value="6.10909090909091">
            <text:p>6.1</text:p>
          </table:table-cell>
          <table:table-cell table:number-columns-repeated="2" table:style-name="ce20"/>
          <table:table-cell table:style-name="ce20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12" office:value-type="float" office:value="12">
            <text:p>12</text:p>
          </table:table-cell>
          <table:table-cell table:style-name="ce13" office:value-type="string">
            <text:p>PUMA LARICO, CRISTHIAN</text:p>
          </table:table-cell>
          <table:table-cell table:style-name="ce13" office:value-type="string">
            <text:p>cpumal</text:p>
          </table:table-cell>
          <table:table-cell table:style-name="ce14"/>
          <table:table-cell table:number-columns-repeated="7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 table:number-columns-repeated="2"/>
          <table:table-cell table:number-columns-repeated="2" table:style-name="ce17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4">
            <text:p>14</text:p>
          </table:table-cell>
          <table:table-cell table:style-name="ce14" office:value-type="float" office:value="17">
            <text:p>17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37:.Z37])/5*0.8+8/11*20*0.2" office:value-type="float" office:value="9.46909090909091">
            <text:p>9.5</text:p>
          </table:table-cell>
          <table:table-cell table:style-name="ce20" office:value-type="float" office:value="13">
            <text:p>13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12" office:value-type="float" office:value="13">
            <text:p>13</text:p>
          </table:table-cell>
          <table:table-cell table:style-name="ce13" office:value-type="string">
            <text:p>QUISPE PUMA, LUIS FERNANDO</text:p>
          </table:table-cell>
          <table:table-cell table:style-name="ce13" office:value-type="string">
            <text:p>lquispepum</text:p>
          </table:table-cell>
          <table:table-cell table:style-name="ce14" table:number-columns-repeated="2"/>
          <table:table-cell table:number-columns-repeated="3" table:style-name="ce13" office:value-type="string">
            <text:p>P</text:p>
          </table:table-cell>
          <table:table-cell table:style-name="ce14" table:number-columns-repeated="2"/>
          <table:table-cell table:number-columns-repeated="4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17"/>
          <table:table-cell table:number-columns-repeated="2" table:style-name="ce17" office:value-type="string">
            <text:p>P</text:p>
          </table:table-cell>
          <table:table-cell table:style-name="ce17" table:number-columns-repeated="3"/>
          <table:table-cell table:number-columns-repeated="2" table:style-name="ce14" office:value-type="float" office:value="18">
            <text:p>18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38:.Z38])/5*0.8+8/11*20*0.2" office:value-type="float" office:value="18.2690909090909">
            <text:p>18.3</text:p>
          </table:table-cell>
          <table:table-cell table:style-name="ce20" office:value-type="float" office:value="15">
            <text:p>15</text:p>
          </table:table-cell>
          <table:table-cell table:style-name="ce20"/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2" office:value-type="float" office:value="14">
            <text:p>14</text:p>
          </table:table-cell>
          <table:table-cell table:style-name="ce13" office:value-type="string">
            <text:p>REVILLA TELLES, JIMY</text:p>
          </table:table-cell>
          <table:table-cell table:style-name="ce13" office:value-type="string">
            <text:p>jrevillat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17" office:value-type="string">
            <text:p>P</text:p>
          </table:table-cell>
          <table:table-cell table:style-name="ce17"/>
          <table:table-cell table:number-columns-repeated="2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6">
            <text:p>6</text:p>
          </table:table-cell>
          <table:table-cell table:style-name="ce20"/>
          <table:table-cell table:style-name="ce23" table:formula="of:=SUM([.V39:.Z39])/5*0.8+11/11*20*0.2" office:value-type="float" office:value="10.88">
            <text:p>10.9</text:p>
          </table:table-cell>
          <table:table-cell table:number-columns-repeated="2" table:style-name="ce20" office:value-type="float" office:value="14">
            <text:p>14</text:p>
          </table:table-cell>
          <table:table-cell table:style-name="ce20" office:value-type="float" office:value="10">
            <text:p>10</text:p>
          </table:table-cell>
          <table:table-cell table:number-columns-repeated="994"/>
        </table:table-row>
        <table:table-row table:style-name="ro1">
          <table:table-cell table:style-name="ce12" office:value-type="float" office:value="15">
            <text:p>15</text:p>
          </table:table-cell>
          <table:table-cell table:style-name="ce13" office:value-type="string">
            <text:p>SALCEDO QUISPE, ANDRES AVELARDO</text:p>
          </table:table-cell>
          <table:table-cell table:style-name="ce13" office:value-type="string">
            <text:p>asalcedoq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/>
          <table:table-cell table:number-columns-repeated="5" table:style-name="ce13" office:value-type="string">
            <text:p>P</text:p>
          </table:table-cell>
          <table:table-cell table:style-name="ce14" table:number-columns-repeated="2"/>
          <table:table-cell table:style-name="ce13" office:value-type="string">
            <text:p>P</text:p>
          </table:table-cell>
          <table:table-cell table:style-name="ce14"/>
          <table:table-cell table:style-name="ce17" table:number-columns-repeated="6"/>
          <table:table-cell table:number-columns-repeated="2" table:style-name="ce14" office:value-type="float" office:value="13">
            <text:p>13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40:.Z40])/5*0.8+7/11*20*0.2" office:value-type="float" office:value="8.30545454545455">
            <text:p>8.3</text:p>
          </table:table-cell>
          <table:table-cell table:style-name="ce20" table:number-columns-repeated="3"/>
          <table:table-cell table:number-columns-repeated="994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13" office:value-type="string">
            <text:p>SUCASAIRE TORRES, ARNOLD</text:p>
          </table:table-cell>
          <table:table-cell table:style-name="ce13" office:value-type="string">
            <text:p>asucasairet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17"/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9">
            <text:p>19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15">
            <text:p>15</text:p>
          </table:table-cell>
          <table:table-cell table:style-name="ce23" table:formula="of:=SUM([.V41:.Z41])/5*0.8+11/11*20*0.2" office:value-type="float" office:value="18.88">
            <text:p>18.9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2" office:value-type="float" office:value="17">
            <text:p>17</text:p>
          </table:table-cell>
          <table:table-cell table:style-name="ce13" office:value-type="string">
            <text:p>TACURI MASCA, ANTHONY</text:p>
          </table:table-cell>
          <table:table-cell table:style-name="ce14" table:number-columns-repeated="2"/>
          <table:table-cell table:number-columns-repeated="8" table:style-name="ce13" office:value-type="string">
            <text:p>P</text:p>
          </table:table-cell>
          <table:table-cell table:style-name="ce14" table:number-columns-repeated="3"/>
          <table:table-cell table:style-name="ce17"/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style-name="ce14" table:number-columns-repeated="4"/>
          <table:table-cell table:style-name="ce20"/>
          <table:table-cell table:style-name="ce23" table:formula="of:=SUM([.V42:.Z42])/5*0.8+8/11*20*0.2" office:value-type="float" office:value="2.90909090909091">
            <text:p>2.9</text:p>
          </table:table-cell>
          <table:table-cell table:style-name="ce20" office:value-type="float" office:value="13">
            <text:p>13</text:p>
          </table:table-cell>
          <table:table-cell table:style-name="ce20" table:number-columns-repeated="2"/>
          <table:table-cell table:number-columns-repeated="994"/>
        </table:table-row>
        <table:table-row table:style-name="ro1">
          <table:table-cell table:style-name="ce12" office:value-type="float" office:value="18">
            <text:p>18</text:p>
          </table:table-cell>
          <table:table-cell table:style-name="ce13" office:value-type="string">
            <text:p>TITO DURAND, RUDY ROBERTO</text:p>
          </table:table-cell>
          <table:table-cell table:style-name="ce13" office:value-type="string">
            <text:p>rtitod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3"/>
          <table:table-cell table:style-name="ce14" office:value-type="float" office:value="17">
            <text:p>17</text:p>
          </table:table-cell>
          <table:table-cell table:style-name="ce14" office:value-type="float" office:value="16">
            <text:p>16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43:.Z43])/5*0.8+11/11*20*0.2" office:value-type="float" office:value="18.88">
            <text:p>18.9</text:p>
          </table:table-cell>
          <table:table-cell table:style-name="ce20" office:value-type="float" office:value="19">
            <text:p>19</text:p>
          </table:table-cell>
          <table:table-cell table:number-columns-repeated="2" table:style-name="ce20" office:value-type="float" office:value="20">
            <text:p>20</text:p>
          </table:table-cell>
          <table:table-cell table:number-columns-repeated="994"/>
        </table:table-row>
        <table:table-row table:style-name="ro1">
          <table:table-cell table:style-name="ce12" office:value-type="float" office:value="19">
            <text:p>19</text:p>
          </table:table-cell>
          <table:table-cell table:style-name="ce13" office:value-type="string">
            <text:p>TURPO COILA, ALEX RONALDO</text:p>
          </table:table-cell>
          <table:table-cell table:style-name="ce13" office:value-type="string">
            <text:p>aturpoco</text:p>
          </table:table-cell>
          <table:table-cell table:style-name="ce13" office:value-type="string">
            <text:p>VPS</text:p>
          </table:table-cell>
          <table:table-cell table:number-columns-repeated="8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8">
            <text:p>18</text:p>
          </table:table-cell>
          <table:table-cell table:style-name="ce14" office:value-type="float" office:value="17">
            <text:p>17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15">
            <text:p>15</text:p>
          </table:table-cell>
          <table:table-cell table:style-name="ce23" table:formula="of:=SUM([.V44:.Z44])/5*0.8+10/11*20*0.2" office:value-type="float" office:value="18.0363636363636">
            <text:p>18.0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7">
            <text:p>17</text:p>
          </table:table-cell>
          <table:table-cell table:number-columns-repeated="994"/>
        </table:table-row>
        <table:table-row table:style-name="ro1">
          <table:table-cell table:style-name="ce12" office:value-type="float" office:value="20">
            <text:p>20</text:p>
          </table:table-cell>
          <table:table-cell table:style-name="ce13" office:value-type="string">
            <text:p>VERA MAMANI, JOSE MIGUEL</text:p>
          </table:table-cell>
          <table:table-cell table:style-name="ce13" office:value-type="string">
            <text:p>jverama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9">
            <text:p>19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0">
            <text:p>20</text:p>
          </table:table-cell>
          <table:table-cell table:style-name="ce20" office:value-type="float" office:value="15">
            <text:p>15</text:p>
          </table:table-cell>
          <table:table-cell table:style-name="ce23" table:formula="of:=SUM([.V45:.Z45])/5*0.8+11/11*20*0.2" office:value-type="float" office:value="18.56">
            <text:p>18.6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0">
            <text:p>10</text:p>
          </table:table-cell>
          <table:table-cell table:number-columns-repeated="994"/>
        </table:table-row>
        <table:table-row table:style-name="ro1" table:number-rows-repeated="3">
          <table:table-cell table:style-name="ce2" table:number-columns-repeated="15"/>
          <table:table-cell table:style-name="ce15" table:number-columns-repeated="6"/>
          <table:table-cell table:style-name="ce2" table:number-columns-repeated="4"/>
          <table:table-cell table:number-columns-repeated="999"/>
        </table:table-row>
        <table:table-row table:style-name="ro9">
          <table:table-cell table:style-name="ce2"/>
          <table:table-cell table:style-name="ce1" office:value-type="string">
            <text:p>PWEB1 Labs Mie 5:40-7:20pm y Mar 12-1:40Pm</text:p>
          </table:table-cell>
          <table:table-cell table:style-name="ce2" table:number-columns-repeated="2"/>
          <table:table-cell table:style-name="ce1" office:value-type="string">
            <text:p>Grupo D</text:p>
          </table:table-cell>
          <table:table-cell table:style-name="ce2" table:number-columns-repeated="10"/>
          <table:table-cell table:style-name="ce15" table:number-columns-repeated="6"/>
          <table:table-cell table:style-name="ce2" table:number-columns-repeated="4"/>
          <table:table-cell table:number-columns-repeated="99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3" office:value-type="string">
            <text:p>AGUILAR FLORES, GUSTAVO</text:p>
          </table:table-cell>
          <table:table-cell table:style-name="ce13" office:value-type="string">
            <text:p>gaguilarf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17" office:value-type="string">
            <text:p>P</text:p>
          </table:table-cell>
          <table:table-cell table:style-name="ce17" table:number-columns-repeated="4"/>
          <table:table-cell table:style-name="ce14" office:value-type="float" office:value="19">
            <text:p>19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14" office:value-type="float" office:value="15">
            <text:p>15</text:p>
          </table:table-cell>
          <table:table-cell table:style-name="ce20" office:value-type="float" office:value="15">
            <text:p>15</text:p>
          </table:table-cell>
          <table:table-cell table:style-name="ce23" table:formula="of:=SUM([.V50:.Z50])/5*0.8+12/12*20*0.2" office:value-type="float" office:value="18.24">
            <text:p>18.2</text:p>
          </table:table-cell>
          <table:table-cell table:style-name="ce20" office:value-type="float" office:value="11">
            <text:p>11</text:p>
          </table:table-cell>
          <table:table-cell table:style-name="ce20"/>
          <table:table-cell table:style-name="ce20" office:value-type="float" office:value="12">
            <text:p>12</text:p>
          </table:table-cell>
          <table:table-cell table:number-columns-repeated="994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3" office:value-type="string">
            <text:p>ALMANZA MAMANI, EDGAR RAUL</text:p>
          </table:table-cell>
          <table:table-cell table:style-name="ce13" office:value-type="string">
            <text:p>ealmanzam</text:p>
          </table:table-cell>
          <table:table-cell table:style-name="ce14" table:number-columns-repeated="2"/>
          <table:table-cell table:number-columns-repeated="2" table:style-name="ce13" office:value-type="string">
            <text:p>P</text:p>
          </table:table-cell>
          <table:table-cell table:style-name="ce14" table:number-columns-repeated="8"/>
          <table:table-cell table:style-name="ce17" table:number-columns-repeated="6"/>
          <table:table-cell table:number-columns-repeated="2" table:style-name="ce14" office:value-type="float" office:value="5">
            <text:p>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/>
          <table:table-cell table:style-name="ce23" table:formula="of:=SUM([.V51:.Z51])/5*0.8+2/12*20*0.2" office:value-type="float" office:value="2.26666666666667">
            <text:p>2.3</text:p>
          </table:table-cell>
          <table:table-cell table:style-name="ce20" table:number-columns-repeated="3"/>
          <table:table-cell table:number-columns-repeated="994"/>
        </table:table-row>
        <table:table-row table:style-name="ro1">
          <table:table-cell table:style-name="ce12" office:value-type="float" office:value="3">
            <text:p>3</text:p>
          </table:table-cell>
          <table:table-cell table:style-name="ce13" office:value-type="string">
            <text:p>ALVAN VENTURA, EDSEL YAEL</text:p>
          </table:table-cell>
          <table:table-cell table:style-name="ce13" office:value-type="string">
            <text:p>ealvan</text:p>
          </table:table-cell>
          <table:table-cell table:style-name="ce13" office:value-type="string">
            <text:p>VPS</text:p>
          </table:table-cell>
          <table:table-cell table:number-columns-repeated="5" table:style-name="ce13" office:value-type="string">
            <text:p>P</text:p>
          </table:table-cell>
          <table:table-cell table:style-name="ce14"/>
          <table:table-cell table:number-columns-repeated="5" table:style-name="ce13" office:value-type="string">
            <text:p>P</text:p>
          </table:table-cell>
          <table:table-cell table:style-name="ce16"/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1">
            <text:p>11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8">
            <text:p>18</text:p>
          </table:table-cell>
          <table:table-cell table:style-name="ce20" office:value-type="float" office:value="20">
            <text:p>20</text:p>
          </table:table-cell>
          <table:table-cell table:style-name="ce23" table:formula="of:=SUM([.V52:.Z52])/5*0.8+10/12*20*0.2" office:value-type="float" office:value="14.6933333333333">
            <text:p>14.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0">
            <text:p>10</text:p>
          </table:table-cell>
          <table:table-cell table:number-columns-repeated="994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3" office:value-type="string">
            <text:p>BEDREGAL PEREZ, DANIEL</text:p>
          </table:table-cell>
          <table:table-cell table:style-name="ce13" office:value-type="string">
            <text:p>dbedregalp</text:p>
          </table:table-cell>
          <table:table-cell table:style-name="ce13" office:value-type="string">
            <text:p>VPS</text:p>
          </table:table-cell>
          <table:table-cell table:number-columns-repeated="3" table:style-name="ce13" office:value-type="string">
            <text:p>P</text:p>
          </table:table-cell>
          <table:table-cell table:style-name="ce14" table:number-columns-repeated="3"/>
          <table:table-cell table:style-name="ce13" office:value-type="string">
            <text:p>P</text:p>
          </table:table-cell>
          <table:table-cell table:style-name="ce14" table:number-columns-repeated="2"/>
          <table:table-cell table:style-name="ce13" office:value-type="string">
            <text:p>P</text:p>
          </table:table-cell>
          <table:table-cell table:style-name="ce14"/>
          <table:table-cell table:style-name="ce17" office:value-type="string">
            <text:p>T</text:p>
          </table:table-cell>
          <table:table-cell table:style-name="ce17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2">
            <text:p>12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53:.Z53])/5*0.8+6/12*20*0.2" office:value-type="float" office:value="7.44">
            <text:p>7.4</text:p>
          </table:table-cell>
          <table:table-cell table:style-name="ce20" office:value-type="float" office:value="18">
            <text:p>18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3" office:value-type="string">
            <text:p>CARI CRUZ, VERONICA LIZBETH</text:p>
          </table:table-cell>
          <table:table-cell table:style-name="ce13" office:value-type="string">
            <text:p>vcaricr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5">
            <text:p>15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20"/>
          <table:table-cell table:style-name="ce23" table:formula="of:=SUM([.V54:.Z54])/5*0.8+12/12*20*0.2" office:value-type="float" office:value="12">
            <text:p>12.0</text:p>
          </table:table-cell>
          <table:table-cell table:style-name="ce20" office:value-type="float" office:value="16">
            <text:p>16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3" office:value-type="string">
            <text:p>CASTRO CALLE, MELVIN</text:p>
          </table:table-cell>
          <table:table-cell table:style-name="ce13" office:value-type="string">
            <text:p>mcastrocall</text:p>
          </table:table-cell>
          <table:table-cell table:style-name="ce14" table:number-columns-repeated="2"/>
          <table:table-cell table:style-name="ce13" office:value-type="string">
            <text:p>P</text:p>
          </table:table-cell>
          <table:table-cell table:style-name="ce14"/>
          <table:table-cell table:number-columns-repeated="5" table:style-name="ce13" office:value-type="string">
            <text:p>P</text:p>
          </table:table-cell>
          <table:table-cell table:style-name="ce14" table:number-columns-repeated="3"/>
          <table:table-cell table:style-name="ce17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3"/>
          <table:table-cell table:style-name="ce14" office:value-type="float" office:value="14">
            <text:p>14</text:p>
          </table:table-cell>
          <table:table-cell table:style-name="ce14" office:value-type="float" office:value="16">
            <text:p>16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55:.Z55])/5*0.8+7/12*20*0.2" office:value-type="float" office:value="8.73333333333333">
            <text:p>8.7</text:p>
          </table:table-cell>
          <table:table-cell table:number-columns-repeated="2" table:style-name="ce20"/>
          <table:table-cell table:style-name="ce20" office:value-type="float" office:value="10">
            <text:p>10</text:p>
          </table:table-cell>
          <table:table-cell table:number-columns-repeated="994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3" office:value-type="string">
            <text:p>CHAVEZ NINA, BRAULIO ARMANDO</text:p>
          </table:table-cell>
          <table:table-cell table:style-name="ce13" office:value-type="string">
            <text:p>bchavezn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/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3">
            <text:p>13</text:p>
          </table:table-cell>
          <table:table-cell table:style-name="ce20" office:value-type="float" office:value="10">
            <text:p>10</text:p>
          </table:table-cell>
          <table:table-cell table:style-name="ce23" table:formula="of:=SUM([.V56:.Z56])/5*0.8+11/12*20*0.2" office:value-type="float" office:value="15.6666666666667">
            <text:p>15.7</text:p>
          </table:table-cell>
          <table:table-cell table:number-columns-repeated="2" table:style-name="ce20"/>
          <table:table-cell table:style-name="ce20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3" office:value-type="string">
            <text:p>CHIRINOS SANCHEZ, MARIA MARGARETH</text:p>
          </table:table-cell>
          <table:table-cell table:style-name="ce13" office:value-type="string">
            <text:p>mchirinoss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8">
            <text:p>18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16">
            <text:p>16</text:p>
          </table:table-cell>
          <table:table-cell table:style-name="ce23" table:formula="of:=SUM([.V57:.Z57])/5*0.8+12/12*20*0.2" office:value-type="float" office:value="18.72">
            <text:p>18.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9">
            <text:p>9</text:p>
          </table:table-cell>
          <table:table-cell table:style-name="ce13" office:value-type="string">
            <text:p>CHOQUENEIRA CCASA, PAULINA MIRIAM</text:p>
          </table:table-cell>
          <table:table-cell table:style-name="ce13" office:value-type="string">
            <text:p>pchoqueneira</text:p>
          </table:table-cell>
          <table:table-cell table:style-name="ce13" office:value-type="string">
            <text:p>VPS</text:p>
          </table:table-cell>
          <table:table-cell table:number-columns-repeated="3"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 table:number-columns-repeated="2"/>
          <table:table-cell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2" table:style-name="ce17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8">
            <text:p>18</text:p>
          </table:table-cell>
          <table:table-cell table:style-name="ce14" office:value-type="float" office:value="17">
            <text:p>17</text:p>
          </table:table-cell>
          <table:table-cell table:number-columns-repeated="2" table:style-name="ce14" office:value-type="float" office:value="18">
            <text:p>18</text:p>
          </table:table-cell>
          <table:table-cell table:style-name="ce20" office:value-type="float" office:value="15">
            <text:p>15</text:p>
          </table:table-cell>
          <table:table-cell table:style-name="ce23" table:formula="of:=SUM([.V58:.Z58])/5*0.8+7/12*20*0.2" office:value-type="float" office:value="16.0933333333333">
            <text:p>16.1</text:p>
          </table:table-cell>
          <table:table-cell table:number-columns-repeated="2" table:style-name="ce20" office:value-type="float" office:value="15">
            <text:p>15</text:p>
          </table:table-cell>
          <table:table-cell table:style-name="ce20" office:value-type="float" office:value="12">
            <text:p>12</text:p>
          </table:table-cell>
          <table:table-cell table:number-columns-repeated="994"/>
        </table:table-row>
        <table:table-row table:style-name="ro1">
          <table:table-cell table:style-name="ce12" office:value-type="float" office:value="10">
            <text:p>10</text:p>
          </table:table-cell>
          <table:table-cell table:style-name="ce13" office:value-type="string">
            <text:p>CUENCA GUTIERREZ, JOSE LUIS</text:p>
          </table:table-cell>
          <table:table-cell table:style-name="ce13" office:value-type="string">
            <text:p>jcuenca</text:p>
          </table:table-cell>
          <table:table-cell table:style-name="ce13" office:value-type="string">
            <text:p>VPS</text:p>
          </table:table-cell>
          <table:table-cell table:number-columns-repeated="3" table:style-name="ce13" office:value-type="string">
            <text:p>P</text:p>
          </table:table-cell>
          <table:table-cell table:style-name="ce14"/>
          <table:table-cell table:number-columns-repeated="4" table:style-name="ce13" office:value-type="string">
            <text:p>P</text:p>
          </table:table-cell>
          <table:table-cell table:style-name="ce14"/>
          <table:table-cell table:number-columns-repeated="2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17"/>
          <table:table-cell table:number-columns-repeated="2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8">
            <text:p>18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20"/>
          <table:table-cell table:style-name="ce23" table:formula="of:=SUM([.V59:.Z59])/5*0.8+10/12*20*0.2" office:value-type="float" office:value="13.4133333333333">
            <text:p>13.4</text:p>
          </table:table-cell>
          <table:table-cell table:style-name="ce20"/>
          <table:table-cell table:style-name="ce20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number-columns-repeated="994"/>
        </table:table-row>
        <table:table-row table:style-name="ro1">
          <table:table-cell table:style-name="ce12" office:value-type="float" office:value="11">
            <text:p>11</text:p>
          </table:table-cell>
          <table:table-cell table:style-name="ce13" office:value-type="string">
            <text:p>DEL CASTILLO, MONTOYA, CHRISTOPHER BRAD</text:p>
          </table:table-cell>
          <table:table-cell table:style-name="ce13" office:value-type="string">
            <text:p>cdelcastillo</text:p>
          </table:table-cell>
          <table:table-cell table:style-name="ce14"/>
          <table:table-cell table:number-columns-repeated="3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7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17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60:.Z60])/5*0.8+11/12*20*0.2" office:value-type="float" office:value="9.90666666666667">
            <text:p>9.9</text:p>
          </table:table-cell>
          <table:table-cell table:style-name="ce20" office:value-type="float" office:value="14">
            <text:p>14</text:p>
          </table:table-cell>
          <table:table-cell table:style-name="ce20"/>
          <table:table-cell table:style-name="ce20" office:value-type="float" office:value="5">
            <text:p>5</text:p>
          </table:table-cell>
          <table:table-cell table:number-columns-repeated="994"/>
        </table:table-row>
        <table:table-row table:style-name="ro1">
          <table:table-cell table:style-name="ce12" office:value-type="float" office:value="12">
            <text:p>12</text:p>
          </table:table-cell>
          <table:table-cell table:style-name="ce13" office:value-type="string">
            <text:p>FLORES SALAMANCA, JONATAN</text:p>
          </table:table-cell>
          <table:table-cell table:style-name="ce13" office:value-type="string">
            <text:p>jfloressal</text:p>
          </table:table-cell>
          <table:table-cell table:style-name="ce14" table:number-columns-repeated="5"/>
          <table:table-cell table:style-name="ce13" office:value-type="string">
            <text:p>P</text:p>
          </table:table-cell>
          <table:table-cell table:style-name="ce14"/>
          <table:table-cell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3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17" table:number-columns-repeated="5"/>
          <table:table-cell table:style-name="ce14" office:value-type="float" office:value="10">
            <text:p>10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8">
            <text:p>8</text:p>
          </table:table-cell>
          <table:table-cell table:style-name="ce20"/>
          <table:table-cell table:style-name="ce23" table:formula="of:=SUM([.V61:.Z61])/5*0.8+6/12*20*0.2" office:value-type="float" office:value="8.24">
            <text:p>8.2</text:p>
          </table:table-cell>
          <table:table-cell table:number-columns-repeated="2" table:style-name="ce20"/>
          <table:table-cell table:style-name="ce20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12" office:value-type="float" office:value="13">
            <text:p>13</text:p>
          </table:table-cell>
          <table:table-cell table:style-name="ce13" office:value-type="string">
            <text:p>GARCIA PUMA, AYRTON</text:p>
          </table:table-cell>
          <table:table-cell table:style-name="ce13" office:value-type="string">
            <text:p>agarciapu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/>
          <table:table-cell table:style-name="ce17"/>
          <table:table-cell table:number-columns-repeated="2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7">
            <text:p>17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8">
            <text:p>18</text:p>
          </table:table-cell>
          <table:table-cell table:style-name="ce20" office:value-type="float" office:value="15">
            <text:p>15</text:p>
          </table:table-cell>
          <table:table-cell table:style-name="ce23" table:formula="of:=SUM([.V62:.Z62])/5*0.8+11/12*20*0.2" office:value-type="float" office:value="17.5866666666667">
            <text:p>17.6</text:p>
          </table:table-cell>
          <table:table-cell table:number-columns-repeated="2" table:style-name="ce20"/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2" office:value-type="float" office:value="14">
            <text:p>14</text:p>
          </table:table-cell>
          <table:table-cell table:style-name="ce13" office:value-type="string">
            <text:p>HUARCAYA ZAPANA, BRENDA ALISSON</text:p>
          </table:table-cell>
          <table:table-cell table:style-name="ce13" office:value-type="string">
            <text:p>bhuarcaya</text:p>
          </table:table-cell>
          <table:table-cell table:style-name="ce13" office:value-type="string">
            <text:p>VPS</text:p>
          </table:table-cell>
          <table:table-cell table:number-columns-repeated="3" table:style-name="ce13" office:value-type="string">
            <text:p>P</text:p>
          </table:table-cell>
          <table:table-cell table:style-name="ce14"/>
          <table:table-cell table:number-columns-repeated="6" table:style-name="ce13" office:value-type="string">
            <text:p>P</text:p>
          </table:table-cell>
          <table:table-cell table:style-name="ce14"/>
          <table:table-cell table:number-columns-repeated="4"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7">
            <text:p>17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63:.Z63])/5*0.8+10/12*20*0.2" office:value-type="float" office:value="10.3733333333333">
            <text:p>10.4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15">
            <text:p>15</text:p>
          </table:table-cell>
          <table:table-cell table:style-name="ce13" office:value-type="string">
            <text:p>ONQUE GARATE, SOFIA SAIR</text:p>
          </table:table-cell>
          <table:table-cell table:style-name="ce13" office:value-type="string">
            <text:p>sonque</text:p>
          </table:table-cell>
          <table:table-cell table:style-name="ce13" office:value-type="string">
            <text:p>VPS</text:p>
          </table:table-cell>
          <table:table-cell table:number-columns-repeated="3" table:style-name="ce13" office:value-type="string">
            <text:p>P</text:p>
          </table:table-cell>
          <table:table-cell table:style-name="ce14"/>
          <table:table-cell table:number-columns-repeated="7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7">
            <text:p>17</text:p>
          </table:table-cell>
          <table:table-cell table:style-name="ce20"/>
          <table:table-cell table:style-name="ce23" table:formula="of:=SUM([.V64:.Z64])/5*0.8+11/12*20*0.2" office:value-type="float" office:value="14.8666666666667">
            <text:p>14.9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13" office:value-type="string">
            <text:p>ORDOÑEZ CCORICCAZA, JUAN CARLOS</text:p>
          </table:table-cell>
          <table:table-cell table:style-name="ce13" office:value-type="string">
            <text:p>jordonezcc</text:p>
          </table:table-cell>
          <table:table-cell table:style-name="ce13" office:value-type="string">
            <text:p>VPS</text:p>
          </table:table-cell>
          <table:table-cell table:number-columns-repeated="11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2">
            <text:p>12</text:p>
          </table:table-cell>
          <table:table-cell table:style-name="ce14" office:value-type="float" office:value="14">
            <text:p>14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table:formula="of:=SUM([.V65:.Z65])/5*0.8+11/12*20*0.2" office:value-type="float" office:value="17.4266666666667">
            <text:p>17.4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5">
            <text:p>15</text:p>
          </table:table-cell>
          <table:table-cell table:number-columns-repeated="994"/>
        </table:table-row>
        <table:table-row table:style-name="ro1">
          <table:table-cell table:style-name="ce12" office:value-type="float" office:value="17">
            <text:p>17</text:p>
          </table:table-cell>
          <table:table-cell table:style-name="ce13" office:value-type="string">
            <text:p>RAMOS TICONA, GILBERT</text:p>
          </table:table-cell>
          <table:table-cell table:style-name="ce13" office:value-type="string">
            <text:p>gramosti</text:p>
          </table:table-cell>
          <table:table-cell table:style-name="ce14"/>
          <table:table-cell table:number-columns-repeated="7" table:style-name="ce13" office:value-type="string">
            <text:p>P</text:p>
          </table:table-cell>
          <table:table-cell table:style-name="ce14"/>
          <table:table-cell table:number-columns-repeated="2" table:style-name="ce13" office:value-type="string">
            <text:p>P</text:p>
          </table:table-cell>
          <table:table-cell table:style-name="ce14" office:value-type="string">
            <text:p>P</text:p>
          </table:table-cell>
          <table:table-cell table:number-columns-repeated="2" table:style-name="ce17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5">
            <text:p>5</text:p>
          </table:table-cell>
          <table:table-cell table:style-name="ce20"/>
          <table:table-cell table:style-name="ce23" table:formula="of:=SUM([.V66:.Z66])/5*0.8+10/12*20*0.2" office:value-type="float" office:value="9.57333333333333">
            <text:p>9.6</text:p>
          </table:table-cell>
          <table:table-cell table:style-name="ce20"/>
          <table:table-cell table:style-name="ce20" office:value-type="float" office:value="12">
            <text:p>12</text:p>
          </table:table-cell>
          <table:table-cell table:style-name="ce20" office:value-type="float" office:value="5">
            <text:p>5</text:p>
          </table:table-cell>
          <table:table-cell table:number-columns-repeated="994"/>
        </table:table-row>
        <table:table-row table:style-name="ro1">
          <table:table-cell table:style-name="ce12" office:value-type="float" office:value="18">
            <text:p>18</text:p>
          </table:table-cell>
          <table:table-cell table:style-name="ce13" office:value-type="string">
            <text:p>ROJAS CARHUAS, FATIMA GIGI</text:p>
          </table:table-cell>
          <table:table-cell table:style-name="ce13" office:value-type="string">
            <text:p>frojasca</text:p>
          </table:table-cell>
          <table:table-cell table:style-name="ce13" office:value-type="string">
            <text:p>VPS</text:p>
          </table:table-cell>
          <table:table-cell table:number-columns-repeated="2" table:style-name="ce13" office:value-type="string">
            <text:p>P</text:p>
          </table:table-cell>
          <table:table-cell table:style-name="ce14" table:number-columns-repeated="2"/>
          <table:table-cell table:number-columns-repeated="3" table:style-name="ce13" office:value-type="string">
            <text:p>P</text:p>
          </table:table-cell>
          <table:table-cell table:style-name="ce14" table:number-columns-repeated="2"/>
          <table:table-cell table:number-columns-repeated="2" table:style-name="ce13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17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2"/>
          <table:table-cell table:number-columns-repeated="2" table:style-name="ce14" office:value-type="float" office:value="18">
            <text:p>18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5">
            <text:p>15</text:p>
          </table:table-cell>
          <table:table-cell table:style-name="ce20" office:value-type="float" office:value="12">
            <text:p>12</text:p>
          </table:table-cell>
          <table:table-cell table:style-name="ce23" table:formula="of:=SUM([.V67:.Z67])/5*0.8+8/12*20*0.2" office:value-type="float" office:value="15.9466666666667">
            <text:p>15.9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12">
            <text:p>12</text:p>
          </table:table-cell>
          <table:table-cell table:number-columns-repeated="994"/>
        </table:table-row>
        <table:table-row table:style-name="ro1">
          <table:table-cell table:style-name="ce12" office:value-type="float" office:value="19">
            <text:p>19</text:p>
          </table:table-cell>
          <table:table-cell table:style-name="ce13" office:value-type="string">
            <text:p>SILVA TORRES, RICARDO PAUL</text:p>
          </table:table-cell>
          <table:table-cell table:style-name="ce13" office:value-type="string">
            <text:p>rsilvato</text:p>
          </table:table-cell>
          <table:table-cell table:style-name="ce14" table:number-columns-repeated="2"/>
          <table:table-cell table:number-columns-repeated="2" table:style-name="ce13" office:value-type="string">
            <text:p>P</text:p>
          </table:table-cell>
          <table:table-cell table:style-name="ce14" table:number-columns-repeated="8"/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4"/>
          <table:table-cell table:number-columns-repeated="2" table:style-name="ce14" office:value-type="float" office:value="5">
            <text:p>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/>
          <table:table-cell table:style-name="ce23" table:formula="of:=SUM([.V68:.Z68])/5*0.8+2/12*20*0.2" office:value-type="float" office:value="2.26666666666667">
            <text:p>2.3</text:p>
          </table:table-cell>
          <table:table-cell table:number-columns-repeated="2" table:style-name="ce20"/>
          <table:table-cell table:style-name="ce20" office:value-type="float" office:value="12">
            <text:p>12</text:p>
          </table:table-cell>
          <table:table-cell table:number-columns-repeated="994"/>
        </table:table-row>
        <table:table-row table:style-name="ro1">
          <table:table-cell table:style-name="ce12" office:value-type="float" office:value="20">
            <text:p>20</text:p>
          </table:table-cell>
          <table:table-cell table:style-name="ce13" office:value-type="string">
            <text:p>TORRES AROQUIPA, KARLO</text:p>
          </table:table-cell>
          <table:table-cell table:style-name="ce13" office:value-type="string">
            <text:p>ktorresaro</text:p>
          </table:table-cell>
          <table:table-cell table:style-name="ce13" office:value-type="string">
            <text:p>VPS</text:p>
          </table:table-cell>
          <table:table-cell table:number-columns-repeated="9" table:style-name="ce13" office:value-type="string">
            <text:p>P</text:p>
          </table:table-cell>
          <table:table-cell table:style-name="ce14" table:number-columns-repeated="2"/>
          <table:table-cell table:style-name="ce17" office:value-type="string">
            <text:p>P</text:p>
          </table:table-cell>
          <table:table-cell table:style-name="ce17"/>
          <table:table-cell table:style-name="ce17" office:value-type="string">
            <text:p>P</text:p>
          </table:table-cell>
          <table:table-cell table:style-name="ce17" table:number-columns-repeated="3"/>
          <table:table-cell table:number-columns-repeated="2" table:style-name="ce14" office:value-type="float" office:value="16">
            <text:p>16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6">
            <text:p>16</text:p>
          </table:table-cell>
          <table:table-cell table:style-name="ce20"/>
          <table:table-cell table:style-name="ce23" table:formula="of:=SUM([.V69:.Z69])/5*0.8+9/12*20*0.2" office:value-type="float" office:value="13.88">
            <text:p>13.9</text:p>
          </table:table-cell>
          <table:table-cell table:number-columns-repeated="2" table:style-name="ce20"/>
          <table:table-cell table:style-name="ce20" office:value-type="float" office:value="9">
            <text:p>9</text:p>
          </table:table-cell>
          <table:table-cell table:number-columns-repeated="994"/>
        </table:table-row>
        <table:table-row table:style-name="ro1">
          <table:table-cell table:style-name="ce12" office:value-type="float" office:value="21">
            <text:p>21</text:p>
          </table:table-cell>
          <table:table-cell table:style-name="ce13" office:value-type="string">
            <text:p>ZEVALLOS APAZA, ANGEL ALEXIS</text:p>
          </table:table-cell>
          <table:table-cell table:style-name="ce13" office:value-type="string">
            <text:p>azevallosa</text:p>
          </table:table-cell>
          <table:table-cell table:style-name="ce13" office:value-type="string">
            <text:p>VPS</text:p>
          </table:table-cell>
          <table:table-cell table:number-columns-repeated="10" table:style-name="ce13" office:value-type="string">
            <text:p>P</text:p>
          </table:table-cell>
          <table:table-cell table:style-name="ce14"/>
          <table:table-cell table:style-name="ce17" office:value-type="string">
            <text:p>T</text:p>
          </table:table-cell>
          <table:table-cell table:number-columns-repeated="3" table:style-name="ce17" office:value-type="string">
            <text:p>P</text:p>
          </table:table-cell>
          <table:table-cell table:style-name="ce17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3">
            <text:p>13</text:p>
          </table:table-cell>
          <table:table-cell table:style-name="ce20"/>
          <table:table-cell table:style-name="ce23" table:formula="of:=SUM([.V70:.Z70])/5*0.8+11/12*20*0.2" office:value-type="float" office:value="12.4666666666667">
            <text:p>12.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8">
            <text:p>8</text:p>
          </table:table-cell>
          <table:table-cell table:number-columns-repeated="994"/>
        </table:table-row>
        <table:table-row table:style-name="ro1">
          <table:table-cell table:style-name="ce10"/>
          <table:table-cell table:style-name="ce2" table:number-columns-repeated="14"/>
          <table:table-cell table:style-name="ce15" table:number-columns-repeated="6"/>
          <table:table-cell table:style-name="ce2" table:number-columns-repeated="4"/>
          <table:table-cell table:number-columns-repeated="3"/>
          <table:table-cell office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10"/>
          <table:table-cell table:style-name="ce2" table:number-columns-repeated="14"/>
          <table:table-cell table:style-name="ce15" table:number-columns-repeated="6"/>
          <table:table-cell table:style-name="ce2" table:number-columns-repeated="4"/>
          <table:table-cell table:number-columns-repeated="999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LABS.B50:LABS.AA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8107P0" style:volatile="true" number:language="es" number:country="PE">
      <number:text>S/. </number:text>
      <number:number number:decimal-places="0" number:min-integer-digits="1" number:grouping="true"/>
    </number:number-style>
    <number:number-style style:name="N8107" number:language="es" number:country="PE">
      <number:text>S/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s" number:country="PE">
      <number:text>S/. </number:text>
      <number:number number:decimal-places="0" number:min-integer-digits="1" number:grouping="true"/>
    </number:number-style>
    <number:number-style style:name="N8108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s" number:country="PE">
      <number:text>S/. </number:text>
      <number:number number:decimal-places="2" number:min-integer-digits="1" number:grouping="true"/>
    </number:number-style>
    <number:number-style style:name="N8110" number:language="es" number:country="PE">
      <number:text>S/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s" number:country="PE">
      <number:text>S/. </number:text>
      <number:number number:decimal-places="2" number:min-integer-digits="1" number:grouping="true"/>
    </number:number-style>
    <number:number-style style:name="N8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PE">
      <number:day number:style="long"/>
      <number:text>-</number:text>
      <number:month number:textual="true"/>
    </number:date-style>
    <number:date-style style:name="N8114" number:language="es" number:country="PE">
      <number:month number:textual="true"/>
      <number:text>-</number:text>
      <number:year/>
    </number:date-style>
    <number:date-style style:name="N8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PE">
      <number:number number:decimal-places="0" number:min-integer-digits="1" number:grouping="true"/>
    </number:number-style>
    <number:number-style style:name="N8116" number:language="es" number:country="P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PE">
      <number:number number:decimal-places="0" number:min-integer-digits="1" number:grouping="true"/>
    </number:number-style>
    <number:number-style style:name="N8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PE">
      <number:number number:decimal-places="2" number:min-integer-digits="1" number:grouping="true"/>
    </number:number-style>
    <number:number-style style:name="N8118" number:language="es" number:country="P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PE">
      <number:number number:decimal-places="2" number:min-integer-digits="1" number:grouping="true"/>
    </number:number-style>
    <number:number-style style:name="N8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PE">
      <number:number number:decimal-places="0" number:min-integer-digits="1" number:grouping="true"/>
      <number:text> </number:text>
    </number:number-style>
    <number:number-style style:name="N8123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PE">
      <number:text> - </number:text>
    </number:number-style>
    <number:text-style style:name="N8123" number:language="es" number:country="P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8127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8127P2" style:volatile="true" number:language="es" number:country="PE">
      <number:text> S/. - </number:text>
    </number:number-style>
    <number:text-style style:name="N8127" number:language="es" number:country="P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PE">
      <number:number number:decimal-places="2" number:min-integer-digits="1" number:grouping="true"/>
      <number:text> </number:text>
    </number:number-style>
    <number:number-style style:name="N8131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8131" number:language="es" number:country="P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8135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8135" number:language="es" number:country="P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PE">
      <number:minutes number:style="long"/>
      <number:text>:</number:text>
      <number:seconds number:style="long"/>
    </number:time-style>
    <number:time-style style:name="N8137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PE">
      <number:minutes number:style="long"/>
      <number:text>:</number:text>
      <number:seconds number:style="long" number:decimal-places="1"/>
    </number:time-style>
    <number:number-style style:name="N8139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28/12/2019</text:date>, <text:time>08:42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de_20_exportación" style:display-name="PageStyle_Resumen de expor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BS" style:display-name="PageStyle_LABS" style:page-layout-name="Mpm4">
      <style:header>
        <text:p><text:span text:style-name="MT1">LABS</text:span></text:p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TEO" style:display-name="PageStyle_TEO" style:page-layout-name="Mpm4">
      <style:header>
        <text:p><text:span text:style-name="MT1">TEO</text:span></text:p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Hoja3" style:display-name="PageStyle_Hoja3" style:page-layout-name="Mpm4">
      <style:header>
        <text:p><text:span text:style-name="MT1">Hoja3</text:span></text:p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8T08:42:35</dc:date>
    <dc:creator>Carlo Jose Luis Corrales Delgado</dc:creator>
    <meta:generator>OpenOffice/4.1.3$Unix OpenOffice.org_project/413m1$Build-9783</meta:generator>
    <meta:editing-duration>P51DT2H19M14S</meta:editing-duration>
    <meta:editing-cycles>112</meta:editing-cycles>
    <meta:document-statistic meta:table-count="2" meta:cell-count="2866" meta:object-count="0"/>
  </office:meta>
</office:document-meta>
</file>